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Pictures/2000000D000000DD000000DD3F0040E4.svm"/>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rdf+xml" manifest:full-path="Object 7/manifest.rdf"/>
  <manifest:file-entry manifest:media-type="text/xml" manifest:full-path="Object 7/styles.xml"/>
  <manifest:file-entry manifest:media-type="application/vnd.oasis.opendocument.spreadsheet"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rdf+xml" manifest:full-path="Object 8/manifest.rdf"/>
  <manifest:file-entry manifest:media-type="text/xml" manifest:full-path="Object 8/styles.xml"/>
  <manifest:file-entry manifest:media-type="application/vnd.oasis.opendocument.spreadsheet"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 manifest:full-path="ObjectReplacements/Object 6"/>
  <manifest:file-entry manifest:media-type="application/x-openoffice-gdimetafile;windows_formatname=&quot;GDIMetaFile&quot;" manifest:full-path="ObjectReplacements/Object 36"/>
  <manifest:file-entry manifest:media-type=""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settings.xml"/>
  <manifest:file-entry manifest:media-type="image/png" manifest:full-path="Thumbnails/thumbnail.png"/>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3.023cm" style:rel-column-width="11654*"/>
    </style:style>
    <style:style style:name="Tabela1.B" style:family="table-column">
      <style:table-column-properties style:column-width="2.642cm" style:rel-column-width="10185*"/>
    </style:style>
    <style:style style:name="Tabela1.C" style:family="table-column">
      <style:table-column-properties style:column-width="2.833cm" style:rel-column-width="10920*"/>
    </style:style>
    <style:style style:name="Tabela1.D" style:family="table-column">
      <style:table-column-properties style:column-width="2.835cm" style:rel-column-width="10927*"/>
    </style:style>
    <style:style style:name="Tabela1.F" style:family="table-column">
      <style:table-column-properties style:column-width="2.835cm" style:rel-column-width="10929*"/>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B1" style:family="table-cell">
      <style:table-cell-properties fo:padding="0.097cm" fo:border-left="0.002cm solid #000000" fo:border-right="none" fo:border-top="0.002cm solid #000000" fo:border-bottom="0.002cm solid #000000"/>
    </style:style>
    <style:style style:name="Tabela1.F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F2" style:family="table-cell">
      <style:table-cell-properties style:vertical-align="middle" fo:padding="0.097cm" fo:border-left="0.002cm solid #000000" fo:border-right="0.002cm solid #000000" fo:border-top="none" fo:border-bottom="0.002cm solid #000000"/>
    </style:style>
    <style:style style:name="Tabela1.A3" style:family="table-cell">
      <style:table-cell-properties fo:padding="0.097cm" fo:border-left="0.002cm solid #000000" fo:border-right="none" fo:border-top="none" fo:border-bottom="0.002cm solid #000000"/>
    </style:style>
    <style:style style:name="Tabela1.F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Times New Roman"/>
    </style:style>
    <style:style style:name="P2" style:family="paragraph" style:parent-style-name="Table_20_Contents">
      <style:text-properties style:font-name="Times New Roman" fo:font-size="10.5pt" style:font-size-asian="10.5pt" style:font-size-complex="10.5pt"/>
    </style:style>
    <style:style style:name="P3"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Times New Roman" fo:font-size="11pt" style:font-size-asian="11pt" style:font-size-complex="11pt"/>
    </style:style>
    <style:style style:name="P5" style:family="paragraph" style:parent-style-name="Table_20_Contents">
      <style:text-properties style:font-name="Times New Roman" fo:font-size="10pt" style:font-size-asian="10pt" style:font-size-complex="10pt"/>
    </style:style>
    <style:style style:name="P6" style:family="paragraph" style:parent-style-name="Table_20_Contents">
      <style:paragraph-properties fo:text-align="center" style:justify-single-word="false"/>
      <style:text-properties style:font-name="Times New Roman" fo:font-size="10pt" style:font-size-asian="10pt" style:font-size-complex="10pt"/>
    </style:style>
    <style:style style:name="P7" style:family="paragraph" style:parent-style-name="Table_20_Contents">
      <style:paragraph-properties fo:text-align="start" style:justify-single-word="false"/>
      <style:text-properties style:font-name="Times New Roman" fo:font-size="10pt" style:font-size-asian="10pt" style:font-size-complex="10pt"/>
    </style:style>
    <style:style style:name="P8" style:family="paragraph" style:parent-style-name="Table_20_Contents">
      <style:paragraph-properties fo:text-align="center" style:justify-single-word="false"/>
    </style:style>
    <style:style style:name="P9" style:family="paragraph" style:parent-style-name="Standard">
      <style:text-properties fo:font-size="11pt" style:font-size-asian="11pt" style:font-size-complex="11pt"/>
    </style:style>
    <style:style style:name="P10" style:family="paragraph" style:parent-style-name="Standard">
      <style:paragraph-properties fo:text-align="justify" style:justify-single-word="false"/>
      <style:text-properties fo:font-size="11pt" style:font-size-asian="11pt" style:font-size-complex="11pt"/>
    </style:style>
    <style:style style:name="P11" style:family="paragraph" style:parent-style-name="Standard">
      <style:text-properties fo:font-size="11pt" fo:font-weight="bold" style:font-size-asian="11pt" style:font-weight-asian="bold" style:font-size-complex="11pt" style:font-weight-complex="bold"/>
    </style:style>
    <style:style style:name="P12"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13" style:family="paragraph" style:parent-style-name="Standard">
      <style:text-properties fo:font-size="11pt" fo:font-style="italic" style:font-size-asian="11pt" style:font-style-asian="italic" style:font-size-complex="11pt" style:font-style-complex="italic"/>
    </style:style>
    <style:style style:name="P14" style:family="paragraph" style:parent-style-name="Standard">
      <style:paragraph-properties fo:text-align="justify" style:justify-single-word="false"/>
      <style:text-properties fo:font-size="11pt" fo:font-style="italic" style:font-size-asian="11pt" style:font-style-asian="italic" style:font-size-complex="11pt" style:font-style-complex="italic"/>
    </style:style>
    <style:style style:name="P15" style:family="paragraph" style:parent-style-name="Standard">
      <style:text-properties fo:font-size="11pt" fo:font-style="italic" fo:font-weight="normal"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fo:font-size="11pt" fo:font-style="normal" style:font-size-asian="11pt" style:font-style-asian="normal" style:font-size-complex="11pt" style:font-style-complex="normal"/>
    </style:style>
    <style:style style:name="P17" style:family="paragraph" style:parent-style-name="Standard">
      <style:text-properties fo:font-size="11pt" fo:font-weight="normal" style:font-size-asian="11pt" style:font-weight-asian="normal" style:font-size-complex="11pt" style:font-weight-complex="normal"/>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size="12pt" style:font-size-asian="12pt" style:font-size-complex="12pt"/>
    </style:style>
    <style:style style:name="P20" style:family="paragraph" style:parent-style-name="Standard">
      <style:text-properties fo:font-size="12pt" fo:font-weight="bold"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2" style:family="paragraph" style:parent-style-name="Standard">
      <style:text-properties style:text-position="0% 100%" fo:font-size="11pt" style:font-size-asian="11pt" style:font-size-complex="11pt"/>
    </style:style>
    <style:style style:name="P23" style:family="paragraph" style:parent-style-name="Standard">
      <style:paragraph-properties fo:text-align="justify" style:justify-single-word="false"/>
      <style:text-properties style:text-position="0% 100%" fo:font-size="11pt" style:font-size-asian="11pt" style:font-size-complex="11pt"/>
    </style:style>
    <style:style style:name="P24" style:family="paragraph" style:parent-style-name="Standard">
      <style:paragraph-properties fo:text-align="justify" style:justify-single-word="false"/>
      <style:text-properties style:font-name="Times New Roman1" fo:font-size="11pt" style:font-size-asian="11pt" style:font-size-complex="11pt"/>
    </style:style>
    <style:style style:name="P25" style:family="paragraph" style:parent-style-name="Standard">
      <style:text-properties fo:font-size="8pt" style:font-size-asian="8pt" style:font-size-complex="8pt"/>
    </style:style>
    <style:style style:name="P26" style:family="paragraph" style:parent-style-name="Standard">
      <style:text-properties fo:font-size="9pt" style:font-size-asian="9pt" style:font-size-complex="9pt"/>
    </style:style>
    <style:style style:name="P27" style:family="paragraph" style:parent-style-name="Standard" style:list-style-name="L1">
      <style:text-properties fo:font-size="11pt" style:font-size-asian="11pt" style:font-size-complex="11pt"/>
    </style:style>
    <style:style style:name="P28" style:family="paragraph" style:parent-style-name="Standard" style:list-style-name="L2">
      <style:text-properties fo:font-size="11pt" style:font-size-asian="11pt" style:font-size-complex="11pt"/>
    </style:style>
    <style:style style:name="P29" style:family="paragraph" style:parent-style-name="Standard" style:list-style-name="L3">
      <style:text-properties fo:font-size="11pt" style:font-size-asian="11pt" style:font-size-complex="11pt"/>
    </style:style>
    <style:style style:name="P30" style:family="paragraph" style:parent-style-name="Standard" style:list-style-name="L3">
      <style:paragraph-properties fo:text-align="justify" style:justify-single-word="false"/>
      <style:text-properties fo:font-size="11pt" style:font-size-asian="11pt" style:font-size-complex="11pt"/>
    </style:style>
    <style:style style:name="P31" style:family="paragraph" style:parent-style-name="Standard" style:list-style-name="L4">
      <style:text-properties fo:font-size="11pt" style:font-size-asian="11pt" style:font-size-complex="11pt"/>
    </style:style>
    <style:style style:name="P32" style:family="paragraph" style:parent-style-name="Standard" style:list-style-name="L5"/>
    <style:style style:name="T1" style:family="text">
      <style:text-properties style:text-position="sub 58%"/>
    </style:style>
    <style:style style:name="T2" style:family="text">
      <style:text-properties style:text-position="sub 58%" fo:font-size="9pt" style:font-size-asian="9pt" style:font-size-complex="9pt"/>
    </style:style>
    <style:style style:name="T3" style:family="text">
      <style:text-properties style:text-position="0% 100%"/>
    </style:style>
    <style:style style:name="T4" style:family="text">
      <style:text-properties style:text-position="0% 100%" fo:font-size="9pt" style:font-size-asian="9pt" style:font-size-complex="9pt"/>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9pt" style:font-size-asian="9pt" style:font-size-complex="9pt"/>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ormula">
      <style:graphic-properties style:run-through="foreground" style:wrap="none" style:vertical-pos="from-top" style:vertical-rel="paragraph" style:horizontal-pos="from-left" style:horizontal-rel="paragraph" draw:ole-draw-aspect="1"/>
    </style:style>
    <style:style style:name="fr6"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7" style:family="graphic" style:parent-style-name="Formula">
      <style:graphic-properties style:run-through="foreground" style:wrap="run-through" style:number-wrapped-paragraphs="no-limit" style:vertical-pos="from-top" style:vertical-rel="paragraph" style:horizontal-pos="from-left" style:horizontal-rel="paragraph" draw:ole-draw-aspect="1"/>
    </style:style>
    <style:style style:name="fr8" style:family="graphic" style:parent-style-name="Formula">
      <style:graphic-properties style:run-through="foreground" style:wrap="none" style:vertical-pos="from-top" style:vertical-rel="paragraph" style:horizontal-pos="from-left" style:horizontal-rel="paragraph-content" draw:ole-draw-aspect="1"/>
    </style:style>
    <style:style style:name="fr9" style:family="graphic" style:parent-style-name="Formula">
      <style:graphic-properties style:vertical-pos="from-top" style:horizontal-pos="from-left" style:horizontal-rel="paragraph" draw:ole-draw-aspect="1"/>
    </style:style>
    <style:style style:name="fr10"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a1" table:style-name="Tabela1">
        <table:table-column table:style-name="Tabela1.A"/>
        <table:table-column table:style-name="Tabela1.B"/>
        <table:table-column table:style-name="Tabela1.C"/>
        <table:table-column table:style-name="Tabela1.D"/>
        <table:table-column table:style-name="Tabela1.C"/>
        <table:table-column table:style-name="Tabela1.F"/>
        <table:table-row>
          <table:table-cell table:style-name="Tabela1.A1" office:value-type="string">
            <text:p text:style-name="P1">Wydział FiIS</text:p>
          </table:table-cell>
          <table:table-cell table:style-name="Tabela1.B1" table:number-columns-spanned="2" office:value-type="string">
            <text:p text:style-name="P2">1. Mikołaj Gralczyk</text:p>
            <text:p text:style-name="P2">2. Karolina Nowosad</text:p>
          </table:table-cell>
          <table:covered-table-cell/>
          <table:table-cell table:style-name="Tabela1.A1" office:value-type="string">
            <text:p text:style-name="P1">Rok III</text:p>
          </table:table-cell>
          <table:table-cell table:style-name="Tabela1.A1" office:value-type="string">
            <text:p text:style-name="P1">Grupa VII</text:p>
          </table:table-cell>
          <table:table-cell table:style-name="Tabela1.F1" office:value-type="string">
            <text:p text:style-name="P1">Zespół III</text:p>
          </table:table-cell>
        </table:table-row>
        <table:table-row>
          <table:table-cell table:style-name="Tabela1.A2" office:value-type="string">
            <text:p text:style-name="P3">Pracownia Izotopowa WFiIS</text:p>
          </table:table-cell>
          <table:table-cell table:style-name="Tabela1.A2" table:number-columns-spanned="4" office:value-type="string">
            <text:p text:style-name="P8">Temat: Kinetyka wymiany izotopowej w układzie homogenicznym. </text:p>
          </table:table-cell>
          <table:covered-table-cell/>
          <table:covered-table-cell/>
          <table:covered-table-cell/>
          <table:table-cell table:style-name="Tabela1.F2" office:value-type="string">
            <text:p text:style-name="P1">Nr ćwiczenia </text:p>
            <text:p text:style-name="P1">11</text:p>
          </table:table-cell>
        </table:table-row>
        <table:table-row>
          <table:table-cell table:style-name="Tabela1.A3" office:value-type="string">
            <text:p text:style-name="P5">Data wykonania</text:p>
            <text:p text:style-name="P4">06.05.2015</text:p>
          </table:table-cell>
          <table:table-cell table:style-name="Tabela1.A3" office:value-type="string">
            <text:p text:style-name="P5">Data oddania</text:p>
            <text:p text:style-name="P4">22.06.2015</text:p>
          </table:table-cell>
          <table:table-cell table:style-name="Tabela1.A3" office:value-type="string">
            <text:p text:style-name="P5">Zwrot do popr.</text:p>
          </table:table-cell>
          <table:table-cell table:style-name="Tabela1.A3" office:value-type="string">
            <text:p text:style-name="P6">Data oddania</text:p>
          </table:table-cell>
          <table:table-cell table:style-name="Tabela1.A3" office:value-type="string">
            <text:p text:style-name="P6">Data zaliczenia</text:p>
          </table:table-cell>
          <table:table-cell table:style-name="Tabela1.F3" office:value-type="string">
            <text:p text:style-name="P7">OCENA</text:p>
          </table:table-cell>
        </table:table-row>
      </table:table>
      <text:p text:style-name="Standard"/>
      <text:p text:style-name="P18">0. Cel ćwiczenia</text:p>
      <text:p text:style-name="P9"/>
      <text:p text:style-name="P9">Zapoznanie się z metodą izotopową wykorzystywaną do badania kinetyki wymiany izotopowej w układzie <text:span text:style-name="T3">homogenicznym i jej mechanizmami.</text:span></text:p>
      <text:p text:style-name="P22"/>
      <text:p text:style-name="P18">1. Wstęp teoretyczny</text:p>
      <text:p text:style-name="P9"/>
      <text:p text:style-name="P9"><text:span text:style-name="T6">Reakcja wymiany izotopowej</text:span>, to taka reakcja chemiczna, w czasie której izotopowe atomy określonego pierwiastka zamieniają się miejscami pomiędzy dwiema lub więcej cząsteczkami,w których występuje ten pierwiastek.</text:p>
      <text:p text:style-name="P9"><draw:frame draw:style-name="fr1" draw:name="Obiekt1" text:anchor-type="paragraph" svg:x="2.847cm" svg:y="0cm" svg:width="4.392cm" svg:height="0.527cm" draw:z-index="0"><draw:object xlink:href="./Object 1" xlink:type="simple" xlink:show="embed" xlink:actuate="onLoad"/><draw:image xlink:href="./ObjectReplacements/Object 1" xlink:type="simple" xlink:show="embed" xlink:actuate="onLoad"/></draw:frame><text:tab/><text:tab/><text:tab/> <text:s text:c="2"/>(1)<text:tab/> <text:s text:c="8"/>,gdzie X i X' są izotopami danego pierwiastka.</text:p>
      <text:p text:style-name="P9"/>
      <text:p text:style-name="P9">Gdy cząsteczki, pomiędzy którymi zachodzi wymiana znajdują się w różnych fazach mamy do czynienia z wymianą w<text:span text:style-name="T6"> układzie heterogenicznym</text:span>, gdy w tych samych - z wymianą w <text:span text:style-name="T6">układzie homogenicznym</text:span>. </text:p>
      <text:p text:style-name="P9"/>
      <text:p text:style-name="P9">Wymiana izotopowa nie prowadzi do zwykłych, chemicznych zmian układu. W idealnej wymianie izotopowej zakłada się chemiczną identyczność wszystkich izotopów wymieniającego się pierwiastka. Wobec tego istnieje potrzeba uzasadnienia termodynamicznych przyczyn tego procesu. Każdy samorzutnie biegnący proces prowadzi do zmniejszenia entalpii swobodnej układu: </text:p>
      <text:p text:style-name="P9"/>
      <text:p text:style-name="P9"><draw:frame draw:style-name="fr1" draw:name="Obiekt2" text:anchor-type="paragraph" svg:x="3.455cm" svg:y="0.021cm" svg:width="3.251cm" svg:height="0.467cm" draw:z-index="1"><draw:object xlink:href="./Object 2" xlink:type="simple" xlink:show="embed" xlink:actuate="onLoad"/><draw:image xlink:href="./ObjectReplacements/Object 2" xlink:type="simple" xlink:show="embed" xlink:actuate="onLoad"/></draw:frame><text:tab/><text:tab/><text:tab/>(2)<text:tab/><text:tab/>,gdzie <text:tab/>G – entalpia swobodna </text:p>
      <text:p text:style-name="P9"><text:tab/><text:tab/><text:tab/><text:tab/><text:tab/><text:tab/>H – entalpia </text:p>
      <text:p text:style-name="P9"><text:tab/><text:tab/><text:tab/><text:tab/><text:tab/><text:tab/><text:tab/><text:tab/><text:tab/>S – entropia </text:p>
      <text:p text:style-name="P9"><text:tab/><text:tab/><text:tab/><text:tab/><text:tab/><text:tab/><text:tab/><text:tab/><text:tab/>T – temperatura </text:p>
      <text:p text:style-name="P9"/>
      <text:p text:style-name="P9"><draw:frame draw:style-name="fr1" draw:name="Obiekt3" text:anchor-type="paragraph" svg:x="3.72cm" svg:y="0.803cm" svg:width="2.533cm" svg:height="1.081cm" draw:z-index="2"><draw:object xlink:href="./Object 3" xlink:type="simple" xlink:show="embed" xlink:actuate="onLoad"/><draw:image xlink:href="./ObjectReplacements/Object 3" xlink:type="simple" xlink:show="embed" xlink:actuate="onLoad"/></draw:frame>Wyrażenie na entalpię swobodną układu dla dwóch stanów różniących się rozdziałem izotopów przyjmuje postać: </text:p>
      <text:p text:style-name="P9"><text:tab/><text:tab/><text:tab/>(3)</text:p>
      <text:p text:style-name="P9"><text:tab/><text:tab/><text:tab/>(4)</text:p>
      <text:p text:style-name="P9"/>
      <text:p text:style-name="P9">Zmiana entalpii swobodnej przy przejściu od stanu 1 do stanu 2 wyniesie: </text:p>
      <text:p text:style-name="P9"/>
      <text:p text:style-name="P9"><draw:frame draw:style-name="fr1" draw:name="Obiekt4" text:anchor-type="paragraph" svg:x="2.477cm" svg:y="0.026cm" svg:width="5.202cm" svg:height="0.531cm" draw:z-index="3"><draw:object xlink:href="./Object 4" xlink:type="simple" xlink:show="embed" xlink:actuate="onLoad"/><draw:image xlink:href="./ObjectReplacements/Object 4" xlink:type="simple" xlink:show="embed" xlink:actuate="onLoad"/></draw:frame><text:tab/><text:tab/>(5)</text:p>
      <text:p text:style-name="P9"/>
      <text:p text:style-name="P9">Ponieważ dla reakcji wymiany izotopowej H<text:span text:style-name="T1">1</text:span> ≈ H<text:span text:style-name="T1">2</text:span> , więc<text:tab/> <draw:frame draw:style-name="fr2" draw:name="Obiekt5" text:anchor-type="as-char" svg:y="-0.377cm" svg:width="2.478cm" svg:height="0.469cm" draw:z-index="4"><draw:object xlink:href="./Object 5" xlink:type="simple" xlink:show="embed" xlink:actuate="onLoad"/><draw:image xlink:href="./ObjectReplacements/Object 5" xlink:type="simple" xlink:show="embed" xlink:actuate="onLoad"/></draw:frame><text:tab/>(6)</text:p>
      <text:p text:style-name="P9"/>
      <text:p text:style-name="P9">Samorzutność reakcji jest wynikiem tendencji układu do osiągania maksimum entropii. Przy równomiernym rozdzieleniu izotopów pomiędzy reagentami entropia jest zawsze większa, niż gdy ich rozkład jest nierównomierny dlatego ∆S &gt; 0, a więc zgodnie z równaniem (6) <text:s/>∆G &lt; 0, co warunkuje samorzutność wymiany. <text:s/></text:p>
      <text:p text:style-name="P9"/>
      <text:p text:style-name="P11">Charakterystyczne cechy wymiany izotopowej</text:p>
      <text:list xml:id="list5943419421160729482" text:style-name="L1">
        <text:list-item>
          <text:p text:style-name="P27">efekt cieplny reakcji wymiany u wszystkich pierwiastków (z wyjątkiem wodoru) jest znikomo mały,</text:p>
        </text:list-item>
        <text:list-item>
          <text:p text:style-name="P27">stała równowagi K reakcji wymiany izotopowej jest bliska jedności dla wszystkich pierwiastków z wyjątkiem wodoru i nie zależy od temperatury. Wynika to z izobary van't Hoffa,</text:p>
        </text:list-item>
        <text:list-item>
          <text:p text:style-name="P27">energia aktywacji reakcji prostej i odwrotnej są sobie równe. Efekt cieplny dowolnej reakcji <text:soft-page-break/>odwracalnej jest równy różnicy energii reakcji prostej i odwrotnej,</text:p>
        </text:list-item>
        <text:list-item>
          <text:p text:style-name="P27">stałe szybkości k reakcji prostej i odwrotnej są sobie równe,</text:p>
        </text:list-item>
        <text:list-item>
          <text:p text:style-name="P27">reakcje wymiany izotopowej nie prowadzą do zmian stężeń uczestniczących w nich związków chemicznych. </text:p>
        </text:list-item>
      </text:list>
      <text:p text:style-name="P9"/>
      <text:p text:style-name="P11">Mechanizmy reakcji wymiany izotopowej</text:p>
      <text:list xml:id="list5109201834311655122" text:style-name="L2">
        <text:list-item>
          <text:p text:style-name="P28">mechanizm dysocjacyjny, </text:p>
        </text:list-item>
        <text:list-item>
          <text:p text:style-name="P28">mechanizm asocjacyjny,</text:p>
        </text:list-item>
        <text:list-item>
          <text:p text:style-name="P28">wymiana izotopowa zachodząca w wyniku przejścia elektronów.</text:p>
        </text:list-item>
      </text:list>
      <text:p text:style-name="P9"/>
      <text:p text:style-name="P19"/>
      <text:p text:style-name="P20">2. Układ pomiarowy</text:p>
      <text:p text:style-name="P9"/>
      <text:p text:style-name="P9">W skład układu pomiarowego wchodzą:</text:p>
      <text:list xml:id="list8985790926850630030" text:style-name="L3">
        <text:list-item>
          <text:p text:style-name="P29">zestaw pomiarowy z licznikiem scyntylacyjnym,</text:p>
        </text:list-item>
        <text:list-item>
          <text:p text:style-name="P29">domek pomiarowy, </text:p>
        </text:list-item>
        <text:list-item>
          <text:p text:style-name="P29">termostat wodny, </text:p>
        </text:list-item>
        <text:list-item>
          <text:p text:style-name="P29">szkło laboratoryjne (zlewki, mieszadełka, kolumny),</text:p>
        </text:list-item>
        <text:list-item>
          <text:p text:style-name="P30">szklane i automatyczne pipety o różnych objętościach.</text:p>
        </text:list-item>
      </text:list>
      <text:p text:style-name="P9"/>
      <text:p text:style-name="P9">Odczynniki wykorzystane podczas ćwiczenia:</text:p>
      <text:list xml:id="list5963041690679544305" text:style-name="L4">
        <text:list-item>
          <text:p text:style-name="P31">roztwór NaI w alkoholu absolutnym (7g NaI/100 cm<text:span text:style-name="T5">3</text:span> alkoholu),</text:p>
        </text:list-item>
        <text:list-item>
          <text:p text:style-name="P31">roztwór Na<text:span text:style-name="T5">131</text:span>I w alkoholu absolutnym,</text:p>
        </text:list-item>
        <text:list-item>
          <text:p text:style-name="P31">jodek etylu C<text:span text:style-name="T1">2</text:span>H<text:span text:style-name="T1">5</text:span>I.</text:p>
        </text:list-item>
      </text:list>
      <text:p text:style-name="P9"/>
      <text:p text:style-name="P9"/>
      <text:p text:style-name="P20">3. Metody pomiaru</text:p>
      <text:p text:style-name="P9"/>
      <text:p text:style-name="P9">W pierwszej kolejności zmierzono tło 8 naczynek pomiarowych (wyniki zamieszczono w tabeli 1). </text:p>
      <text:p text:style-name="P9">Następnie sporządzono roztwór aktywny. Do 64 cm<text:span text:style-name="T5">3</text:span><text:span text:style-name="T3"> NaI w alkoholu absolutnym (niepewność 0,2 cm</text:span><text:span text:style-name="T5">3</text:span><text:span text:style-name="T3">) dodano kilka kropel </text:span>roztworu Na<text:span text:style-name="T5">131</text:span>I w alkoholu absolutnym i zamieszano. Pobrano próbkę do naczynka y<text:span text:style-name="T1">0</text:span><text:span text:style-name="T3">, resztę przelano do słoika i dodano 8 cm</text:span><text:span text:style-name="T5">3</text:span><text:span text:style-name="T3"> jodku etylu (niepewność 0,1 ml) i wymieszano. Włączono stoper. Z otrzymanego roztworu pobrano 15 cm</text:span><text:span text:style-name="T5">3</text:span><text:span text:style-name="T3"> (niepewność 0,5 ml) i podgrzewano (do momentu wrzenia) przez 15 minut. </text:span></text:p>
      <text:p text:style-name="P9"><text:span text:style-name="T3">Do zimnej wody w zlewkach pobierano ze słoika po 8 lub 10 cm</text:span><text:span text:style-name="T5">3</text:span><text:span text:style-name="T3"> roztworu odpowiednio po 10, 25, 40, 55, 70 minutach, każdą z osobna zamieszano. </text:span></text:p>
      <text:p text:style-name="P9"><text:span text:style-name="T3">Kolejno zlano fazę wodną do pojemnika na odpady promieniotwórcze. Jodek etylu z pozostałą fazą wodną przelano do probówek, delikatnie odciągnięto pipetą resztkę fazy wodnej, przepłukano kilkoma cm</text:span><text:span text:style-name="T5">3</text:span><text:span text:style-name="T3"> wody. W celu zabezpieczenia jodku etylu przed parowaniem dodano do niego po 1-2 cm</text:span><text:span text:style-name="T5">3</text:span><text:span text:style-name="T3"> wody. Z każdej z próbek pobrano po 0,5 cm</text:span><text:span text:style-name="T5">3</text:span><text:span text:style-name="T3"> (niepewność 10%) do naczynek pomiarowych i zmierzono częstość zliczeń.</text:span></text:p>
      <text:p text:style-name="P22">Podgrzany roztwór ostudzono i postąpiono z nim dokładnie tak samo, jak z wcześniej opisanymi próbkami pobieranymi w odstępach czasowyc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4. Wyniki pomiarów </text:p>
      <text:p text:style-name="P9"/>
      <text:p text:style-name="P11">tabela 1</text:p>
      <text:p text:style-name="P9">Zestawienie wyników pomiarów tła.</text:p>
      <text:p text:style-name="P9"><draw:frame draw:style-name="fr3" draw:name="Obiekt6" text:anchor-type="paragraph" svg:width="7.184cm" svg:height="3.66cm" draw:z-index="5"><draw:object xlink:href="./Object 6" xlink:type="simple" xlink:show="embed" xlink:actuate="onLoad"/><draw:image xlink:href="./ObjectReplacements/Object 6" xlink:type="simple" xlink:show="embed" xlink:actuate="onLoad"/></draw:frame></text:p>
      <text:p text:style-name="P9"/>
      <text:p text:style-name="P11">tabela 2</text:p>
      <text:p text:style-name="P9">Zestawienie wyników pomiaru właściwego.</text:p>
      <text:p text:style-name="P9"><draw:frame draw:style-name="fr4" draw:name="Obiekt7" text:anchor-type="paragraph" svg:x="4.909cm" svg:y="0.064cm" svg:width="7.184cm" svg:height="3.687cm" draw:z-index="6"><draw:object xlink:href="./Object 7" xlink:type="simple" xlink:show="embed" xlink:actuate="onLoad"/><draw:image xlink:href="./ObjectReplacements/Object 7" xlink:type="simple" xlink:show="embed" xlink:actuate="onLoad"/></draw:frame></text:p>
      <text:p text:style-name="P9"/>
      <text:p text:style-name="P11">tabela 3</text:p>
      <text:p text:style-name="P9">Zestawienie wyników pomiarów z wyliczonymi niepewnościami dla tła, pomiaru właściwego oraz pomiaru właściwego z uwzględnieniem tła.</text:p>
      <text:p text:style-name="P25"><draw:frame draw:style-name="fr4" draw:name="Obiekt8" text:anchor-type="paragraph" svg:x="2.215cm" svg:y="0.037cm" svg:width="12.571cm" svg:height="3.812cm" draw:z-index="7"><draw:object xlink:href="./Object 8" xlink:type="simple" xlink:show="embed" xlink:actuate="onLoad"/><draw:image xlink:href="./ObjectReplacements/Object 8" xlink:type="simple" xlink:show="embed" xlink:actuate="onLoad"/></draw:frame><text:tab/> <text:s text:c="11"/><text:span text:style-name="T8"><text:s/>N</text:span><text:span text:style-name="T2">t</text:span><text:span text:style-name="T4"> – liczba zliczeń tła</text:span></text:p>
      <text:p text:style-name="P26"><text:span text:style-name="T3"><text:tab/> <text:s text:c="11"/>N</text:span><text:span text:style-name="T1">i</text:span><text:span text:style-name="T3"> – liczba zliczeń pomiaru właściwego</text:span></text:p>
      <text:p text:style-name="P26"><text:span text:style-name="T3"><text:tab/> <text:s text:c="11"/>N</text:span><text:span text:style-name="T1">i</text:span><text:span text:style-name="T3"> - N</text:span><text:span text:style-name="T1">t</text:span><text:span text:style-name="T3"> – liczba zliczeń pomiaru właściwego z uwzględnieniem tła</text:span></text:p>
      <text:p text:style-name="P26"/>
      <text:p text:style-name="P11">tabela 4</text:p>
      <text:p text:style-name="P9"><draw:frame draw:style-name="fr4" draw:name="Obiekt9" text:anchor-type="paragraph" svg:x="3.112cm" svg:y="0.99cm" svg:width="10.777cm" svg:height="3.687cm" draw:z-index="8"><draw:object xlink:href="./Object 9" xlink:type="simple" xlink:show="embed" xlink:actuate="onLoad"/><draw:image xlink:href="./ObjectReplacements/Object 9" xlink:type="simple" xlink:show="embed" xlink:actuate="onLoad"/></draw:frame>Zestawienie wyników wyliczeń stopnia wymiany, wraz z wartościami potrzebnymi do wyrysowania wykresu.</text:p>
      <text:p text:style-name="P9"/>
      <text:p text:style-name="P9"/>
      <text:p text:style-name="P9"/>
      <text:p text:style-name="P17"/>
      <text:p text:style-name="P20"><text:soft-page-break/>5. Opracowanie wyników</text:p>
      <text:p text:style-name="P11"/>
      <text:p text:style-name="P15">Wszystkie niepewności zawarte w podpunktach punktu 5 (z wyłączeniem punktu 5.1, gdzie zostało to osobno opisane) zostały wyliczone z prawa przenoszenia niepewności.</text:p>
      <text:p text:style-name="P13"/>
      <text:p text:style-name="P13">5.1. Zależność -ln (1-F) = f(t) </text:p>
      <text:p text:style-name="P9"><draw:frame draw:style-name="fr1" draw:name="Obiekt10" text:anchor-type="paragraph" svg:x="6.883cm" svg:y="0.155cm" svg:width="1.538cm" svg:height="1.124cm" draw:z-index="39"><draw:object xlink:href="./Object 10" xlink:type="simple" xlink:show="embed" xlink:actuate="onLoad"/><draw:image xlink:href="./ObjectReplacements/Object 10" xlink:type="simple" xlink:show="embed" xlink:actuate="onLoad"/></draw:frame></text:p>
      <text:p text:style-name="P9">Stopień wymiany F wyznaczono ze wzoru (7) , natomiast jego niepewność wyznaczono z prawa przenoszenia niepewności.</text:p>
      <text:p text:style-name="P9"><draw:frame draw:style-name="fr5" draw:name="Obiekt11" text:anchor-type="paragraph" svg:x="0.069cm" svg:y="0.079cm" svg:width="13.12cm" svg:height="1.466cm" draw:z-index="38"><draw:object xlink:href="./Object 11" xlink:type="simple" xlink:show="embed" xlink:actuate="onLoad"/><draw:image xlink:href="./ObjectReplacements/Object 11" xlink:type="simple" xlink:show="embed" xlink:actuate="onLoad"/></draw:frame></text:p>
      <text:p text:style-name="P9"><draw:frame draw:style-name="fr1" draw:name="Obiekt12" text:anchor-type="paragraph" svg:x="0.095cm" svg:y="0.61cm" svg:width="8.945cm" svg:height="1.272cm" draw:z-index="9"><draw:object xlink:href="./Object 12" xlink:type="simple" xlink:show="embed" xlink:actuate="onLoad"/><draw:image xlink:href="./ObjectReplacements/Object 12" xlink:type="simple" xlink:show="embed" xlink:actuate="onLoad"/></draw:frame>Niepewność <text:s/>-ln (1-F) również wyliczono z prawa przenoszenia niepewności </text:p>
      <text:p text:style-name="P9"/>
      <text:p text:style-name="P9"/>
      <text:p text:style-name="P9"/>
      <text:p text:style-name="P9"><draw:frame draw:style-name="fr4" draw:name="Obiekt13" text:anchor-type="paragraph" svg:x="0.501cm" svg:y="0.116cm" svg:width="16cm" svg:height="8.999cm" draw:z-index="10"><draw:object xlink:href="./Object 13" xlink:type="simple" xlink:show="embed" xlink:actuate="onLoad"/><draw:image xlink:href="./ObjectReplacements/Object 13" xlink:type="simple" xlink:show="embed" xlink:actuate="onLoad"/></draw:frame><text:span text:style-name="T6">wykres 1.</text:span> Zależność -ln (1-F) od czasu wraz z dopasowaną prostą regresji.</text:p>
      <text:p text:style-name="P9"/>
      <text:p text:style-name="P10">równanie prostej regresji:<text:tab/><text:tab/> <text:span text:style-name="T6">f(t) = 0,01262t – 0,022<text:tab/><text:tab/></text:span><text:span text:style-name="T7">(8)</text:span></text:p>
      <text:p text:style-name="P10"><draw:frame draw:style-name="fr1" draw:name="Obiekt47" text:anchor-type="paragraph" svg:x="8.484cm" svg:y="0.155cm" svg:width="0.813cm" svg:height="0.831cm" draw:z-index="40"><draw:object xlink:href="./Object 47" xlink:type="simple" xlink:show="embed" xlink:actuate="onLoad"/><draw:image xlink:href="./ObjectReplacements/Object 47" xlink:type="simple" xlink:show="embed" xlink:actuate="onLoad"/></draw:frame></text:p>
      <text:p text:style-name="P10">współczynniki prostej regresji:<text:tab/><text:tab/>A = 0,01262 </text:p>
      <text:p text:style-name="P10"><text:tab/><text:tab/><text:tab/><text:tab/><text:tab/>B = 0,022</text:p>
      <text:p text:style-name="P10"><draw:frame draw:style-name="fr1" draw:name="Obiekt48" text:anchor-type="paragraph" svg:x="8.961cm" svg:y="0.125cm" svg:width="0.813cm" svg:height="0.831cm" draw:z-index="41"><draw:object xlink:href="./Object 48" xlink:type="simple" xlink:show="embed" xlink:actuate="onLoad"/><draw:image xlink:href="./ObjectReplacements/Object 48" xlink:type="simple" xlink:show="embed" xlink:actuate="onLoad"/><svg:desc>formuła</svg:desc></draw:frame></text:p>
      <text:p text:style-name="P10">niepewności współczynników:<text:tab/><text:tab/>u(A) = 0,00054 </text:p>
      <text:p text:style-name="P10"><text:tab/><text:tab/><text:tab/><text:tab/><text:tab/>u(B) = 0,024</text:p>
      <text:p text:style-name="P10"/>
      <text:p text:style-name="P10"/>
      <text:p text:style-name="P14">5.2. Stężenie a, b </text:p>
      <text:p text:style-name="P14"/>
      <text:p text:style-name="P24">Wyznaczone w punkcie 5.1. współczynniki prostej regresji wykorzystano do analizy stężeń substratów i produktów reakcji wymiany jaka zaszła w badanym roztworze. Zależność f(t) = -ln(1-F) przedstawia równanie Mc'Kaya w pełnej postaci danej wzorem (9).</text:p>
      <text:p text:style-name="P24"><draw:frame draw:style-name="fr1" draw:name="Obiekt15" text:anchor-type="paragraph" svg:x="3.981cm" svg:y="0.212cm" svg:width="3.782cm" svg:height="0.998cm" draw:z-index="25"><draw:object xlink:href="./Object 15" xlink:type="simple" xlink:show="embed" xlink:actuate="onLoad"/><draw:image xlink:href="./ObjectReplacements/Object 15" xlink:type="simple" xlink:show="embed" xlink:actuate="onLoad"/></draw:frame></text:p>
      <text:p text:style-name="P10"><text:tab/><text:tab/><text:tab/><text:tab/>(9)</text:p>
      <text:p text:style-name="P10"/>
      <text:p text:style-name="P10"><text:soft-page-break/>Przekształcając równanie do postaci (10) odczytano wartość współczynnika A (11).</text:p>
      <text:p text:style-name="P10"><draw:frame draw:style-name="fr1" draw:name="Obiekt16" text:anchor-type="paragraph" svg:x="4.408cm" svg:y="0.053cm" svg:width="3.014cm" svg:height="0.485cm" draw:z-index="26"><draw:object xlink:href="./Object 16" xlink:type="simple" xlink:show="embed" xlink:actuate="onLoad"/><draw:image xlink:href="./ObjectReplacements/Object 16" xlink:type="simple" xlink:show="embed" xlink:actuate="onLoad"/></draw:frame><text:tab/><text:tab/><text:tab/><text:tab/>(10)</text:p>
      <text:p text:style-name="P10"/>
      <text:p text:style-name="P10"><draw:frame draw:style-name="fr1" draw:name="Obiekt17" text:anchor-type="paragraph" svg:x="4.937cm" svg:y="-0.314cm" svg:width="2.069cm" svg:height="1cm" draw:z-index="27"><draw:object xlink:href="./Object 17" xlink:type="simple" xlink:show="embed" xlink:actuate="onLoad"/><draw:image xlink:href="./ObjectReplacements/Object 17" xlink:type="simple" xlink:show="embed" xlink:actuate="onLoad"/></draw:frame><text:tab/><text:tab/><text:tab/><text:tab/><text:tab/>(11)</text:p>
      <text:p text:style-name="P10"/>
      <text:p text:style-name="P10">Przekształcając dalej otrzymano wzór na szybkość wymiany r (12).</text:p>
      <text:p text:style-name="P10"><draw:frame draw:style-name="fr6" draw:name="Obiekt18" text:anchor-type="paragraph" svg:x="5.069cm" svg:y="0.118cm" svg:width="1.824cm" svg:height="1cm" draw:z-index="11"><draw:object xlink:href="./Object 18" xlink:type="simple" xlink:show="embed" xlink:actuate="onLoad"/><draw:image xlink:href="./ObjectReplacements/Object 18" xlink:type="simple" xlink:show="embed" xlink:actuate="onLoad"/></draw:frame></text:p>
      <text:p text:style-name="P10"><text:tab/><text:tab/><text:tab/><text:tab/><text:tab/>(12)</text:p>
      <text:p text:style-name="P10"/>
      <text:p text:style-name="P10"/>
      <text:p text:style-name="P10"><draw:frame draw:style-name="fr1" draw:name="Obiekt14" text:anchor-type="paragraph" svg:x="3.773cm" svg:y="0.73cm" svg:width="4.697cm" svg:height="1.154cm" draw:z-index="29"><draw:object xlink:href="./Object 14" xlink:type="simple" xlink:show="embed" xlink:actuate="onLoad"/><draw:image xlink:href="./ObjectReplacements/Object 14" xlink:type="simple" xlink:show="embed" xlink:actuate="onLoad"/></draw:frame>Wartości a i b są powiązane ze stężeniami substratów oraz produktów reakcji wymiany w następujący sposób: </text:p>
      <text:p text:style-name="P10"><text:tab/><text:tab/><text:tab/>(13)</text:p>
      <text:p text:style-name="P10"><text:tab/><text:tab/><text:tab/>(14)</text:p>
      <text:p text:style-name="P10"/>
      <text:p text:style-name="P10"><draw:frame draw:style-name="fr7" draw:name="Obiekt19" text:anchor-type="paragraph" svg:x="5.81cm" svg:y="0.367cm" svg:width="2.76cm" svg:height="1.162cm" draw:z-index="30"><draw:object xlink:href="./Object 19" xlink:type="simple" xlink:show="embed" xlink:actuate="onLoad"/><draw:image xlink:href="./ObjectReplacements/Object 19" xlink:type="simple" xlink:show="embed" xlink:actuate="onLoad"/></draw:frame></text:p>
      <text:p text:style-name="P10"/>
      <text:p text:style-name="P10">Wzór na stężenie molowe ma postać<text:tab/><text:tab/><text:tab/> (15), przy czym n jest liczbą moli substancji liczoną ze wzoru <draw:frame draw:style-name="fr2" draw:name="Obiekt20" text:anchor-type="as-char" svg:y="-0.637cm" svg:width="1.461cm" svg:height="1.014cm" draw:z-index="28"><draw:object xlink:href="./Object 20" xlink:type="simple" xlink:show="embed" xlink:actuate="onLoad"/><draw:image xlink:href="./ObjectReplacements/Object 20" xlink:type="simple" xlink:show="embed" xlink:actuate="onLoad"/></draw:frame>(16) , a V<text:span text:style-name="T1">r</text:span><text:span text:style-name="T3"> objętością w jakiej znajduje się substancja.</text:span></text:p>
      <text:p text:style-name="P10"/>
      <text:p text:style-name="P10"/>
      <text:p text:style-name="P10">Objętości poszczególnych roztworów oraz ich niepewności.</text:p>
      <text:p text:style-name="P10"><draw:frame draw:style-name="fr8" draw:name="Obiekt23" text:anchor-type="paragraph" svg:x="0.201cm" svg:y="0cm" svg:width="2.866cm" svg:height="0.63cm" draw:z-index="24"><draw:object xlink:href="./Object 23" xlink:type="simple" xlink:show="embed" xlink:actuate="onLoad"/><draw:image xlink:href="./ObjectReplacements/Object 23" xlink:type="simple" xlink:show="embed" xlink:actuate="onLoad"/></draw:frame><draw:frame draw:style-name="fr5" draw:name="Obiekt24" text:anchor-type="paragraph" svg:x="0.201cm" svg:y="0.785cm" svg:width="3.434cm" svg:height="0.63cm" draw:z-index="23"><draw:object xlink:href="./Object 24" xlink:type="simple" xlink:show="embed" xlink:actuate="onLoad"/><draw:image xlink:href="./ObjectReplacements/Object 24" xlink:type="simple" xlink:show="embed" xlink:actuate="onLoad"/></draw:frame><draw:frame draw:style-name="fr5" draw:name="Obiekt25" text:anchor-type="paragraph" svg:x="0.201cm" svg:y="1.857cm" svg:width="6.018cm" svg:height="0.593cm" draw:z-index="22"><draw:object xlink:href="./Object 25" xlink:type="simple" xlink:show="embed" xlink:actuate="onLoad"/><draw:image xlink:href="./ObjectReplacements/Object 25" xlink:type="simple" xlink:show="embed" xlink:actuate="onLoad"/></draw:frame><draw:frame draw:style-name="fr5" draw:name="Obiekt26" text:anchor-type="paragraph" svg:x="0.228cm" svg:y="2.572cm" svg:width="6.41cm" svg:height="0.633cm" draw:z-index="21"><draw:object xlink:href="./Object 26" xlink:type="simple" xlink:show="embed" xlink:actuate="onLoad"/><draw:image xlink:href="./ObjectReplacements/Object 26" xlink:type="simple" xlink:show="embed" xlink:actuate="onLoad"/></draw:frame></text:p>
      <text:p text:style-name="P10"><draw:frame draw:style-name="fr8" draw:name="Obiekt27" text:anchor-type="paragraph" svg:x="0.201cm" svg:y="0cm" svg:width="5.211cm" svg:height="0.63cm" draw:z-index="20"><draw:object xlink:href="./Object 27" xlink:type="simple" xlink:show="embed" xlink:actuate="onLoad"/><draw:image xlink:href="./ObjectReplacements/Object 27" xlink:type="simple" xlink:show="embed" xlink:actuate="onLoad"/></draw:frame><draw:frame draw:style-name="fr5" draw:name="Obiekt28" text:anchor-type="paragraph" svg:x="0.201cm" svg:y="0.785cm" svg:width="7.811cm" svg:height="0.676cm" draw:z-index="19"><draw:object xlink:href="./Object 28" xlink:type="simple" xlink:show="embed" xlink:actuate="onLoad"/><draw:image xlink:href="./ObjectReplacements/Object 28" xlink:type="simple" xlink:show="embed" xlink:actuate="onLoad"/></draw:frame></text:p>
      <text:p text:style-name="P10"/>
      <text:p text:style-name="P10"/>
      <text:p text:style-name="P10">Znając objętości poszczególnych roztworów wyliczono stężenia a i b oraz ich niepewności.</text:p>
      <text:p text:style-name="P10"><draw:frame draw:style-name="fr5" draw:name="Obiekt21" text:anchor-type="paragraph" svg:x="0.201cm" svg:y="0.102cm" svg:width="12.644cm" svg:height="2.122cm" draw:z-index="18"><draw:object xlink:href="./Object 21" xlink:type="simple" xlink:show="embed" xlink:actuate="onLoad"/><draw:image xlink:href="./ObjectReplacements/Object 21" xlink:type="simple" xlink:show="embed" xlink:actuate="onLoad"/></draw:frame><draw:frame draw:style-name="fr5" draw:name="Obiekt29" text:anchor-type="paragraph" svg:x="0.201cm" svg:y="2.641cm" svg:width="17.618cm" svg:height="4.117cm" draw:z-index="17"><draw:object xlink:href="./Object 29" xlink:type="simple" xlink:show="embed" xlink:actuate="onLoad"/><draw:image xlink:href="./ObjectReplacements/Object 29" xlink:type="simple" xlink:show="embed" xlink:actuate="onLoad"/></draw:frame></text:p>
      <text:p text:style-name="P10"/>
      <text:p text:style-name="P10"/>
      <text:p text:style-name="P10"><text:soft-page-break/></text:p>
      <text:p text:style-name="P10"/>
      <text:p text:style-name="P10"><draw:frame draw:style-name="fr5" draw:name="Obiekt30" text:anchor-type="paragraph" svg:x="0.201cm" svg:y="2.305cm" svg:width="16.427cm" svg:height="4.036cm" draw:z-index="16"><draw:object xlink:href="./Object 30" xlink:type="simple" xlink:show="embed" xlink:actuate="onLoad"/><draw:image xlink:href="./ObjectReplacements/Object 30" xlink:type="simple" xlink:show="embed" xlink:actuate="onLoad"/></draw:frame><draw:frame draw:style-name="fr5" draw:name="Obiekt22" text:anchor-type="paragraph" svg:x="0.148cm" svg:y="-0.064cm" svg:width="11.91cm" svg:height="2.122cm" draw:z-index="47"><draw:object xlink:href="./Object 22" xlink:type="simple" xlink:show="embed" xlink:actuate="onLoad"/><draw:image xlink:href="./ObjectReplacements/Object 22" xlink:type="simple" xlink:show="embed" xlink:actuate="onLoad"/></draw:frame></text:p>
      <text:p text:style-name="P10"/>
      <text:p text:style-name="P14">5.3. Szybkość wymiany r</text:p>
      <text:p text:style-name="P10"/>
      <text:p text:style-name="P10">Mając wyznaczone współczynniki a i b (podpunkt 5.1), wyliczono szybkość wymiany r wg wzoru (12) oraz jej niepewność.</text:p>
      <text:p text:style-name="P10"><draw:frame draw:style-name="fr1" draw:name="Obiekt31" text:anchor-type="paragraph" svg:x="0.016cm" svg:y="0.194cm" svg:width="11.802cm" svg:height="1.591cm" draw:z-index="12"><draw:object xlink:href="./Object 31" xlink:type="simple" xlink:show="embed" xlink:actuate="onLoad"/><draw:image xlink:href="./ObjectReplacements/Object 31" xlink:type="simple" xlink:show="embed" xlink:actuate="onLoad"/><svg:desc>formuła</svg:desc></draw:frame></text:p>
      <text:p text:style-name="P10"/>
      <text:p text:style-name="P10"/>
      <text:p text:style-name="P10"/>
      <text:p text:style-name="P10"><draw:frame draw:style-name="fr1" draw:name="Obiekt32" text:anchor-type="paragraph" svg:x="0.042cm" svg:y="0.263cm" svg:width="17.776cm" svg:height="7.147cm" draw:z-index="13"><draw:object xlink:href="./Object 32" xlink:type="simple" xlink:show="embed" xlink:actuate="onLoad"/><draw:image xlink:href="./ObjectReplacements/Object 32" xlink:type="simple" xlink:show="embed" xlink:actuate="onLoad"/><svg:desc>formuła</svg:desc></draw:frame></text:p>
      <text:p text:style-name="P10"/>
      <text:p text:style-name="P14">5.4. Stała szybkości wymiany</text:p>
      <text:p text:style-name="P10"/>
      <text:p text:style-name="P10">Bazując na wyznaczonej szybkości wymiany r, oraz na wzorze<draw:frame draw:style-name="fr9" draw:name="Obiekt38" text:anchor-type="as-char" svg:y="-0.377cm" svg:width="2.101cm" svg:height="0.467cm" draw:z-index="36"><draw:object xlink:href="./Object 38" xlink:type="simple" xlink:show="embed" xlink:actuate="onLoad"/><draw:image xlink:href="./ObjectReplacements/Object 38" xlink:type="simple" xlink:show="embed" xlink:actuate="onLoad"/></draw:frame> (17), a dokładniej na jego przekształcenia do postaci (18), wyznaczono stałą szybkości wymiany oraz jej niepewność.</text:p>
      <text:p text:style-name="P10"><draw:frame draw:style-name="fr1" draw:name="Obiekt33" text:anchor-type="paragraph" svg:x="0.201cm" svg:y="0.337cm" svg:width="9.596cm" svg:height="2.182cm" draw:z-index="15"><draw:object xlink:href="./Object 33" xlink:type="simple" xlink:show="embed" xlink:actuate="onLoad"/><draw:image xlink:href="./ObjectReplacements/Object 33" xlink:type="simple" xlink:show="embed" xlink:actuate="onLoad"/></draw:frame></text:p>
      <text:p text:style-name="P10"/>
      <text:p text:style-name="P10"/>
      <text:p text:style-name="P10">(18)</text:p>
      <text:p text:style-name="P10"/>
      <text:p text:style-name="P10"/>
      <text:p text:style-name="P10"/>
      <text:p text:style-name="P10"><draw:frame draw:style-name="fr5" draw:name="Obiekt34" text:anchor-type="paragraph" svg:x="-0.15cm" svg:y="-0.023cm" svg:width="16.715cm" svg:height="6.719cm" draw:z-index="14"><draw:object xlink:href="./Object 34" xlink:type="simple" xlink:show="embed" xlink:actuate="onLoad"/><draw:image xlink:href="./ObjectReplacements/Object 34" xlink:type="simple" xlink:show="embed" xlink:actuate="onLoad"/></draw:frame><text:soft-page-break/></text:p>
      <text:p text:style-name="P10"/>
      <text:p text:style-name="P14">5.5. Czas połowicznej wymiany t<text:span text:style-name="T1">1/2</text:span><text:span text:style-name="T3"> </text:span></text:p>
      <text:p text:style-name="P23"/>
      <text:p text:style-name="P10">Czas połowicznej wymiany oznacza taką wartość na osi czasu, dla której F = 1/2. W celu jej wyliczenia przekształcono wzór (9) do postaci (19).</text:p>
      <text:p text:style-name="P10"><draw:frame draw:style-name="fr1" draw:name="Obiekt35" text:anchor-type="paragraph" svg:x="4.113cm" svg:y="0.076cm" svg:width="3.791cm" svg:height="2.051cm" draw:z-index="31"><draw:object xlink:href="./Object 35" xlink:type="simple" xlink:show="embed" xlink:actuate="onLoad"/><draw:image xlink:href="./ObjectReplacements/Object 35" xlink:type="simple" xlink:show="embed" xlink:actuate="onLoad"/><svg:desc>formuła</svg:desc></draw:frame></text:p>
      <text:p text:style-name="P10"><text:tab/><text:tab/><text:tab/><text:tab/>(9)</text:p>
      <text:p text:style-name="P10"/>
      <text:p text:style-name="P10"><text:tab/><text:tab/><text:tab/><text:tab/>(19)</text:p>
      <text:p text:style-name="P10"/>
      <text:p text:style-name="P10"><draw:frame draw:style-name="fr1" draw:name="Obiekt36" text:anchor-type="paragraph" svg:x="0.33cm" svg:y="0.265cm" svg:width="14.143cm" svg:height="2.434cm" draw:z-index="32"><draw:object xlink:href="./Object 36" xlink:type="simple" xlink:show="embed" xlink:actuate="onLoad"/><draw:image xlink:href="./ObjectReplacements/Object 36" xlink:type="simple" xlink:show="embed" xlink:actuate="onLoad"/><svg:desc>formuła</svg:desc></draw:frame></text:p>
      <text:p text:style-name="P10"/>
      <text:p text:style-name="P10"/>
      <text:p text:style-name="P10"/>
      <text:p text:style-name="P10"/>
      <text:p text:style-name="P10"/>
      <text:p text:style-name="P10"><draw:frame draw:style-name="fr5" draw:name="Obiekt37" text:anchor-type="paragraph" svg:x="0.33cm" svg:y="0.187cm" svg:width="15.125cm" svg:height="12.04cm" draw:z-index="33"><draw:object xlink:href="./Object 37" xlink:type="simple" xlink:show="embed" xlink:actuate="onLoad"/><draw:image xlink:href="./ObjectReplacements/Object 37" xlink:type="simple" xlink:show="embed" xlink:actuate="onLoad"/></draw:frame></text:p>
      <text:p text:style-name="P14"><text:soft-page-break/>5.6. Bilans znacznika</text:p>
      <text:p text:style-name="P10"/>
      <text:p text:style-name="P10"><draw:frame draw:style-name="fr5" draw:name="Obiekt40" text:anchor-type="paragraph" svg:x="0.201cm" svg:y="3.076cm" svg:width="13.005cm" svg:height="2.806cm" draw:z-index="43"><draw:object xlink:href="./Object 40" xlink:type="simple" xlink:show="embed" xlink:actuate="onLoad"/><draw:image xlink:href="./ObjectReplacements/Object 40" xlink:type="simple" xlink:show="embed" xlink:actuate="onLoad"/></draw:frame><draw:frame draw:style-name="fr8" draw:name="Obiekt39" text:anchor-type="paragraph" svg:x="0.201cm" svg:y="0cm" svg:width="7.646cm" svg:height="2.702cm" draw:z-index="42"><draw:object xlink:href="./Object 39" xlink:type="simple" xlink:show="embed" xlink:actuate="onLoad"/><draw:image xlink:href="./ObjectReplacements/Object 39" xlink:type="simple" xlink:show="embed" xlink:actuate="onLoad"/></draw:frame></text:p>
      <text:p text:style-name="P10"/>
      <text:p text:style-name="P10"><draw:frame draw:style-name="fr5" draw:name="Obiekt41" text:anchor-type="paragraph" svg:x="0.201cm" svg:y="0.205cm" svg:width="7.629cm" svg:height="2.708cm" draw:z-index="35"><draw:object xlink:href="./Object 41" xlink:type="simple" xlink:show="embed" xlink:actuate="onLoad"/><draw:image xlink:href="./ObjectReplacements/Object 41" xlink:type="simple" xlink:show="embed" xlink:actuate="onLoad"/></draw:frame><draw:frame draw:style-name="fr5" draw:name="Obiekt42" text:anchor-type="paragraph" svg:x="0.254cm" svg:y="3.272cm" svg:width="15.094cm" svg:height="2.88cm" draw:z-index="34"><draw:object xlink:href="./Object 42" xlink:type="simple" xlink:show="embed" xlink:actuate="onLoad"/><draw:image xlink:href="./ObjectReplacements/Object 42" xlink:type="simple" xlink:show="embed" xlink:actuate="onLoad"/></draw:frame></text:p>
      <text:p text:style-name="P10"/>
      <text:p text:style-name="P16"/>
      <text:p text:style-name="P10">Mając wyliczone wartości x i y, wyznaczono bilans równowagi.</text:p>
      <text:p text:style-name="P10"/>
      <text:p text:style-name="P10"><draw:frame draw:style-name="fr8" draw:name="Obiekt43" text:anchor-type="paragraph" svg:x="0.201cm" svg:y="0cm" svg:width="4.491cm" svg:height="0.998cm" draw:z-index="46"><draw:object xlink:href="./Object 43" xlink:type="simple" xlink:show="embed" xlink:actuate="onLoad"/><draw:image xlink:href="./ObjectReplacements/Object 43" xlink:type="simple" xlink:show="embed" xlink:actuate="onLoad"/></draw:frame><draw:frame draw:style-name="fr5" draw:name="Obiekt45" text:anchor-type="paragraph" svg:x="0.201cm" svg:y="1.12cm" svg:width="15.02cm" svg:height="1.339cm" draw:z-index="37"><draw:object xlink:href="./Object 45" xlink:type="simple" xlink:show="embed" xlink:actuate="onLoad"/><draw:image xlink:href="./ObjectReplacements/Object 45" xlink:type="simple" xlink:show="embed" xlink:actuate="onLoad"/></draw:frame></text:p>
      <text:p text:style-name="P10"><draw:frame draw:style-name="fr5" draw:name="Obiekt46" text:anchor-type="paragraph" svg:x="0.201cm" svg:y="1.418cm" svg:width="16.307cm" svg:height="2.693cm" draw:z-index="45"><draw:object xlink:href="./Object 46" xlink:type="simple" xlink:show="embed" xlink:actuate="onLoad"/><draw:image xlink:href="./ObjectReplacements/Object 46" xlink:type="simple" xlink:show="embed" xlink:actuate="onLoad"/></draw:frame><draw:frame draw:style-name="fr5" draw:name="Obiekt44" text:anchor-type="paragraph" svg:x="0.201cm" svg:y="0.258cm" svg:width="5.699cm" svg:height="0.998cm" draw:z-index="44"><draw:object xlink:href="./Object 44" xlink:type="simple" xlink:show="embed" xlink:actuate="onLoad"/><draw:image xlink:href="./ObjectReplacements/Object 44" xlink:type="simple" xlink:show="embed" xlink:actuate="onLoad"/></draw:frame></text:p>
      <text:p text:style-name="P10"/>
      <text:p text:style-name="P10"/>
      <text:p text:style-name="P10"/>
      <text:p text:style-name="P10"/>
      <text:p text:style-name="P21"><text:soft-page-break/>6. Wnioski</text:p>
      <text:p text:style-name="P12"/>
      <text:list xml:id="list7895411767466552403" text:style-name="L5">
        <text:list-item>
          <text:p text:style-name="P32">zgodnie z teoretycznymi założeniami, aktywność próbek rośnie liniowo w skali logarytmicznej z niewielkimi niepewnościami współczynników regresji, </text:p>
        </text:list-item>
        <text:list-item>
          <text:p text:style-name="P32">pozostałe wartości obliczone na podstawie pomiarów również mają niskie niepewności co dowodzi, że wszystkie procedury zostały wykonane poprawnie, </text:p>
        </text:list-item>
        <text:list-item>
          <text:p text:style-name="P32">dowodem na to, że układ dąży do osiągnięcia maksimum entropii jest fakt, że pomimo pozornego zatrzymania reakcji poprzez schłodzenie próbek, aktywność w miarę czasu rosła z pewną regularnością,<draw:frame draw:style-name="fr10" draw:name="Obiekt49" text:anchor-type="char" svg:x="11.956cm" svg:y="1.316cm" svg:width="0.526cm" svg:height="0.998cm" draw:z-index="48"><draw:object xlink:href="./Object 49" xlink:type="simple" xlink:show="embed" xlink:actuate="onLoad"/><draw:image xlink:href="./ObjectReplacements/Object 49" xlink:type="simple" xlink:show="embed" xlink:actuate="onLoad"/></draw:frame><draw:frame draw:style-name="fr10" draw:name="Obiekt50" text:anchor-type="char" svg:x="14.021cm" svg:y="1.263cm" svg:width="1.102cm" svg:height="0.998cm" draw:z-index="49"><draw:object xlink:href="./Object 50" xlink:type="simple" xlink:show="embed" xlink:actuate="onLoad"/><draw:image xlink:href="./ObjectReplacements/Object 50" xlink:type="simple" xlink:show="embed" xlink:actuate="onLoad"/></draw:frame></text:p>
        </text:list-item>
        <text:list-item>
          <text:p text:style-name="P32">bilans równowagi pokazał, że dla większego przybliżenia jest równe .</text:p>
        </text:list-item>
      </text:list>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meta:initial-creator>
    <meta:creation-date>2015-06-20T15:56:30.94</meta:creation-date>
    <dc:date>2015-06-22T12:01:43.64</dc:date>
    <dc:creator>Karolina .</dc:creator>
    <meta:editing-duration>P1DT3H2M5S</meta:editing-duration>
    <meta:editing-cycles>18</meta:editing-cycles>
    <meta:generator>OpenOffice/4.1.1$Win32 OpenOffice.org_project/411m6$Build-9775</meta:generator>
    <meta:document-statistic meta:table-count="1" meta:image-count="0" meta:object-count="50" meta:page-count="9" meta:paragraph-count="116" meta:word-count="1079" meta:character-count="7538"/>
  </office:meta>
</office:document-meta>
</file>

<file path=Object 1/content.xml><?xml version="1.0" encoding="utf-8"?>
<math xmlns="http://www.w3.org/1998/Math/MathML">
  <semantics>
    <mrow>
      <mi>A</mi>
      <mrow>
        <mi>X</mi>
        <mo stretchy="false">+</mo>
        <mi>B</mi>
      </mrow>
      <msup>
        <mi>X</mi>
        <mi>'</mi>
      </msup>
      <mi/>
      <mi>A</mi>
      <mrow>
        <msup>
          <mi>X</mi>
          <mi>'</mi>
        </msup>
        <mo stretchy="false">+</mo>
        <mi>B</mi>
      </mrow>
      <mi>X</mi>
    </mrow>
    <annotation encoding="StarMath 5.0">A X + B X^' ~~ A X^' + B X</annotation>
  </semantics>
</math>
</file>

<file path=Object 10/content.xml><?xml version="1.0" encoding="utf-8"?>
<math xmlns="http://www.w3.org/1998/Math/MathML">
  <semantics>
    <mrow>
      <mrow>
        <mi>F</mi>
        <mo stretchy="false">=</mo>
        <mfrac>
          <msub>
            <mi>N</mi>
            <mi>i</mi>
          </msub>
          <msub>
            <mi>N</mi>
            <mrow>
              <mi>∞</mi>
            </mrow>
          </msub>
        </mfrac>
      </mrow>
    </mrow>
    <annotation encoding="StarMath 5.0">F= N_i over N_{∞}</annotation>
  </semantics>
</math>
</file>

<file path=Object 11/content.xml><?xml version="1.0" encoding="utf-8"?>
<math xmlns="http://www.w3.org/1998/Math/MathML">
  <semantics>
    <mrow>
      <mi>u</mi>
      <mrow>
        <mrow>
          <mrow>
            <mo stretchy="false">(</mo>
            <mrow>
              <mi>F</mi>
            </mrow>
            <mo stretchy="false">)</mo>
          </mrow>
          <mo stretchy="false">=</mo>
          <msqrt>
            <mrow>
              <mrow>
                <msup>
                  <mfenced open="[" close="]">
                    <mrow>
                      <mrow>
                        <mfrac>
                          <mrow>
                            <mo stretchy="false">δ</mo>
                            <mi>F</mi>
                          </mrow>
                          <mrow>
                            <mo stretchy="false">δ</mo>
                            <msub>
                              <mi>N</mi>
                              <mi>∞</mi>
                            </msub>
                          </mrow>
                        </mfrac>
                        <mo stretchy="false">⋅</mo>
                        <mi>u</mi>
                      </mrow>
                      <mrow>
                        <mo stretchy="false">(</mo>
                        <mrow>
                          <msub>
                            <mi>N</mi>
                            <mi>∞</mi>
                          </msub>
                        </mrow>
                        <mo stretchy="false">)</mo>
                      </mrow>
                    </mrow>
                  </mfenced>
                  <mn>2</mn>
                </msup>
                <mo stretchy="false">+</mo>
                <msup>
                  <mfenced open="[" close="]">
                    <mrow>
                      <mrow>
                        <mfrac>
                          <mrow>
                            <mo stretchy="false">δ</mo>
                            <mi>F</mi>
                          </mrow>
                          <mrow>
                            <mo stretchy="false">δ</mo>
                            <msub>
                              <mi>N</mi>
                              <mi>i</mi>
                            </msub>
                          </mrow>
                        </mfrac>
                        <mo stretchy="false">⋅</mo>
                        <mi>u</mi>
                      </mrow>
                      <mrow>
                        <mo stretchy="false">(</mo>
                        <mrow>
                          <msub>
                            <mi>N</mi>
                            <mi>i</mi>
                          </msub>
                        </mrow>
                        <mo stretchy="false">)</mo>
                      </mrow>
                    </mrow>
                  </mfenced>
                  <mn>2</mn>
                </msup>
              </mrow>
            </mrow>
          </msqrt>
        </mrow>
        <mo stretchy="false">=</mo>
        <msqrt>
          <mrow>
            <mrow>
              <msup>
                <mfenced open="[" close="]">
                  <mrow>
                    <mrow>
                      <mfrac>
                        <mrow>
                          <mrow>
                            <mo stretchy="false">−</mo>
                            <msub>
                              <mi>N</mi>
                              <mi>i</mi>
                            </msub>
                          </mrow>
                        </mrow>
                        <mrow>
                          <msup>
                            <mrow>
                              <mo stretchy="false">(</mo>
                              <mrow>
                                <msub>
                                  <mi>N</mi>
                                  <mi>∞</mi>
                                </msub>
                              </mrow>
                              <mo stretchy="false">)</mo>
                            </mrow>
                            <mn>2</mn>
                          </msup>
                        </mrow>
                      </mfrac>
                      <mo stretchy="false">⋅</mo>
                      <mi>u</mi>
                    </mrow>
                    <mrow>
                      <mo stretchy="false">(</mo>
                      <mrow>
                        <msub>
                          <mi>N</mi>
                          <mi>∞</mi>
                        </msub>
                      </mrow>
                      <mo stretchy="false">)</mo>
                    </mrow>
                  </mrow>
                </mfenced>
                <mn>2</mn>
              </msup>
              <mo stretchy="false">+</mo>
              <msup>
                <mfenced open="[" close="]">
                  <mrow>
                    <mrow>
                      <mfrac>
                        <mrow>
                          <mtext/>
                          <mn>1</mn>
                        </mrow>
                        <mrow>
                          <msub>
                            <mi>N</mi>
                            <mi>∞</mi>
                          </msub>
                        </mrow>
                      </mfrac>
                      <mo stretchy="false">⋅</mo>
                      <mi>u</mi>
                    </mrow>
                    <mrow>
                      <mo stretchy="false">(</mo>
                      <mrow>
                        <msub>
                          <mi>N</mi>
                          <mi>i</mi>
                        </msub>
                      </mrow>
                      <mo stretchy="false">)</mo>
                    </mrow>
                  </mrow>
                </mfenced>
                <mn>2</mn>
              </msup>
            </mrow>
          </mrow>
        </msqrt>
      </mrow>
    </mrow>
    <annotation encoding="StarMath 5.0">u(F) = sqrt{left[ {%delta F} over {%delta N_∞} cdot u(N_∞) right]^2 + left[ {%delta F} over {%delta N_i} cdot u(N_i) right]^2} = sqrt{left[ {-N_i} over {(N_∞)^2} cdot u(N_∞) right]^2 + left[ {%1} over {N_∞} cdot u(N_i) right]^2}</annotation>
  </semantics>
</math>
</file>

<file path=Object 12/content.xml><?xml version="1.0" encoding="utf-8"?>
<math xmlns="http://www.w3.org/1998/Math/MathML">
  <semantics>
    <mrow>
      <mi>u</mi>
      <mrow>
        <mrow>
          <mrow>
            <mo stretchy="false">(</mo>
            <mrow>
              <mrow>
                <mo stretchy="false">−</mo>
                <mi>ln</mi>
              </mrow>
              <mrow>
                <mo stretchy="false">(</mo>
                <mrow>
                  <mrow>
                    <mn>1</mn>
                    <mo stretchy="false">−</mo>
                    <mi>F</mi>
                  </mrow>
                </mrow>
                <mo stretchy="false">)</mo>
              </mrow>
            </mrow>
            <mo stretchy="false">)</mo>
          </mrow>
          <mo stretchy="false">=</mo>
          <msqrt>
            <mrow>
              <msup>
                <mfenced open="[" close="]">
                  <mrow>
                    <mrow>
                      <mfrac>
                        <mrow>
                          <mo stretchy="false">δ</mo>
                          <mi>f</mi>
                          <mrow>
                            <mo stretchy="false">(</mo>
                            <mrow>
                              <mi>t</mi>
                            </mrow>
                            <mo stretchy="false">)</mo>
                          </mrow>
                        </mrow>
                        <mrow>
                          <mo stretchy="false">δ</mo>
                          <mi>F</mi>
                        </mrow>
                      </mfrac>
                      <mo stretchy="false">⋅</mo>
                      <mi>u</mi>
                    </mrow>
                    <mrow>
                      <mo stretchy="false">(</mo>
                      <mrow>
                        <mi>F</mi>
                      </mrow>
                      <mo stretchy="false">)</mo>
                    </mrow>
                  </mrow>
                </mfenced>
                <mn>2</mn>
              </msup>
            </mrow>
          </msqrt>
        </mrow>
        <mo stretchy="false">=</mo>
        <msqrt>
          <mrow>
            <msup>
              <mfenced open="[" close="]">
                <mrow>
                  <mrow>
                    <mfrac>
                      <mrow>
                        <mrow>
                          <mo stretchy="false">−</mo>
                          <mn>1</mn>
                        </mrow>
                      </mrow>
                      <mrow>
                        <mrow>
                          <mn>1</mn>
                          <mo stretchy="false">−</mo>
                          <mi>F</mi>
                        </mrow>
                      </mrow>
                    </mfrac>
                    <mo stretchy="false">⋅</mo>
                    <mi>u</mi>
                  </mrow>
                  <mrow>
                    <mo stretchy="false">(</mo>
                    <mrow>
                      <mi>F</mi>
                    </mrow>
                    <mo stretchy="false">)</mo>
                  </mrow>
                </mrow>
              </mfenced>
              <mn>2</mn>
            </msup>
          </mrow>
        </msqrt>
      </mrow>
    </mrow>
    <annotation encoding="StarMath 5.0">u(-ln(1-F)) = sqrt{left[ {%delta f(t)} over {%delta F} cdot u(F) right]^2} = sqrt{left[ {-1} over {1-F} cdot u(F) right]^2}</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07">
      <number:number number:decimal-places="1"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chart:regression-type="linear">
        <chart:symbol-image xlink:href="Pictures/2000000D000000DD000000DD3F0040E4.svm" xlink:type="simple" xlink:actuate="onLoad"/>
      </style:chart-properties>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data-style-name="N107">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107">
      <style:chart-properties chart:symbol-type="named-symbol" chart:symbol-name="square" chart:symbol-width="0.15cm" chart:symbol-height="0.15cm" chart:link-data-style-to-source="false" chart:regression-type="linear">
        <chart:symbol-image xlink:href="Pictures/2000000D000000DD000000DD3F0040E4.svm" xlink:type="simple" xlink:actuate="onLoad"/>
      </style:chart-properties>
      <style:graphic-properties draw:stroke="none" svg:stroke-width="0.08cm" svg:stroke-color="#004586" draw:fill-color="#004586" dr3d:edge-rounding="5%"/>
      <style:text-properties fo:font-size="10pt" style:font-size-asian="10pt" style:font-size-complex="10pt"/>
    </style:style>
    <style:style style:name="ch9" style:family="chart">
      <style:graphic-properties svg:stroke-color="#004586"/>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plot-area chart:style-name="ch2" chart:data-source-has-labels="both" svg:x="1.357cm" svg:y="0.851cm" svg:width="14.004cm" svg:height="6.961cm">
          <chartooo:coordinate-region svg:x="2.084cm" svg:y="1.063cm" svg:width="13.09cm" svg:height="6.076cm"/>
          <chart:axis chart:dimension="x" chart:name="primary-x" chart:style-name="ch3" chartooo:axis-type="auto">
            <chart:title svg:x="7.574cm" svg:y="7.992cm" chart:style-name="ch4">
              <text:p>czas [min]</text:p>
            </chart:title>
            <chart:categories table:cell-range-address="local-table.$A$2:.$A$6"/>
          </chart:axis>
          <chart:axis chart:dimension="y" chart:name="primary-y" chart:style-name="ch5">
            <chart:title svg:x="0.451cm" svg:y="4.917cm" chart:style-name="ch6">
              <text:p>-ln(1-F)</text:p>
            </chart:title>
            <chart:grid chart:style-name="ch7" chart:class="major"/>
          </chart:axis>
          <chart:series chart:style-name="ch8" chart:values-cell-range-address="local-table.$B$2:.$B$6" chart:label-cell-address="local-table.$C$1" chart:class="chart:scatter">
            <chart:domain table:cell-range-address="local-table.$C$2:.$C$6"/>
            <chart:regression-curve chart:style-name="ch9"/>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
              </table:table-cell>
            </table:table-row>
          </table:table-header-rows>
          <table:table-rows>
            <table:table-row>
              <table:table-cell office:value-type="string">
                <text:p>1</text:p>
              </table:table-cell>
              <table:table-cell office:value-type="float" office:value="0.136607020914782">
                <text:p>0.136607020914782</text:p>
              </table:table-cell>
              <table:table-cell office:value-type="float" office:value="10">
                <text:p>10</text:p>
              </table:table-cell>
            </table:table-row>
            <table:table-row>
              <table:table-cell office:value-type="string">
                <text:p>2</text:p>
              </table:table-cell>
              <table:table-cell office:value-type="float" office:value="0.362187804011411">
                <text:p>0.362187804011411</text:p>
              </table:table-cell>
              <table:table-cell office:value-type="float" office:value="25">
                <text:p>25</text:p>
              </table:table-cell>
            </table:table-row>
            <table:table-row>
              <table:table-cell office:value-type="string">
                <text:p>3</text:p>
              </table:table-cell>
              <table:table-cell office:value-type="float" office:value="0.52823826357492">
                <text:p>0.52823826357492</text:p>
              </table:table-cell>
              <table:table-cell office:value-type="float" office:value="40">
                <text:p>40</text:p>
              </table:table-cell>
            </table:table-row>
            <table:table-row>
              <table:table-cell office:value-type="string">
                <text:p>4</text:p>
              </table:table-cell>
              <table:table-cell office:value-type="float" office:value="0.684949038838223">
                <text:p>0.684949038838223</text:p>
              </table:table-cell>
              <table:table-cell office:value-type="float" office:value="55">
                <text:p>55</text:p>
              </table:table-cell>
            </table:table-row>
            <table:table-row>
              <table:table-cell office:value-type="string">
                <text:p>5</text:p>
              </table:table-cell>
              <table:table-cell office:value-type="float" office:value="0.92144421014683">
                <text:p>0.92144421014683</text:p>
              </table:table-cell>
              <table:table-cell office:value-type="float" office:value="70">
                <text:p>70</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14/content.xml><?xml version="1.0" encoding="utf-8"?>
<math xmlns="http://www.w3.org/1998/Math/MathML">
  <semantics>
    <mtable>
      <mtr>
        <mtd>
          <mrow>
            <mrow>
              <mi>a</mi>
              <mo stretchy="false">=</mo>
              <mrow>
                <mrow>
                  <mo stretchy="false">[</mo>
                  <mrow>
                    <msub>
                      <mi>C</mi>
                      <mn>2</mn>
                    </msub>
                    <msub>
                      <mi>H</mi>
                      <mn>5</mn>
                    </msub>
                    <mi>I</mi>
                  </mrow>
                  <mo stretchy="false">]</mo>
                </mrow>
                <mo stretchy="false">+</mo>
                <mrow>
                  <mo stretchy="false">[</mo>
                  <mrow>
                    <msub>
                      <mi>C</mi>
                      <mn>2</mn>
                    </msub>
                    <msub>
                      <mi>H</mi>
                      <mn>5</mn>
                    </msub>
                    <msup>
                      <mrow/>
                      <mn>131</mn>
                    </msup>
                    <mi>I</mi>
                  </mrow>
                  <mo stretchy="false">]</mo>
                </mrow>
              </mrow>
            </mrow>
          </mrow>
        </mtd>
      </mtr>
      <mtr>
        <mtd>
          <mrow>
            <mrow>
              <mi>b</mi>
              <mo stretchy="false">=</mo>
              <mrow>
                <mrow>
                  <mo stretchy="false">[</mo>
                  <mrow>
                    <mi mathvariant="italic">Na</mi>
                    <msup>
                      <mrow/>
                      <mn>131</mn>
                    </msup>
                    <mi>I</mi>
                  </mrow>
                  <mo stretchy="false">]</mo>
                </mrow>
                <mo stretchy="false">+</mo>
                <mrow>
                  <mo stretchy="false">[</mo>
                  <mrow>
                    <mi mathvariant="italic">NaI</mi>
                  </mrow>
                  <mo stretchy="false">]</mo>
                </mrow>
              </mrow>
            </mrow>
          </mrow>
        </mtd>
      </mtr>
    </mtable>
    <annotation encoding="StarMath 5.0">a= [C_2 H_5 I]+[C_2 H_5 {}^131 I]
newline alignl  
b= [Na {}^131 I]+[NaI]</annotation>
  </semantics>
</math>
</file>

<file path=Object 15/content.xml><?xml version="1.0" encoding="utf-8"?>
<math xmlns="http://www.w3.org/1998/Math/MathML">
  <semantics>
    <mrow>
      <mrow>
        <mo stretchy="false">−</mo>
        <mi>ln</mi>
      </mrow>
      <mrow>
        <mrow>
          <mo stretchy="false">(</mo>
          <mrow>
            <mrow>
              <mn>1</mn>
              <mo stretchy="false">−</mo>
              <mi>F</mi>
            </mrow>
          </mrow>
          <mo stretchy="false">)</mo>
        </mrow>
        <mo stretchy="false">=</mo>
        <mrow>
          <mfrac>
            <mrow>
              <mrow>
                <mi>a</mi>
                <mo stretchy="false">+</mo>
                <mi>b</mi>
              </mrow>
            </mrow>
            <mrow>
              <mrow>
                <mi>a</mi>
                <mo stretchy="false">⋅</mo>
                <mi>b</mi>
              </mrow>
            </mrow>
          </mfrac>
          <mo stretchy="false">⋅</mo>
          <mi mathvariant="italic">rt</mi>
        </mrow>
      </mrow>
    </mrow>
    <annotation encoding="StarMath 5.0">-ln(1-F) = {a+b} over {a cdot b} cdot rt</annotation>
  </semantics>
</math>
</file>

<file path=Object 16/content.xml><?xml version="1.0" encoding="utf-8"?>
<math xmlns="http://www.w3.org/1998/Math/MathML">
  <semantics>
    <mrow>
      <mrow>
        <mo stretchy="false">−</mo>
        <mi>ln</mi>
      </mrow>
      <mrow>
        <mrow>
          <mo stretchy="false">(</mo>
          <mrow>
            <mrow>
              <mn>1</mn>
              <mo stretchy="false">−</mo>
              <mi>F</mi>
            </mrow>
          </mrow>
          <mo stretchy="false">)</mo>
        </mrow>
        <mo stretchy="false">=</mo>
        <mrow>
          <mi>A</mi>
          <mo stretchy="false">⋅</mo>
          <mi>t</mi>
        </mrow>
      </mrow>
    </mrow>
    <annotation encoding="StarMath 5.0">-ln(1-F) = A cdot t</annotation>
  </semantics>
</math>
</file>

<file path=Object 17/content.xml><?xml version="1.0" encoding="utf-8"?>
<math xmlns="http://www.w3.org/1998/Math/MathML">
  <semantics>
    <mrow>
      <mrow>
        <mi>A</mi>
        <mo stretchy="false">=</mo>
        <mrow>
          <mfrac>
            <mrow>
              <mrow>
                <mi>a</mi>
                <mo stretchy="false">+</mo>
                <mi>b</mi>
              </mrow>
            </mrow>
            <mrow>
              <mrow>
                <mi>a</mi>
                <mo stretchy="false">⋅</mo>
                <mi>b</mi>
              </mrow>
            </mrow>
          </mfrac>
          <mo stretchy="false">⋅</mo>
          <mi>r</mi>
        </mrow>
      </mrow>
    </mrow>
    <annotation encoding="StarMath 5.0">A={a+b} over {a cdot b} cdot r</annotation>
  </semantics>
</math>
</file>

<file path=Object 18/content.xml><?xml version="1.0" encoding="utf-8"?>
<math xmlns="http://www.w3.org/1998/Math/MathML">
  <semantics>
    <mrow>
      <mrow>
        <mi>r</mi>
        <mo stretchy="false">=</mo>
        <mfrac>
          <mrow>
            <mrow>
              <mrow>
                <mi>A</mi>
                <mo stretchy="false">⋅</mo>
                <mi>a</mi>
              </mrow>
              <mo stretchy="false">⋅</mo>
              <mi>b</mi>
            </mrow>
          </mrow>
          <mrow>
            <mrow>
              <mi>a</mi>
              <mo stretchy="false">+</mo>
              <mi>b</mi>
            </mrow>
          </mrow>
        </mfrac>
      </mrow>
    </mrow>
    <annotation encoding="StarMath 5.0">r = {A cdot a cdot b} over {a+b} </annotation>
  </semantics>
</math>
</file>

<file path=Object 19/content.xml><?xml version="1.0" encoding="utf-8"?>
<math xmlns="http://www.w3.org/1998/Math/MathML">
  <semantics>
    <mrow>
      <mrow>
        <msub>
          <mi>C</mi>
          <mi>m</mi>
        </msub>
        <mo stretchy="false">=</mo>
        <mfrac>
          <mi>n</mi>
          <msub>
            <mi>V</mi>
            <mi>r</mi>
          </msub>
        </mfrac>
      </mrow>
      <mfenced open="[" close="]">
        <mrow>
          <mfrac>
            <mi mathvariant="italic">mol</mi>
            <msup>
              <mi mathvariant="italic">dm</mi>
              <mn>3</mn>
            </msup>
          </mfrac>
        </mrow>
      </mfenced>
    </mrow>
    <annotation encoding="StarMath 5.0">C_m = n over V_r left[ mol over dm^3 right]</annotation>
  </semantics>
</math>
</file>

<file path=Object 2/content.xml><?xml version="1.0" encoding="utf-8"?>
<math xmlns="http://www.w3.org/1998/Math/MathML">
  <semantics>
    <mrow>
      <mi>∆</mi>
      <mrow>
        <mi>G</mi>
        <mo stretchy="false">=</mo>
        <mi>∆</mi>
      </mrow>
      <mi>H</mi>
      <mi>−</mi>
      <mi>T</mi>
      <mi>∆</mi>
      <mi>S</mi>
    </mrow>
    <annotation encoding="StarMath 5.0">∆G = ∆H − T∆S </annotation>
  </semantics>
</math>
</file>

<file path=Object 20/content.xml><?xml version="1.0" encoding="utf-8"?>
<math xmlns="http://www.w3.org/1998/Math/MathML">
  <semantics>
    <mrow>
      <mrow>
        <mi>n</mi>
        <mo stretchy="false">=</mo>
        <mfrac>
          <mrow>
            <mo stretchy="false">ρ</mo>
            <mi>V</mi>
          </mrow>
          <mi>M</mi>
        </mfrac>
      </mrow>
    </mrow>
    <annotation encoding="StarMath 5.0">n = {%rho V} over M</annotation>
  </semantics>
</math>
</file>

<file path=Object 21/content.xml><?xml version="1.0" encoding="utf-8"?>
<math xmlns="http://www.w3.org/1998/Math/MathML">
  <semantics>
    <mrow>
      <mrow>
        <mrow>
          <mrow>
            <mrow>
              <mrow>
                <mi>a</mi>
                <mo stretchy="false">=</mo>
                <mfrac>
                  <msub>
                    <mi>n</mi>
                    <mrow>
                      <msub>
                        <mi>C</mi>
                        <mn>2</mn>
                      </msub>
                      <msub>
                        <mi>H</mi>
                        <mn>5</mn>
                      </msub>
                      <mi>I</mi>
                    </mrow>
                  </msub>
                  <msub>
                    <mi>V</mi>
                    <mi>r</mi>
                  </msub>
                </mfrac>
              </mrow>
              <mo stretchy="false">=</mo>
              <mfrac>
                <mrow>
                  <msub>
                    <mo stretchy="false">ρ</mo>
                    <mrow>
                      <msub>
                        <mi>C</mi>
                        <mn>2</mn>
                      </msub>
                      <msub>
                        <mi>H</mi>
                        <mn>5</mn>
                      </msub>
                      <mi>I</mi>
                    </mrow>
                  </msub>
                  <msub>
                    <mi>V</mi>
                    <mrow>
                      <msub>
                        <mi>C</mi>
                        <mn>2</mn>
                      </msub>
                      <msub>
                        <mi>H</mi>
                        <mn>5</mn>
                      </msub>
                      <mi>I</mi>
                    </mrow>
                  </msub>
                </mrow>
                <mrow>
                  <msub>
                    <mi>V</mi>
                    <mi>r</mi>
                  </msub>
                  <msub>
                    <mi>M</mi>
                    <mrow>
                      <msub>
                        <mi>C</mi>
                        <mn>2</mn>
                      </msub>
                      <msub>
                        <mi>H</mi>
                        <mn>5</mn>
                      </msub>
                      <mi>I</mi>
                    </mrow>
                  </msub>
                </mrow>
              </mfrac>
            </mrow>
            <mo stretchy="false">=</mo>
            <mfrac>
              <mrow>
                <mn>1,93</mn>
                <mfrac>
                  <mi>g</mi>
                  <msup>
                    <mi mathvariant="italic">cm</mi>
                    <mn>3</mn>
                  </msup>
                </mfrac>
                <mi/>
                <mn>8</mn>
                <msup>
                  <mi mathvariant="italic">cm</mi>
                  <mn>3</mn>
                </msup>
              </mrow>
              <mrow>
                <mn>71,5</mn>
                <msup>
                  <mi mathvariant="italic">cm</mi>
                  <mn>3</mn>
                </msup>
                <mn>156</mn>
                <mfrac>
                  <mi>g</mi>
                  <mi mathvariant="italic">mol</mi>
                </mfrac>
              </mrow>
            </mfrac>
          </mrow>
          <mo stretchy="false">=</mo>
          <mstyle mathvariant="bold">
            <mrow>
              <mrow>
                <mrow>
                  <mn>1,384</mn>
                  <mo stretchy="false">⋅</mo>
                  <msup>
                    <mn>10</mn>
                    <mrow>
                      <mo stretchy="false">−</mo>
                      <mn>3</mn>
                    </mrow>
                  </msup>
                </mrow>
                <mfrac>
                  <mi mathvariant="italic">mol</mi>
                  <msup>
                    <mi mathvariant="italic">cm</mi>
                    <mn>3</mn>
                  </msup>
                </mfrac>
              </mrow>
            </mrow>
          </mstyle>
        </mrow>
        <mo stretchy="false">=</mo>
        <mstyle mathvariant="bold">
          <mrow>
            <mrow>
              <mn>1,384</mn>
              <mi>M</mi>
            </mrow>
          </mrow>
        </mstyle>
      </mrow>
    </mrow>
    <annotation encoding="StarMath 5.0">a = n_{C_2 H_5 I} over V_r = {%rho_{C_2 H_5 I} V_{C_2 H_5 I} } over {V_r M_{C_2 H_5 I}} = {1,93 g over cm^3 ~8 cm^3} over{71,5 cm^3 156 g over mol} = bold{ 1,384 cdot 10^-3 mol over cm^3} = bold{ 1,384 M}</annotation>
  </semantics>
</math>
</file>

<file path=Object 22/content.xml><?xml version="1.0" encoding="utf-8"?>
<math xmlns="http://www.w3.org/1998/Math/MathML">
  <semantics>
    <mrow>
      <mrow>
        <mrow>
          <mrow>
            <mrow>
              <mrow>
                <mi>b</mi>
                <mo stretchy="false">=</mo>
                <mfrac>
                  <msub>
                    <mi>n</mi>
                    <mrow>
                      <msub>
                        <mi>C</mi>
                        <mi mathvariant="italic">NaI</mi>
                      </msub>
                    </mrow>
                  </msub>
                  <msub>
                    <mi>V</mi>
                    <mi>r</mi>
                  </msub>
                </mfrac>
              </mrow>
              <mo stretchy="false">=</mo>
              <mfrac>
                <mrow>
                  <msub>
                    <mo stretchy="false">ρ</mo>
                    <mrow>
                      <mi mathvariant="italic">NaI</mi>
                    </mrow>
                  </msub>
                  <msub>
                    <mi>V</mi>
                    <mrow>
                      <mi mathvariant="italic">NaI</mi>
                    </mrow>
                  </msub>
                </mrow>
                <mrow>
                  <msub>
                    <mi>V</mi>
                    <mi>r</mi>
                  </msub>
                  <msub>
                    <mi>M</mi>
                    <mrow>
                      <mi mathvariant="italic">NaI</mi>
                    </mrow>
                  </msub>
                </mrow>
              </mfrac>
            </mrow>
            <mo stretchy="false">=</mo>
            <mfrac>
              <mrow>
                <mn>0,07</mn>
                <mfrac>
                  <mi>g</mi>
                  <msup>
                    <mi mathvariant="italic">cm</mi>
                    <mn>3</mn>
                  </msup>
                </mfrac>
                <mi/>
                <mn>63,5</mn>
                <msup>
                  <mi mathvariant="italic">cm</mi>
                  <mn>3</mn>
                </msup>
              </mrow>
              <mrow>
                <mn>71,5</mn>
                <msup>
                  <mi mathvariant="italic">cm</mi>
                  <mn>3</mn>
                </msup>
                <mn>154</mn>
                <mfrac>
                  <mi>g</mi>
                  <mi mathvariant="italic">mol</mi>
                </mfrac>
              </mrow>
            </mfrac>
          </mrow>
          <mo stretchy="false">=</mo>
          <mstyle mathvariant="bold">
            <mrow>
              <mrow>
                <mrow>
                  <mn>0,404</mn>
                  <mo stretchy="false">⋅</mo>
                  <msup>
                    <mn>10</mn>
                    <mrow>
                      <mo stretchy="false">−</mo>
                      <mn>3</mn>
                    </mrow>
                  </msup>
                </mrow>
                <mfrac>
                  <mi mathvariant="italic">mol</mi>
                  <msup>
                    <mi mathvariant="italic">cm</mi>
                    <mn>3</mn>
                  </msup>
                </mfrac>
              </mrow>
            </mrow>
          </mstyle>
        </mrow>
        <mo stretchy="false">=</mo>
        <mstyle mathvariant="bold">
          <mrow>
            <mrow>
              <mn>0,404</mn>
              <mi>M</mi>
            </mrow>
          </mrow>
        </mstyle>
      </mrow>
    </mrow>
    <annotation encoding="StarMath 5.0">b = n_{C_NaI} over V_r = {%rho_{NaI} V_{NaI} } over {V_r M_{NaI}} = {0,07 g over cm^3 ~63,5 cm^3} over{71,5 cm^3 154 g over mol} = bold{ 0,404 cdot 10^-3 mol over cm^3} = bold{ 0,404 M}</annotation>
  </semantics>
</math>
</file>

<file path=Object 23/content.xml><?xml version="1.0" encoding="utf-8"?>
<math xmlns="http://www.w3.org/1998/Math/MathML">
  <semantics>
    <mrow>
      <mrow>
        <msub>
          <mi>V</mi>
          <mrow>
            <msub>
              <mi>C</mi>
              <mn>2</mn>
            </msub>
            <msub>
              <mi>H</mi>
              <mn>5</mn>
            </msub>
            <mi>I</mi>
          </mrow>
        </msub>
        <mo stretchy="false">=</mo>
        <mn>8,0</mn>
      </mrow>
      <msup>
        <mi mathvariant="italic">cm</mi>
        <mn>3</mn>
      </msup>
    </mrow>
    <annotation encoding="StarMath 5.0">V_{C_2 H_5 I} = 8,0 cm^3</annotation>
  </semantics>
</math>
</file>

<file path=Object 24/content.xml><?xml version="1.0" encoding="utf-8"?>
<math xmlns="http://www.w3.org/1998/Math/MathML">
  <semantics>
    <mrow>
      <mi>u</mi>
      <mrow>
        <mrow>
          <mo stretchy="false">(</mo>
          <mrow>
            <msub>
              <mi>V</mi>
              <mrow>
                <msub>
                  <mi>C</mi>
                  <mn>2</mn>
                </msub>
                <msub>
                  <mi>H</mi>
                  <mn>5</mn>
                </msub>
                <mi>I</mi>
              </mrow>
            </msub>
          </mrow>
          <mo stretchy="false">)</mo>
        </mrow>
        <mo stretchy="false">=</mo>
        <mn>0,1</mn>
      </mrow>
      <msup>
        <mi mathvariant="italic">cm</mi>
        <mn>3</mn>
      </msup>
    </mrow>
    <annotation encoding="StarMath 5.0">u(V_{C_2 H_5 I}) = 0,1 cm^3</annotation>
  </semantics>
</math>
</file>

<file path=Object 25/content.xml><?xml version="1.0" encoding="utf-8"?>
<math xmlns="http://www.w3.org/1998/Math/MathML">
  <semantics>
    <mrow>
      <mrow>
        <msub>
          <mi>V</mi>
          <mrow>
            <mi mathvariant="italic">Na</mi>
            <mi>I</mi>
          </mrow>
        </msub>
        <mo stretchy="false">=</mo>
        <mn>64</mn>
      </mrow>
      <mrow>
        <msup>
          <mi mathvariant="italic">cm</mi>
          <mn>3</mn>
        </msup>
        <mo stretchy="false">−</mo>
        <mn>0,5</mn>
      </mrow>
      <mrow>
        <msup>
          <mi mathvariant="italic">cm</mi>
          <mn>3</mn>
        </msup>
        <mo stretchy="false">=</mo>
        <mn>63,50</mn>
      </mrow>
      <msup>
        <mi mathvariant="italic">cm</mi>
        <mn>3</mn>
      </msup>
    </mrow>
    <annotation encoding="StarMath 5.0">V_{Na I} = 64 cm^3 - 0,5 cm^3 = 63,50 cm^3</annotation>
  </semantics>
</math>
</file>

<file path=Object 26/content.xml><?xml version="1.0" encoding="utf-8"?>
<math xmlns="http://www.w3.org/1998/Math/MathML">
  <semantics>
    <mrow>
      <mi>u</mi>
      <mrow>
        <mrow>
          <mrow>
            <mo stretchy="false">(</mo>
            <mrow>
              <msub>
                <mi>V</mi>
                <mrow>
                  <mi mathvariant="italic">NaI</mi>
                </mrow>
              </msub>
            </mrow>
            <mo stretchy="false">)</mo>
          </mrow>
          <mo stretchy="false">=</mo>
          <msqrt>
            <mrow>
              <mrow>
                <msup>
                  <mrow>
                    <mo stretchy="false">(</mo>
                    <mrow>
                      <mn>0,05</mn>
                    </mrow>
                    <mo stretchy="false">)</mo>
                  </mrow>
                  <mn>2</mn>
                </msup>
                <mo stretchy="false">+</mo>
                <msup>
                  <mrow>
                    <mo stretchy="false">(</mo>
                    <mrow>
                      <mn>0,2</mn>
                    </mrow>
                    <mo stretchy="false">)</mo>
                  </mrow>
                  <mn>2</mn>
                </msup>
              </mrow>
            </mrow>
          </msqrt>
        </mrow>
        <mo stretchy="false">=</mo>
        <mn>0,21</mn>
      </mrow>
      <msup>
        <mi mathvariant="italic">cm</mi>
        <mn>3</mn>
      </msup>
    </mrow>
    <annotation encoding="StarMath 5.0">u(V_{NaI}) =  sqrt{(0,05)^2+(0,2)^2} = 0,21 cm^3</annotation>
  </semantics>
</math>
</file>

<file path=Object 27/content.xml><?xml version="1.0" encoding="utf-8"?>
<math xmlns="http://www.w3.org/1998/Math/MathML">
  <semantics>
    <mrow>
      <mrow>
        <mrow>
          <msub>
            <mi>V</mi>
            <mi>r</mi>
          </msub>
          <mo stretchy="false">=</mo>
          <mrow>
            <msub>
              <mi>V</mi>
              <mi mathvariant="italic">NaI</mi>
            </msub>
            <mo stretchy="false">+</mo>
            <msub>
              <mi>V</mi>
              <mrow>
                <msub>
                  <mi>C</mi>
                  <mn>2</mn>
                </msub>
                <msub>
                  <mi>H</mi>
                  <mn>5</mn>
                </msub>
                <mi>I</mi>
              </mrow>
            </msub>
          </mrow>
        </mrow>
        <mo stretchy="false">=</mo>
        <mn>71,50</mn>
      </mrow>
      <msup>
        <mi mathvariant="italic">cm</mi>
        <mn>3</mn>
      </msup>
    </mrow>
    <annotation encoding="StarMath 5.0">V_r= V_NaI + V_{C_2 H_5 I} = 71,50 cm^3</annotation>
  </semantics>
</math>
</file>

<file path=Object 28/content.xml><?xml version="1.0" encoding="utf-8"?>
<math xmlns="http://www.w3.org/1998/Math/MathML">
  <semantics>
    <mrow>
      <mi>u</mi>
      <mrow>
        <mrow>
          <mrow>
            <mo stretchy="false">(</mo>
            <mrow>
              <msub>
                <mi>V</mi>
                <mrow>
                  <mi>r</mi>
                </mrow>
              </msub>
            </mrow>
            <mo stretchy="false">)</mo>
          </mrow>
          <mo stretchy="false">=</mo>
          <msqrt>
            <mrow>
              <mrow>
                <msup>
                  <mrow>
                    <mo stretchy="false">(</mo>
                    <mrow>
                      <mi>u</mi>
                      <mrow>
                        <mo stretchy="false">(</mo>
                        <mrow>
                          <msub>
                            <mi>V</mi>
                            <mi mathvariant="italic">NaI</mi>
                          </msub>
                        </mrow>
                        <mo stretchy="false">)</mo>
                      </mrow>
                    </mrow>
                    <mo stretchy="false">)</mo>
                  </mrow>
                  <mn>2</mn>
                </msup>
                <mo stretchy="false">+</mo>
                <msup>
                  <mrow>
                    <mo stretchy="false">(</mo>
                    <mrow>
                      <mi>u</mi>
                      <mrow>
                        <mo stretchy="false">(</mo>
                        <mrow>
                          <msub>
                            <mi>V</mi>
                            <mrow>
                              <msub>
                                <mi>C</mi>
                                <mn>2</mn>
                              </msub>
                              <msub>
                                <mi>H</mi>
                                <mn>5</mn>
                              </msub>
                              <mi>I</mi>
                            </mrow>
                          </msub>
                        </mrow>
                        <mo stretchy="false">)</mo>
                      </mrow>
                    </mrow>
                    <mo stretchy="false">)</mo>
                  </mrow>
                  <mn>2</mn>
                </msup>
              </mrow>
            </mrow>
          </msqrt>
        </mrow>
        <mo stretchy="false">=</mo>
        <mn>0,23</mn>
      </mrow>
      <msup>
        <mi mathvariant="italic">cm</mi>
        <mn>3</mn>
      </msup>
    </mrow>
    <annotation encoding="StarMath 5.0">u(V_{r}) = sqrt{(u(V_NaI))^2+(u(V_{C_2 H_5 I}))^2}= 0,23 cm^3</annotation>
  </semantics>
</math>
</file>

<file path=Object 29/content.xml><?xml version="1.0" encoding="utf-8"?>
<math xmlns="http://www.w3.org/1998/Math/MathML">
  <semantics>
    <mtable>
      <mtr>
        <mtd>
          <mrow>
            <mi>u</mi>
            <mrow>
              <mrow>
                <mrow>
                  <mrow>
                    <mo stretchy="false">(</mo>
                    <mrow>
                      <mi>a</mi>
                    </mrow>
                    <mo stretchy="false">)</mo>
                  </mrow>
                  <mo stretchy="false">=</mo>
                  <msqrt>
                    <mrow>
                      <mrow>
                        <msup>
                          <mfenced open="[" close="]">
                            <mrow>
                              <mrow>
                                <mfrac>
                                  <mrow>
                                    <mo stretchy="false">δ</mo>
                                    <mi>a</mi>
                                  </mrow>
                                  <mrow>
                                    <mo stretchy="false">δ</mo>
                                    <msub>
                                      <mi>V</mi>
                                      <mi>r</mi>
                                    </msub>
                                  </mrow>
                                </mfrac>
                                <mo stretchy="false">⋅</mo>
                                <mi>u</mi>
                              </mrow>
                              <mrow>
                                <mo stretchy="false">(</mo>
                                <mrow>
                                  <msub>
                                    <mi>V</mi>
                                    <mi>r</mi>
                                  </msub>
                                </mrow>
                                <mo stretchy="false">)</mo>
                              </mrow>
                            </mrow>
                          </mfenced>
                          <mn>2</mn>
                        </msup>
                        <mo stretchy="false">+</mo>
                        <msup>
                          <mfenced open="[" close="]">
                            <mrow>
                              <mrow>
                                <mfrac>
                                  <mrow>
                                    <mo stretchy="false">δ</mo>
                                    <mi>a</mi>
                                  </mrow>
                                  <mrow>
                                    <mo stretchy="false">δ</mo>
                                    <msub>
                                      <mi>V</mi>
                                      <mrow>
                                        <msub>
                                          <mi>C</mi>
                                          <mn>2</mn>
                                        </msub>
                                        <msub>
                                          <mi>H</mi>
                                          <mn>5</mn>
                                        </msub>
                                        <mi>I</mi>
                                      </mrow>
                                    </msub>
                                  </mrow>
                                </mfrac>
                                <mo stretchy="false">⋅</mo>
                                <mi>u</mi>
                              </mrow>
                              <mrow>
                                <mo stretchy="false">(</mo>
                                <mrow>
                                  <msub>
                                    <mi>V</mi>
                                    <mrow>
                                      <msub>
                                        <mi>C</mi>
                                        <mn>2</mn>
                                      </msub>
                                      <msub>
                                        <mi>H</mi>
                                        <mn>5</mn>
                                      </msub>
                                      <mi>I</mi>
                                    </mrow>
                                  </msub>
                                </mrow>
                                <mo stretchy="false">)</mo>
                              </mrow>
                            </mrow>
                          </mfenced>
                          <mn>2</mn>
                        </msup>
                      </mrow>
                    </mrow>
                  </msqrt>
                </mrow>
                <mo stretchy="false">=</mo>
                <msqrt>
                  <mrow>
                    <mrow>
                      <msup>
                        <mfenced open="[" close="]">
                          <mrow>
                            <mrow>
                              <mfrac>
                                <mrow>
                                  <mo stretchy="false">−</mo>
                                  <mrow>
                                    <msub>
                                      <mo stretchy="false">ρ</mo>
                                      <mrow>
                                        <msub>
                                          <mi>C</mi>
                                          <mn>2</mn>
                                        </msub>
                                        <msub>
                                          <mi>H</mi>
                                          <mn>5</mn>
                                        </msub>
                                        <mi>I</mi>
                                      </mrow>
                                    </msub>
                                    <msub>
                                      <mi>V</mi>
                                      <mrow>
                                        <msub>
                                          <mi>C</mi>
                                          <mn>2</mn>
                                        </msub>
                                        <msub>
                                          <mi>H</mi>
                                          <mn>5</mn>
                                        </msub>
                                        <mi>I</mi>
                                      </mrow>
                                    </msub>
                                  </mrow>
                                </mrow>
                                <mrow>
                                  <mrow>
                                    <msup>
                                      <mrow>
                                        <mo stretchy="false">(</mo>
                                        <mrow>
                                          <msub>
                                            <mi>V</mi>
                                            <mi>r</mi>
                                          </msub>
                                        </mrow>
                                        <mo stretchy="false">)</mo>
                                      </mrow>
                                      <mn>2</mn>
                                    </msup>
                                    <mo stretchy="false">⋅</mo>
                                    <msub>
                                      <mi>M</mi>
                                      <mrow>
                                        <msub>
                                          <mi>C</mi>
                                          <mn>2</mn>
                                        </msub>
                                        <msub>
                                          <mi>H</mi>
                                          <mn>5</mn>
                                        </msub>
                                        <mi>I</mi>
                                      </mrow>
                                    </msub>
                                  </mrow>
                                </mrow>
                              </mfrac>
                              <mo stretchy="false">⋅</mo>
                              <mi>u</mi>
                            </mrow>
                            <mrow>
                              <mo stretchy="false">(</mo>
                              <mrow>
                                <msub>
                                  <mi>V</mi>
                                  <mi>r</mi>
                                </msub>
                              </mrow>
                              <mo stretchy="false">)</mo>
                            </mrow>
                          </mrow>
                        </mfenced>
                        <mn>2</mn>
                      </msup>
                      <mo stretchy="false">+</mo>
                      <msup>
                        <mfenced open="[" close="]">
                          <mrow>
                            <mrow>
                              <mfrac>
                                <mrow>
                                  <msub>
                                    <mo stretchy="false">ρ</mo>
                                    <mrow>
                                      <msub>
                                        <mi>C</mi>
                                        <mn>2</mn>
                                      </msub>
                                      <msub>
                                        <mi>H</mi>
                                        <mn>5</mn>
                                      </msub>
                                      <mi>I</mi>
                                    </mrow>
                                  </msub>
                                </mrow>
                                <mrow>
                                  <mrow>
                                    <msub>
                                      <mi>V</mi>
                                      <mi>r</mi>
                                    </msub>
                                    <mo stretchy="false">⋅</mo>
                                    <msub>
                                      <mi>M</mi>
                                      <mrow>
                                        <msub>
                                          <mi>C</mi>
                                          <mn>2</mn>
                                        </msub>
                                        <msub>
                                          <mi>H</mi>
                                          <mn>5</mn>
                                        </msub>
                                        <mi>I</mi>
                                      </mrow>
                                    </msub>
                                  </mrow>
                                </mrow>
                              </mfrac>
                              <mo stretchy="false">⋅</mo>
                              <mi>u</mi>
                            </mrow>
                            <mrow>
                              <mo stretchy="false">(</mo>
                              <mrow>
                                <msub>
                                  <mi>V</mi>
                                  <mrow>
                                    <msub>
                                      <mi>C</mi>
                                      <mn>2</mn>
                                    </msub>
                                    <msub>
                                      <mi>H</mi>
                                      <mn>5</mn>
                                    </msub>
                                    <mi>I</mi>
                                  </mrow>
                                </msub>
                              </mrow>
                              <mo stretchy="false">)</mo>
                            </mrow>
                          </mrow>
                        </mfenced>
                        <mn>2</mn>
                      </msup>
                    </mrow>
                  </mrow>
                </msqrt>
              </mrow>
              <mo stretchy="false">=</mo>
              <mrow/>
            </mrow>
          </mrow>
        </mtd>
      </mtr>
      <mtr>
        <mtd>
          <mrow>
            <mrow>
              <mrow>
                <mrow>
                  <mrow/>
                  <mo stretchy="false">=</mo>
                  <msqrt>
                    <mrow>
                      <mrow>
                        <msup>
                          <mfenced open="[" close="]">
                            <mrow>
                              <mrow>
                                <mfrac>
                                  <mrow>
                                    <mrow>
                                      <mo stretchy="false">−</mo>
                                      <mn>1,93</mn>
                                    </mrow>
                                    <mfrac>
                                      <mi>g</mi>
                                      <msup>
                                        <mi mathvariant="italic">cm</mi>
                                        <mn>3</mn>
                                      </msup>
                                    </mfrac>
                                    <mi/>
                                    <mn>8,0</mn>
                                    <msup>
                                      <mi mathvariant="italic">cm</mi>
                                      <mn>3</mn>
                                    </msup>
                                  </mrow>
                                  <mrow>
                                    <mrow>
                                      <msup>
                                        <mrow>
                                          <mo stretchy="false">(</mo>
                                          <mrow>
                                            <mn>71,50</mn>
                                            <msup>
                                              <mi mathvariant="italic">cm</mi>
                                              <mn>3</mn>
                                            </msup>
                                          </mrow>
                                          <mo stretchy="false">)</mo>
                                        </mrow>
                                        <mn>2</mn>
                                      </msup>
                                      <mo stretchy="false">⋅</mo>
                                      <mn>156</mn>
                                    </mrow>
                                    <mfrac>
                                      <mi>g</mi>
                                      <mi mathvariant="italic">mol</mi>
                                    </mfrac>
                                  </mrow>
                                </mfrac>
                                <mo stretchy="false">⋅</mo>
                                <mn>0,23</mn>
                              </mrow>
                            </mrow>
                          </mfenced>
                          <mn>2</mn>
                        </msup>
                        <mo stretchy="false">+</mo>
                        <msup>
                          <mfenced open="[" close="]">
                            <mrow>
                              <mrow>
                                <mfrac>
                                  <mrow>
                                    <mn>1,93</mn>
                                    <mfrac>
                                      <mi>g</mi>
                                      <msup>
                                        <mi mathvariant="italic">cm</mi>
                                        <mn>3</mn>
                                      </msup>
                                    </mfrac>
                                  </mrow>
                                  <mrow>
                                    <mn>71,50</mn>
                                    <mrow>
                                      <msup>
                                        <mi mathvariant="italic">cm</mi>
                                        <mn>3</mn>
                                      </msup>
                                      <mo stretchy="false">⋅</mo>
                                      <mn>156</mn>
                                    </mrow>
                                    <mfrac>
                                      <mi>g</mi>
                                      <mi mathvariant="italic">mol</mi>
                                    </mfrac>
                                  </mrow>
                                </mfrac>
                                <mo stretchy="false">⋅</mo>
                                <mn>0,1</mn>
                              </mrow>
                              <msup>
                                <mi mathvariant="italic">cm</mi>
                                <mn>3</mn>
                              </msup>
                            </mrow>
                          </mfenced>
                          <mn>2</mn>
                        </msup>
                      </mrow>
                    </mrow>
                  </msqrt>
                </mrow>
                <mo stretchy="false">=</mo>
                <mstyle mathvariant="bold">
                  <mrow>
                    <mrow>
                      <mrow>
                        <mn>0,018</mn>
                        <mo stretchy="false">⋅</mo>
                        <msup>
                          <mn>10</mn>
                          <mrow>
                            <mo stretchy="false">−</mo>
                            <mn>3</mn>
                          </mrow>
                        </msup>
                      </mrow>
                      <mfrac>
                        <mi mathvariant="italic">mol</mi>
                        <msup>
                          <mi mathvariant="italic">cm</mi>
                          <mn>3</mn>
                        </msup>
                      </mfrac>
                    </mrow>
                  </mrow>
                </mstyle>
              </mrow>
              <mo stretchy="false">=</mo>
              <mstyle mathvariant="bold">
                <mrow>
                  <mrow>
                    <mn>0,018</mn>
                    <mi>M</mi>
                  </mrow>
                </mrow>
              </mstyle>
            </mrow>
          </mrow>
        </mtd>
      </mtr>
    </mtable>
    <annotation encoding="StarMath 5.0">u(a) = sqrt{ left[{%delta a} over {%delta V_r} cdot u(V_r) right]^2 + left[{%delta a} over {%delta V_{C_2 H_5 I}} cdot u(V_{C_2 H_5 I}) right]^2} =sqrt{ left[ -{%rho_{C_2 H_5 I} V_{C_2 H_5 I} } over {(V_r)^2 cdot M_{C_2 H_5 I}} cdot u(V_r) right ]^2 +left[{ %rho_{C_2 H_5 I}  } over {V_r cdot M_{C_2 H_5 I}} cdot u(V_{C_2 H_5 I}) right ]^2} = {}
newline alignl  {}
= sqrt{left[ {-1,93 g over cm^3 ~ 8,0 cm^3 } over {(71,50 cm^3)^2 cdot 156 g over mol} cdot 0,23 right ]^2 +left[ {1,93 g over cm^3} over {71,50 cm^3 cdot 156 g over mol} cdot 0,1 cm^3 right ]^2} =bold{ 0,018 cdot 10^-3 mol over cm^3}=bold{ 0,018 M}

</annotation>
  </semantics>
</math>
</file>

<file path=Object 3/content.xml><?xml version="1.0" encoding="utf-8"?>
<math xmlns="http://www.w3.org/1998/Math/MathML">
  <semantics>
    <mtable>
      <mtr>
        <mtd>
          <mrow>
            <mrow>
              <msub>
                <mi>G</mi>
                <mn>1</mn>
              </msub>
              <mo stretchy="false">=</mo>
              <msub>
                <mi>H</mi>
                <mn>1</mn>
              </msub>
            </mrow>
            <mi>−</mi>
            <msub>
              <mi mathvariant="italic">TS</mi>
              <mn>1</mn>
            </msub>
          </mrow>
        </mtd>
      </mtr>
      <mtr>
        <mtd>
          <mrow>
            <mrow>
              <msub>
                <mi>G</mi>
                <mn>2</mn>
              </msub>
              <mo stretchy="false">=</mo>
              <msub>
                <mi>H</mi>
                <mn>2</mn>
              </msub>
            </mrow>
            <mi>−</mi>
            <msub>
              <mi mathvariant="italic">TS</mi>
              <mn>2</mn>
            </msub>
          </mrow>
        </mtd>
      </mtr>
    </mtable>
    <annotation encoding="StarMath 5.0">G_1 = H_1 − TS_1 newline
G_2 = H_2 − TS_2</annotation>
  </semantics>
</math>
</file>

<file path=Object 30/content.xml><?xml version="1.0" encoding="utf-8"?>
<math xmlns="http://www.w3.org/1998/Math/MathML">
  <semantics>
    <mtable>
      <mtr>
        <mtd>
          <mrow>
            <mi>u</mi>
            <mrow>
              <mrow>
                <mrow>
                  <mrow>
                    <mo stretchy="false">(</mo>
                    <mrow>
                      <mi>b</mi>
                    </mrow>
                    <mo stretchy="false">)</mo>
                  </mrow>
                  <mo stretchy="false">=</mo>
                  <msqrt>
                    <mrow>
                      <mrow>
                        <msup>
                          <mfenced open="[" close="]">
                            <mrow>
                              <mrow>
                                <mfrac>
                                  <mrow>
                                    <mo stretchy="false">δ</mo>
                                    <mi>b</mi>
                                  </mrow>
                                  <mrow>
                                    <mo stretchy="false">δ</mo>
                                    <msub>
                                      <mi>V</mi>
                                      <mi>r</mi>
                                    </msub>
                                  </mrow>
                                </mfrac>
                                <mo stretchy="false">⋅</mo>
                                <mi>u</mi>
                              </mrow>
                              <mrow>
                                <mo stretchy="false">(</mo>
                                <mrow>
                                  <msub>
                                    <mi>V</mi>
                                    <mi>r</mi>
                                  </msub>
                                </mrow>
                                <mo stretchy="false">)</mo>
                              </mrow>
                            </mrow>
                          </mfenced>
                          <mn>2</mn>
                        </msup>
                        <mo stretchy="false">+</mo>
                        <msup>
                          <mfenced open="[" close="]">
                            <mrow>
                              <mrow>
                                <mfrac>
                                  <mrow>
                                    <mo stretchy="false">δ</mo>
                                    <mi>b</mi>
                                  </mrow>
                                  <mrow>
                                    <mo stretchy="false">δ</mo>
                                    <msub>
                                      <mi>V</mi>
                                      <mrow>
                                        <mi mathvariant="italic">NaI</mi>
                                      </mrow>
                                    </msub>
                                  </mrow>
                                </mfrac>
                                <mo stretchy="false">⋅</mo>
                                <mi>u</mi>
                              </mrow>
                              <mrow>
                                <mo stretchy="false">(</mo>
                                <mrow>
                                  <msub>
                                    <mi>V</mi>
                                    <mrow>
                                      <mi mathvariant="italic">NaI</mi>
                                    </mrow>
                                  </msub>
                                </mrow>
                                <mo stretchy="false">)</mo>
                              </mrow>
                            </mrow>
                          </mfenced>
                          <mn>2</mn>
                        </msup>
                      </mrow>
                    </mrow>
                  </msqrt>
                </mrow>
                <mo stretchy="false">=</mo>
                <msqrt>
                  <mrow>
                    <mrow>
                      <msup>
                        <mfenced open="[" close="]">
                          <mrow>
                            <mrow>
                              <mfrac>
                                <mrow>
                                  <mo stretchy="false">−</mo>
                                  <mrow>
                                    <msub>
                                      <mo stretchy="false">ρ</mo>
                                      <mrow>
                                        <mi mathvariant="italic">NaI</mi>
                                      </mrow>
                                    </msub>
                                    <msub>
                                      <mi>V</mi>
                                      <mrow>
                                        <mi mathvariant="italic">Na</mi>
                                        <mi>I</mi>
                                      </mrow>
                                    </msub>
                                  </mrow>
                                </mrow>
                                <mrow>
                                  <mrow>
                                    <msup>
                                      <mrow>
                                        <mo stretchy="false">(</mo>
                                        <mrow>
                                          <msub>
                                            <mi>V</mi>
                                            <mi>r</mi>
                                          </msub>
                                        </mrow>
                                        <mo stretchy="false">)</mo>
                                      </mrow>
                                      <mn>2</mn>
                                    </msup>
                                    <mo stretchy="false">⋅</mo>
                                    <msub>
                                      <mi>M</mi>
                                      <mrow>
                                        <mi mathvariant="italic">NaI</mi>
                                      </mrow>
                                    </msub>
                                  </mrow>
                                </mrow>
                              </mfrac>
                              <mo stretchy="false">⋅</mo>
                              <mi>u</mi>
                            </mrow>
                            <mrow>
                              <mo stretchy="false">(</mo>
                              <mrow>
                                <msub>
                                  <mi>V</mi>
                                  <mi>r</mi>
                                </msub>
                              </mrow>
                              <mo stretchy="false">)</mo>
                            </mrow>
                          </mrow>
                        </mfenced>
                        <mn>2</mn>
                      </msup>
                      <mo stretchy="false">+</mo>
                      <msup>
                        <mfenced open="[" close="]">
                          <mrow>
                            <mrow>
                              <mfrac>
                                <mrow>
                                  <msub>
                                    <mo stretchy="false">ρ</mo>
                                    <mrow>
                                      <mi mathvariant="italic">NaI</mi>
                                    </mrow>
                                  </msub>
                                </mrow>
                                <mrow>
                                  <mrow>
                                    <msub>
                                      <mi>V</mi>
                                      <mi>r</mi>
                                    </msub>
                                    <mo stretchy="false">⋅</mo>
                                    <msub>
                                      <mi>M</mi>
                                      <mrow>
                                        <mi mathvariant="italic">NaI</mi>
                                      </mrow>
                                    </msub>
                                  </mrow>
                                </mrow>
                              </mfrac>
                              <mo stretchy="false">⋅</mo>
                              <mi>u</mi>
                            </mrow>
                            <mrow>
                              <mo stretchy="false">(</mo>
                              <mrow>
                                <msub>
                                  <mi>V</mi>
                                  <mi mathvariant="italic">NaI</mi>
                                </msub>
                              </mrow>
                              <mo stretchy="false">)</mo>
                            </mrow>
                          </mrow>
                        </mfenced>
                        <mn>2</mn>
                      </msup>
                    </mrow>
                  </mrow>
                </msqrt>
              </mrow>
              <mo stretchy="false">=</mo>
              <mrow/>
            </mrow>
          </mrow>
        </mtd>
      </mtr>
      <mtr>
        <mtd>
          <mrow>
            <mrow>
              <mrow>
                <mrow>
                  <mrow/>
                  <mo stretchy="false">=</mo>
                  <msqrt>
                    <mrow>
                      <mrow>
                        <msup>
                          <mfenced open="[" close="]">
                            <mrow>
                              <mrow>
                                <mfrac>
                                  <mrow>
                                    <mrow>
                                      <mo stretchy="false">−</mo>
                                      <mn>0,07</mn>
                                    </mrow>
                                    <mfrac>
                                      <mi>g</mi>
                                      <msup>
                                        <mi mathvariant="italic">cm</mi>
                                        <mn>3</mn>
                                      </msup>
                                    </mfrac>
                                    <mi/>
                                    <mn>63,50</mn>
                                    <msup>
                                      <mi mathvariant="italic">cm</mi>
                                      <mn>3</mn>
                                    </msup>
                                  </mrow>
                                  <mrow>
                                    <mrow>
                                      <msup>
                                        <mrow>
                                          <mo stretchy="false">(</mo>
                                          <mrow>
                                            <mn>71,50</mn>
                                            <msup>
                                              <mi mathvariant="italic">cm</mi>
                                              <mn>3</mn>
                                            </msup>
                                          </mrow>
                                          <mo stretchy="false">)</mo>
                                        </mrow>
                                        <mn>2</mn>
                                      </msup>
                                      <mo stretchy="false">⋅</mo>
                                      <mn>154</mn>
                                    </mrow>
                                    <mfrac>
                                      <mi>g</mi>
                                      <mi mathvariant="italic">mol</mi>
                                    </mfrac>
                                  </mrow>
                                </mfrac>
                                <mo stretchy="false">⋅</mo>
                                <mn>0,23</mn>
                              </mrow>
                            </mrow>
                          </mfenced>
                          <mn>2</mn>
                        </msup>
                        <mo stretchy="false">+</mo>
                        <msup>
                          <mfenced open="[" close="]">
                            <mrow>
                              <mrow>
                                <mfrac>
                                  <mrow>
                                    <mn>0,07</mn>
                                    <mfrac>
                                      <mi>g</mi>
                                      <msup>
                                        <mi mathvariant="italic">cm</mi>
                                        <mn>3</mn>
                                      </msup>
                                    </mfrac>
                                  </mrow>
                                  <mrow>
                                    <mn>71,50</mn>
                                    <mrow>
                                      <msup>
                                        <mi mathvariant="italic">cm</mi>
                                        <mn>3</mn>
                                      </msup>
                                      <mo stretchy="false">⋅</mo>
                                      <mn>154</mn>
                                    </mrow>
                                    <mfrac>
                                      <mi>g</mi>
                                      <mi mathvariant="italic">mol</mi>
                                    </mfrac>
                                  </mrow>
                                </mfrac>
                                <mo stretchy="false">⋅</mo>
                                <mn>0,21</mn>
                              </mrow>
                              <msup>
                                <mi mathvariant="italic">cm</mi>
                                <mn>3</mn>
                              </msup>
                            </mrow>
                          </mfenced>
                          <mn>2</mn>
                        </msup>
                      </mrow>
                    </mrow>
                  </msqrt>
                </mrow>
                <mo stretchy="false">=</mo>
                <mstyle mathvariant="bold">
                  <mrow>
                    <mrow>
                      <mrow>
                        <mn>0,019</mn>
                        <mo stretchy="false">⋅</mo>
                        <msup>
                          <mn>10</mn>
                          <mrow>
                            <mo stretchy="false">−</mo>
                            <mn>3</mn>
                          </mrow>
                        </msup>
                      </mrow>
                      <mfrac>
                        <mi mathvariant="italic">mol</mi>
                        <msup>
                          <mi mathvariant="italic">cm</mi>
                          <mn>3</mn>
                        </msup>
                      </mfrac>
                    </mrow>
                  </mrow>
                </mstyle>
              </mrow>
              <mo stretchy="false">=</mo>
              <mstyle mathvariant="bold">
                <mrow>
                  <mrow>
                    <mn>0,019</mn>
                    <mi>M</mi>
                  </mrow>
                </mrow>
              </mstyle>
            </mrow>
          </mrow>
        </mtd>
      </mtr>
    </mtable>
    <annotation encoding="StarMath 5.0">alignl  u(b) = sqrt{ left[{%delta b} over {%delta V_r} cdot u(V_r) right]^2 + left[{%delta b} over {%delta V_{NaI}} cdot u(V_{NaI}) right]^2} =sqrt{ left[ -{%rho_{NaI} V_{Na I} } over {(V_r)^2 cdot M_{NaI}} cdot u(V_r) right ]^2 +left[{ %rho_{NaI}  } over {V_r cdot M_{NaI}} cdot u(V_NaI) right ]^2} = {}
newline {}
= sqrt{left[ {-0,07 g over cm^3 ~ 63,50 cm^3 } over {(71,50 cm^3)^2 cdot 154 g over mol} cdot 0,23 right ]^2 +left[ {0,07 g over cm^3} over {71,50 cm^3 cdot 154 g over mol} cdot 0,21 cm^3 right ]^2}= bold{ 0,019 cdot 10^-3 mol over cm^3} =bold{ 0,019 M}

</annotation>
  </semantics>
</math>
</file>

<file path=Object 31/content.xml><?xml version="1.0" encoding="utf-8"?>
<math xmlns="http://www.w3.org/1998/Math/MathML">
  <semantics>
    <mrow>
      <mrow>
        <mrow>
          <mrow>
            <mi>r</mi>
            <mo stretchy="false">=</mo>
            <mfrac>
              <mrow>
                <mrow>
                  <mrow>
                    <mi>A</mi>
                    <mo stretchy="false">⋅</mo>
                    <mi>a</mi>
                  </mrow>
                  <mo stretchy="false">⋅</mo>
                  <mi>b</mi>
                </mrow>
              </mrow>
              <mrow>
                <mrow>
                  <mi>a</mi>
                  <mo stretchy="false">+</mo>
                  <mi>b</mi>
                </mrow>
              </mrow>
            </mfrac>
          </mrow>
          <mo stretchy="false">=</mo>
          <mfrac>
            <mrow>
              <mn>0,01262</mn>
              <mfrac>
                <mn>1</mn>
                <mi mathvariant="italic">min</mi>
              </mfrac>
              <mrow>
                <mi/>
                <mo stretchy="false">⋅</mo>
                <mn>1,384</mn>
              </mrow>
              <mi>M</mi>
              <mrow>
                <mi/>
                <mo stretchy="false">⋅</mo>
                <mn>0,404</mn>
              </mrow>
              <mi>M</mi>
            </mrow>
            <mrow>
              <mn>1,384</mn>
              <mrow>
                <mi>M</mi>
                <mo stretchy="false">+</mo>
                <mn>0,404</mn>
              </mrow>
              <mi>M</mi>
            </mrow>
          </mfrac>
        </mrow>
        <mo stretchy="false">=</mo>
        <mstyle mathvariant="bold">
          <mrow>
            <mrow>
              <mrow>
                <mn>3,95</mn>
                <mo stretchy="false">⋅</mo>
                <msup>
                  <mn>10</mn>
                  <mrow>
                    <mo stretchy="false">−</mo>
                    <mn>3</mn>
                  </mrow>
                </msup>
              </mrow>
              <mfrac>
                <mi mathvariant="italic">mol</mi>
                <mrow>
                  <mi mathvariant="italic">min</mi>
                  <mrow>
                    <mi/>
                    <mo stretchy="false">⋅</mo>
                    <msup>
                      <mi mathvariant="italic">dm</mi>
                      <mn>3</mn>
                    </msup>
                  </mrow>
                </mrow>
              </mfrac>
            </mrow>
          </mrow>
        </mstyle>
      </mrow>
    </mrow>
    <annotation encoding="StarMath 5.0">r = {A cdot a cdot b} over {a+b} ={0,01262 1 over min ~cdot 1,384 M ~cdot 0,404 M} over {1,384 M +0,404 M}= bold {3,95 cdot 10^-3 mol over {min~cdot dm^3}}</annotation>
  </semantics>
</math>
</file>

<file path=Object 32/content.xml><?xml version="1.0" encoding="utf-8"?>
<math xmlns="http://www.w3.org/1998/Math/MathML">
  <semantics>
    <mtable>
      <mtr>
        <mtd>
          <mrow>
            <mi>u</mi>
            <mrow>
              <mrow>
                <mrow>
                  <mrow>
                    <mo stretchy="false">(</mo>
                    <mrow>
                      <mi>r</mi>
                    </mrow>
                    <mo stretchy="false">)</mo>
                  </mrow>
                  <mo stretchy="false">=</mo>
                  <msqrt>
                    <mrow>
                      <mrow>
                        <mrow>
                          <msup>
                            <mfenced open="[" close="]">
                              <mrow>
                                <mrow>
                                  <mfrac>
                                    <mrow>
                                      <mo stretchy="false">δ</mo>
                                      <mi>r</mi>
                                    </mrow>
                                    <mrow>
                                      <mo stretchy="false">δ</mo>
                                      <mi>A</mi>
                                    </mrow>
                                  </mfrac>
                                  <mo stretchy="false">⋅</mo>
                                  <mi>u</mi>
                                </mrow>
                                <mrow>
                                  <mo stretchy="false">(</mo>
                                  <mrow>
                                    <mi>A</mi>
                                  </mrow>
                                  <mo stretchy="false">)</mo>
                                </mrow>
                              </mrow>
                            </mfenced>
                            <mn>2</mn>
                          </msup>
                          <mo stretchy="false">+</mo>
                          <msup>
                            <mfenced open="[" close="]">
                              <mrow>
                                <mrow>
                                  <mfrac>
                                    <mrow>
                                      <mo stretchy="false">δ</mo>
                                      <mi>r</mi>
                                    </mrow>
                                    <mrow>
                                      <mo stretchy="false">δ</mo>
                                      <mi>a</mi>
                                    </mrow>
                                  </mfrac>
                                  <mo stretchy="false">⋅</mo>
                                  <mi>u</mi>
                                </mrow>
                                <mrow>
                                  <mo stretchy="false">(</mo>
                                  <mrow>
                                    <mi>a</mi>
                                  </mrow>
                                  <mo stretchy="false">)</mo>
                                </mrow>
                              </mrow>
                            </mfenced>
                            <mn>2</mn>
                          </msup>
                        </mrow>
                        <mo stretchy="false">+</mo>
                        <msup>
                          <mfenced open="[" close="]">
                            <mrow>
                              <mrow>
                                <mfrac>
                                  <mrow>
                                    <mo stretchy="false">δ</mo>
                                    <mi>r</mi>
                                  </mrow>
                                  <mrow>
                                    <mo stretchy="false">δ</mo>
                                    <mi>b</mi>
                                  </mrow>
                                </mfrac>
                                <mo stretchy="false">⋅</mo>
                                <mi>u</mi>
                              </mrow>
                              <mrow>
                                <mo stretchy="false">(</mo>
                                <mrow>
                                  <mi>b</mi>
                                </mrow>
                                <mo stretchy="false">)</mo>
                              </mrow>
                            </mrow>
                          </mfenced>
                          <mn>2</mn>
                        </msup>
                      </mrow>
                    </mrow>
                  </msqrt>
                </mrow>
                <mo stretchy="false">=</mo>
                <msqrt>
                  <mrow>
                    <mrow>
                      <mrow>
                        <msup>
                          <mfenced open="[" close="]">
                            <mrow>
                              <mrow>
                                <mfrac>
                                  <mrow>
                                    <mrow>
                                      <mi>a</mi>
                                      <mo stretchy="false">⋅</mo>
                                      <mi>b</mi>
                                    </mrow>
                                  </mrow>
                                  <mrow>
                                    <mrow>
                                      <mi>a</mi>
                                      <mo stretchy="false">+</mo>
                                      <mi>b</mi>
                                    </mrow>
                                  </mrow>
                                </mfrac>
                                <mo stretchy="false">⋅</mo>
                                <mi>u</mi>
                              </mrow>
                              <mrow>
                                <mo stretchy="false">(</mo>
                                <mrow>
                                  <mi>A</mi>
                                </mrow>
                                <mo stretchy="false">)</mo>
                              </mrow>
                            </mrow>
                          </mfenced>
                          <mn>2</mn>
                        </msup>
                        <mo stretchy="false">+</mo>
                        <msup>
                          <mfenced open="[" close="]">
                            <mrow>
                              <mrow>
                                <mfrac>
                                  <mrow>
                                    <mrow>
                                      <mi>A</mi>
                                      <mo stretchy="false">⋅</mo>
                                      <msup>
                                        <mi>b</mi>
                                        <mn>2</mn>
                                      </msup>
                                    </mrow>
                                  </mrow>
                                  <mrow>
                                    <msup>
                                      <mrow>
                                        <mo stretchy="false">(</mo>
                                        <mrow>
                                          <mrow>
                                            <mi>a</mi>
                                            <mo stretchy="false">+</mo>
                                            <mi>b</mi>
                                          </mrow>
                                        </mrow>
                                        <mo stretchy="false">)</mo>
                                      </mrow>
                                      <mn>2</mn>
                                    </msup>
                                  </mrow>
                                </mfrac>
                                <mo stretchy="false">⋅</mo>
                                <mi>u</mi>
                              </mrow>
                              <mrow>
                                <mo stretchy="false">(</mo>
                                <mrow>
                                  <mi>a</mi>
                                </mrow>
                                <mo stretchy="false">)</mo>
                              </mrow>
                            </mrow>
                          </mfenced>
                          <mn>2</mn>
                        </msup>
                      </mrow>
                      <mo stretchy="false">+</mo>
                      <msup>
                        <mfenced open="[" close="]">
                          <mrow>
                            <mrow>
                              <mfrac>
                                <mrow>
                                  <mrow>
                                    <mi>A</mi>
                                    <mo stretchy="false">⋅</mo>
                                    <msup>
                                      <mi>a</mi>
                                      <mn>2</mn>
                                    </msup>
                                  </mrow>
                                </mrow>
                                <mrow>
                                  <msup>
                                    <mrow>
                                      <mo stretchy="false">(</mo>
                                      <mrow>
                                        <mrow>
                                          <mi>a</mi>
                                          <mo stretchy="false">+</mo>
                                          <mi>b</mi>
                                        </mrow>
                                      </mrow>
                                      <mo stretchy="false">)</mo>
                                    </mrow>
                                    <mn>2</mn>
                                  </msup>
                                </mrow>
                              </mfrac>
                              <mo stretchy="false">⋅</mo>
                              <mi>u</mi>
                            </mrow>
                            <mrow>
                              <mo stretchy="false">(</mo>
                              <mrow>
                                <mi>b</mi>
                              </mrow>
                              <mo stretchy="false">)</mo>
                            </mrow>
                          </mrow>
                        </mfenced>
                        <mn>2</mn>
                      </msup>
                    </mrow>
                  </mrow>
                </msqrt>
              </mrow>
              <mo stretchy="false">=</mo>
              <mrow/>
            </mrow>
          </mrow>
        </mtd>
      </mtr>
      <mtr>
        <mtd>
          <mrow>
            <mrow>
              <mrow/>
              <mo stretchy="false">=</mo>
              <msqrt>
                <mrow>
                  <mrow>
                    <mrow>
                      <msup>
                        <mfenced open="[" close="]">
                          <mrow>
                            <mrow>
                              <mfrac>
                                <mrow>
                                  <mn>1,384</mn>
                                  <mrow>
                                    <mfrac>
                                      <mi mathvariant="italic">mol</mi>
                                      <msup>
                                        <mi mathvariant="italic">dm</mi>
                                        <mn>3</mn>
                                      </msup>
                                    </mfrac>
                                    <mo stretchy="false">⋅</mo>
                                    <mn>0,404</mn>
                                  </mrow>
                                  <mfrac>
                                    <mi mathvariant="italic">mol</mi>
                                    <msup>
                                      <mi mathvariant="italic">dm</mi>
                                      <mn>3</mn>
                                    </msup>
                                  </mfrac>
                                </mrow>
                                <mrow>
                                  <mn>1,384</mn>
                                  <mrow>
                                    <mfrac>
                                      <mi mathvariant="italic">mol</mi>
                                      <msup>
                                        <mi mathvariant="italic">dm</mi>
                                        <mn>3</mn>
                                      </msup>
                                    </mfrac>
                                    <mo stretchy="false">+</mo>
                                    <mn>0,404</mn>
                                  </mrow>
                                  <mfrac>
                                    <mi mathvariant="italic">mol</mi>
                                    <msup>
                                      <mi mathvariant="italic">dm</mi>
                                      <mn>3</mn>
                                    </msup>
                                  </mfrac>
                                </mrow>
                              </mfrac>
                              <mo stretchy="false">⋅</mo>
                              <mn>0,00054</mn>
                            </mrow>
                            <mfrac>
                              <mn>1</mn>
                              <mi mathvariant="italic">min</mi>
                            </mfrac>
                          </mrow>
                        </mfenced>
                        <mn>2</mn>
                      </msup>
                      <mo stretchy="false">+</mo>
                      <msup>
                        <mfenced open="[" close="]">
                          <mrow>
                            <mrow>
                              <mfrac>
                                <mrow>
                                  <mn>0,01262</mn>
                                  <mrow>
                                    <mfrac>
                                      <mn>1</mn>
                                      <mi mathvariant="italic">min</mi>
                                    </mfrac>
                                    <mo stretchy="false">⋅</mo>
                                    <msup>
                                      <mfenced open="(" close=")">
                                        <mrow>
                                          <mn>0,404</mn>
                                          <mfrac>
                                            <mi mathvariant="italic">mol</mi>
                                            <msup>
                                              <mi mathvariant="italic">dm</mi>
                                              <mn>3</mn>
                                            </msup>
                                          </mfrac>
                                        </mrow>
                                      </mfenced>
                                      <mn>2</mn>
                                    </msup>
                                  </mrow>
                                </mrow>
                                <mrow>
                                  <msup>
                                    <mfenced open="(" close=")">
                                      <mrow>
                                        <mn>1,384</mn>
                                        <mrow>
                                          <mfrac>
                                            <mi mathvariant="italic">mol</mi>
                                            <msup>
                                              <mi mathvariant="italic">dm</mi>
                                              <mn>3</mn>
                                            </msup>
                                          </mfrac>
                                          <mo stretchy="false">+</mo>
                                          <mn>0,404</mn>
                                        </mrow>
                                        <mfrac>
                                          <mi mathvariant="italic">mol</mi>
                                          <msup>
                                            <mi mathvariant="italic">dm</mi>
                                            <mn>3</mn>
                                          </msup>
                                        </mfrac>
                                      </mrow>
                                    </mfenced>
                                    <mn>2</mn>
                                  </msup>
                                </mrow>
                              </mfrac>
                              <mo stretchy="false">⋅</mo>
                              <mn>0,018</mn>
                            </mrow>
                            <mfrac>
                              <mi mathvariant="italic">mol</mi>
                              <msup>
                                <mi mathvariant="italic">dm</mi>
                                <mn>3</mn>
                              </msup>
                            </mfrac>
                          </mrow>
                        </mfenced>
                        <mn>2</mn>
                      </msup>
                    </mrow>
                    <mo stretchy="false">+</mo>
                    <mrow/>
                  </mrow>
                </mrow>
              </msqrt>
            </mrow>
          </mrow>
        </mtd>
      </mtr>
      <mtr>
        <mtd>
          <mrow>
            <mrow>
              <mrow>
                <mo stretchy="false">+</mo>
                <msup>
                  <mfenced open="[" close="]">
                    <mrow>
                      <mrow>
                        <mfrac>
                          <mrow>
                            <mn>0,01262</mn>
                            <mrow>
                              <mfrac>
                                <mn>1</mn>
                                <mi mathvariant="italic">min</mi>
                              </mfrac>
                              <mo stretchy="false">⋅</mo>
                              <msup>
                                <mfenced open="(" close=")">
                                  <mrow>
                                    <mn>1,384</mn>
                                    <mfrac>
                                      <mi mathvariant="italic">mol</mi>
                                      <msup>
                                        <mi mathvariant="italic">dm</mi>
                                        <mn>3</mn>
                                      </msup>
                                    </mfrac>
                                  </mrow>
                                </mfenced>
                                <mn>2</mn>
                              </msup>
                            </mrow>
                          </mrow>
                          <mrow>
                            <msup>
                              <mfenced open="(" close=")">
                                <mrow>
                                  <mn>1,384</mn>
                                  <mrow>
                                    <mfrac>
                                      <mi mathvariant="italic">mol</mi>
                                      <msup>
                                        <mi mathvariant="italic">dm</mi>
                                        <mn>3</mn>
                                      </msup>
                                    </mfrac>
                                    <mo stretchy="false">+</mo>
                                    <mn>0,</mn>
                                  </mrow>
                                  <mn>404</mn>
                                  <mfrac>
                                    <mi mathvariant="italic">mol</mi>
                                    <msup>
                                      <mi mathvariant="italic">dm</mi>
                                      <mn>3</mn>
                                    </msup>
                                  </mfrac>
                                </mrow>
                              </mfenced>
                              <mn>2</mn>
                            </msup>
                          </mrow>
                        </mfrac>
                        <mo stretchy="false">⋅</mo>
                        <mn>0,019</mn>
                      </mrow>
                      <mfrac>
                        <mi mathvariant="italic">mol</mi>
                        <msup>
                          <mi mathvariant="italic">dm</mi>
                          <mn>3</mn>
                        </msup>
                      </mfrac>
                    </mrow>
                  </mfenced>
                  <mn>2</mn>
                </msup>
              </mrow>
              <mo stretchy="false">=</mo>
              <mstyle mathvariant="bold">
                <mrow>
                  <mrow>
                    <mrow>
                      <mn>0,22</mn>
                      <mo stretchy="false">⋅</mo>
                      <msup>
                        <mn>10</mn>
                        <mrow>
                          <mo stretchy="false">−</mo>
                          <mn>3</mn>
                        </mrow>
                      </msup>
                    </mrow>
                    <mfrac>
                      <mi mathvariant="italic">mol</mi>
                      <mrow>
                        <mi mathvariant="italic">min</mi>
                        <mrow>
                          <mi/>
                          <mo stretchy="false">⋅</mo>
                          <msup>
                            <mi mathvariant="italic">dm</mi>
                            <mn>3</mn>
                          </msup>
                        </mrow>
                      </mrow>
                    </mfrac>
                  </mrow>
                </mrow>
              </mstyle>
            </mrow>
          </mrow>
        </mtd>
      </mtr>
    </mtable>
    <annotation encoding="StarMath 5.0">alignl  u(r) =sqrt{left[ {%delta r} over {%delta A} cdot u(A) right]^2 +left[ {%delta r} over {%delta a} cdot u(a) right]^2 +left[ {%delta r} over {%delta b} cdot u(b) right]^2 }=

sqrt{left[ {a cdot b} over {a+b} cdot u(A) right]^2 +left[{A cdot b^2} over {(a+b)^2}
cdot u(a) right]^2 +left[ {A cdot  a^2} over {(a+b)^2} cdot u(b) right]^2} = {}
newline 
alignl{} = sqrt{left[ {1,384 mol over dm^3 cdot 0,404 mol over dm^3} over {1,384 mol over dm^3 + 0,404 mol over dm^3} cdot 0,00054 1 over min right]^2 +left[{0,01262 1 over min  cdot left(0,404 mol over dm^3 right)^2} over {left(1,384 mol over dm^3+ 0,404 mol over dm^3 right)^2} cdot 0,018 mol over dm^3 right]^2 + {}}

newline alignl + left[ {0,01262 1 over min cdot  left(1,384 mol over dm^3 right)^2} over {left(1,384 mol over dm^3 + 0, 404 mol over dm^3 right)^2} cdot 0,019 mol over dm^3 right]^2=  bold {alignc  0,22 cdot 10^-3 mol over{min~cdot dm^3}}
</annotation>
  </semantics>
</math>
</file>

<file path=Object 33/content.xml><?xml version="1.0" encoding="utf-8"?>
<math xmlns="http://www.w3.org/1998/Math/MathML">
  <semantics>
    <mrow>
      <mrow>
        <mrow>
          <mrow>
            <mi>k</mi>
            <mo stretchy="false">=</mo>
            <mfrac>
              <mi>r</mi>
              <mrow>
                <mi>a</mi>
                <mrow>
                  <mi/>
                  <mo stretchy="false">⋅</mo>
                  <mi>b</mi>
                </mrow>
              </mrow>
            </mfrac>
          </mrow>
          <mo stretchy="false">=</mo>
          <mfrac>
            <mrow>
              <mrow>
                <mn>3,9</mn>
                <mo stretchy="false">⋅</mo>
                <msup>
                  <mn>10</mn>
                  <mrow>
                    <mo stretchy="false">−</mo>
                    <mn>3</mn>
                  </mrow>
                </msup>
              </mrow>
              <mfrac>
                <mi mathvariant="italic">mol</mi>
                <mrow>
                  <mi mathvariant="italic">min</mi>
                  <mi/>
                  <msup>
                    <mi mathvariant="italic">dm</mi>
                    <mn>3</mn>
                  </msup>
                </mrow>
              </mfrac>
            </mrow>
            <mrow>
              <mn>1,384</mn>
              <mrow>
                <mfrac>
                  <mi mathvariant="italic">mol</mi>
                  <msup>
                    <mi mathvariant="italic">dm</mi>
                    <mn>3</mn>
                  </msup>
                </mfrac>
                <mo stretchy="false">⋅</mo>
                <mn>0,404</mn>
              </mrow>
              <mfrac>
                <mi mathvariant="italic">mol</mi>
                <msup>
                  <mi mathvariant="italic">dm</mi>
                  <mn>3</mn>
                </msup>
              </mfrac>
            </mrow>
          </mfrac>
        </mrow>
        <mo stretchy="false">=</mo>
        <mstyle mathvariant="bold">
          <mrow>
            <mrow>
              <mrow>
                <mn>6,98</mn>
                <mo stretchy="false">⋅</mo>
                <msup>
                  <mn>10</mn>
                  <mrow>
                    <mo stretchy="false">−</mo>
                    <mn>3</mn>
                  </mrow>
                </msup>
              </mrow>
              <mfrac>
                <msup>
                  <mi mathvariant="italic">dm</mi>
                  <mn>3</mn>
                </msup>
                <mrow>
                  <mi mathvariant="italic">min</mi>
                  <mrow>
                    <mi/>
                    <mo stretchy="false">⋅</mo>
                    <mi mathvariant="italic">mol</mi>
                  </mrow>
                </mrow>
              </mfrac>
            </mrow>
          </mrow>
        </mstyle>
      </mrow>
    </mrow>
    <annotation encoding="StarMath 5.0">k = r over {a ~cdot b} = {3,9 cdot 10^-3 mol over {min~dm^3}} over {1,384 mol over dm^3 cdot 0,404 mol over dm^3} = bold{6,98 cdot 10^-3 dm^3 over {min~ cdot mol}}</annotation>
  </semantics>
</math>
</file>

<file path=Object 34/content.xml><?xml version="1.0" encoding="utf-8"?>
<math xmlns="http://www.w3.org/1998/Math/MathML">
  <semantics>
    <mtable>
      <mtr>
        <mtd>
          <mrow>
            <mi>u</mi>
            <mrow>
              <mrow>
                <mrow>
                  <mrow>
                    <mo stretchy="false">(</mo>
                    <mrow>
                      <mi>k</mi>
                    </mrow>
                    <mo stretchy="false">)</mo>
                  </mrow>
                  <mo stretchy="false">=</mo>
                  <msqrt>
                    <mrow>
                      <mrow>
                        <mrow>
                          <msup>
                            <mfenced open="[" close="]">
                              <mrow>
                                <mrow>
                                  <mfrac>
                                    <mrow>
                                      <mo stretchy="false">δ</mo>
                                      <mi>k</mi>
                                    </mrow>
                                    <mrow>
                                      <mo stretchy="false">δ</mo>
                                      <mi>r</mi>
                                    </mrow>
                                  </mfrac>
                                  <mo stretchy="false">⋅</mo>
                                  <mi>u</mi>
                                </mrow>
                                <mrow>
                                  <mo stretchy="false">(</mo>
                                  <mrow>
                                    <mi>r</mi>
                                  </mrow>
                                  <mo stretchy="false">)</mo>
                                </mrow>
                              </mrow>
                            </mfenced>
                            <mn>2</mn>
                          </msup>
                          <mo stretchy="false">+</mo>
                          <msup>
                            <mfenced open="[" close="]">
                              <mrow>
                                <mrow>
                                  <mfrac>
                                    <mrow>
                                      <mo stretchy="false">δ</mo>
                                      <mi>k</mi>
                                    </mrow>
                                    <mrow>
                                      <mo stretchy="false">δ</mo>
                                      <mi>a</mi>
                                    </mrow>
                                  </mfrac>
                                  <mo stretchy="false">⋅</mo>
                                  <mi>u</mi>
                                </mrow>
                                <mrow>
                                  <mo stretchy="false">(</mo>
                                  <mrow>
                                    <mi>a</mi>
                                  </mrow>
                                  <mo stretchy="false">)</mo>
                                </mrow>
                              </mrow>
                            </mfenced>
                            <mn>2</mn>
                          </msup>
                        </mrow>
                        <mo stretchy="false">+</mo>
                        <msup>
                          <mfenced open="[" close="]">
                            <mrow>
                              <mrow>
                                <mfrac>
                                  <mrow>
                                    <mo stretchy="false">δ</mo>
                                    <mi>k</mi>
                                  </mrow>
                                  <mrow>
                                    <mo stretchy="false">δ</mo>
                                    <mi>b</mi>
                                  </mrow>
                                </mfrac>
                                <mo stretchy="false">⋅</mo>
                                <mi>u</mi>
                              </mrow>
                              <mrow>
                                <mo stretchy="false">(</mo>
                                <mrow>
                                  <mi>b</mi>
                                </mrow>
                                <mo stretchy="false">)</mo>
                              </mrow>
                            </mrow>
                          </mfenced>
                          <mn>2</mn>
                        </msup>
                      </mrow>
                    </mrow>
                  </msqrt>
                </mrow>
                <mo stretchy="false">=</mo>
                <msqrt>
                  <mrow>
                    <mrow>
                      <mrow>
                        <msup>
                          <mfenced open="[" close="]">
                            <mrow>
                              <mrow>
                                <mfrac>
                                  <mrow>
                                    <mn>1</mn>
                                  </mrow>
                                  <mrow>
                                    <mi>a</mi>
                                    <mrow>
                                      <mi/>
                                      <mo stretchy="false">⋅</mo>
                                      <mi>b</mi>
                                    </mrow>
                                  </mrow>
                                </mfrac>
                                <mo stretchy="false">⋅</mo>
                                <mi>u</mi>
                              </mrow>
                              <mrow>
                                <mo stretchy="false">(</mo>
                                <mrow>
                                  <mi>r</mi>
                                </mrow>
                                <mo stretchy="false">)</mo>
                              </mrow>
                            </mrow>
                          </mfenced>
                          <mn>2</mn>
                        </msup>
                        <mo stretchy="false">+</mo>
                        <msup>
                          <mfenced open="[" close="]">
                            <mrow>
                              <mrow>
                                <mfrac>
                                  <mrow>
                                    <mrow>
                                      <mo stretchy="false">−</mo>
                                      <mi>r</mi>
                                    </mrow>
                                  </mrow>
                                  <mrow>
                                    <msup>
                                      <mi>a</mi>
                                      <mn>2</mn>
                                    </msup>
                                    <mrow>
                                      <mrow/>
                                      <mo stretchy="false">⋅</mo>
                                      <mi>b</mi>
                                    </mrow>
                                  </mrow>
                                </mfrac>
                                <mo stretchy="false">⋅</mo>
                                <mi>u</mi>
                              </mrow>
                              <mrow>
                                <mo stretchy="false">(</mo>
                                <mrow>
                                  <mi>a</mi>
                                </mrow>
                                <mo stretchy="false">)</mo>
                              </mrow>
                            </mrow>
                          </mfenced>
                          <mn>2</mn>
                        </msup>
                      </mrow>
                      <mo stretchy="false">+</mo>
                      <msup>
                        <mfenced open="[" close="]">
                          <mrow>
                            <mrow>
                              <mfrac>
                                <mrow>
                                  <mrow>
                                    <mo stretchy="false">−</mo>
                                    <mi>r</mi>
                                  </mrow>
                                </mrow>
                                <mrow>
                                  <mi>a</mi>
                                  <mrow>
                                    <mi/>
                                    <mo stretchy="false">⋅</mo>
                                    <msup>
                                      <mi>b</mi>
                                      <mn>2</mn>
                                    </msup>
                                  </mrow>
                                </mrow>
                              </mfrac>
                              <mo stretchy="false">⋅</mo>
                              <mi>u</mi>
                            </mrow>
                            <mrow>
                              <mo stretchy="false">(</mo>
                              <mrow>
                                <mi>b</mi>
                              </mrow>
                              <mo stretchy="false">)</mo>
                            </mrow>
                          </mrow>
                        </mfenced>
                        <mn>2</mn>
                      </msup>
                    </mrow>
                  </mrow>
                </msqrt>
              </mrow>
              <mo stretchy="false">=</mo>
              <mrow/>
            </mrow>
          </mrow>
        </mtd>
      </mtr>
      <mtr>
        <mtd>
          <mrow>
            <mrow>
              <mrow/>
              <mo stretchy="false">=</mo>
              <mrow>
                <msqrt>
                  <mrow>
                    <mrow>
                      <msup>
                        <mfenced open="[" close="]">
                          <mrow>
                            <mrow>
                              <mrow>
                                <mfrac>
                                  <mrow>
                                    <mn>1</mn>
                                  </mrow>
                                  <mrow>
                                    <mn>1,384</mn>
                                    <mfrac>
                                      <mi mathvariant="italic">mol</mi>
                                      <msup>
                                        <mi mathvariant="italic">dm</mi>
                                        <mn>3</mn>
                                      </msup>
                                    </mfrac>
                                    <mrow>
                                      <mi/>
                                      <mo stretchy="false">⋅</mo>
                                      <mn>0,404</mn>
                                    </mrow>
                                    <mfrac>
                                      <mi mathvariant="italic">mol</mi>
                                      <msup>
                                        <mi mathvariant="italic">dm</mi>
                                        <mn>3</mn>
                                      </msup>
                                    </mfrac>
                                  </mrow>
                                </mfrac>
                                <mo stretchy="false">⋅</mo>
                                <mn>0,22</mn>
                              </mrow>
                              <mo stretchy="false">⋅</mo>
                              <msup>
                                <mn>10</mn>
                                <mrow>
                                  <mo stretchy="false">−</mo>
                                  <mn>3</mn>
                                </mrow>
                              </msup>
                            </mrow>
                            <mfrac>
                              <mi mathvariant="italic">mol</mi>
                              <mrow>
                                <mi mathvariant="italic">min</mi>
                                <mrow>
                                  <mi/>
                                  <mo stretchy="false">⋅</mo>
                                  <msup>
                                    <mi mathvariant="italic">dm</mi>
                                    <mn>3</mn>
                                  </msup>
                                </mrow>
                              </mrow>
                            </mfrac>
                          </mrow>
                        </mfenced>
                        <mn>2</mn>
                      </msup>
                      <mo stretchy="false">+</mo>
                      <msup>
                        <mfenced open="[" close="]">
                          <mrow>
                            <mrow>
                              <mfrac>
                                <mrow>
                                  <mrow>
                                    <mrow>
                                      <mo stretchy="false">−</mo>
                                      <mn>3,9</mn>
                                    </mrow>
                                    <mo stretchy="false">⋅</mo>
                                    <msup>
                                      <mn>10</mn>
                                      <mrow>
                                        <mo stretchy="false">−</mo>
                                        <mn>3</mn>
                                      </mrow>
                                    </msup>
                                  </mrow>
                                  <mfrac>
                                    <mi mathvariant="italic">mol</mi>
                                    <mrow>
                                      <mi mathvariant="italic">min</mi>
                                      <mrow>
                                        <mi/>
                                        <mo stretchy="false">⋅</mo>
                                        <msup>
                                          <mi mathvariant="italic">dm</mi>
                                          <mn>3</mn>
                                        </msup>
                                      </mrow>
                                    </mrow>
                                  </mfrac>
                                </mrow>
                                <mrow>
                                  <msup>
                                    <mfenced open="(" close=")">
                                      <mrow>
                                        <mn>1,384</mn>
                                        <mfrac>
                                          <mi mathvariant="italic">mol</mi>
                                          <msup>
                                            <mi mathvariant="italic">dm</mi>
                                            <mn>3</mn>
                                          </msup>
                                        </mfrac>
                                      </mrow>
                                    </mfenced>
                                    <mn>2</mn>
                                  </msup>
                                  <mrow>
                                    <mi/>
                                    <mo stretchy="false">⋅</mo>
                                    <mn>0,404</mn>
                                  </mrow>
                                  <mfrac>
                                    <mi mathvariant="italic">mol</mi>
                                    <msup>
                                      <mi mathvariant="italic">dm</mi>
                                      <mn>3</mn>
                                    </msup>
                                  </mfrac>
                                </mrow>
                              </mfrac>
                              <mo stretchy="false">⋅</mo>
                              <mn>0,018</mn>
                            </mrow>
                            <mfrac>
                              <mi mathvariant="italic">mol</mi>
                              <msup>
                                <mi mathvariant="italic">dm</mi>
                                <mn>3</mn>
                              </msup>
                            </mfrac>
                          </mrow>
                        </mfenced>
                        <mn>2</mn>
                      </msup>
                    </mrow>
                  </mrow>
                </msqrt>
                <mo stretchy="false">+</mo>
                <mrow/>
              </mrow>
            </mrow>
          </mrow>
        </mtd>
      </mtr>
      <mtr>
        <mtd>
          <mrow>
            <mrow>
              <mrow>
                <mi/>
                <mo stretchy="false">+</mo>
                <msup>
                  <mfenced open="[" close="]">
                    <mrow>
                      <mrow>
                        <mfrac>
                          <mrow>
                            <mrow>
                              <mrow>
                                <mo stretchy="false">−</mo>
                                <mn>3,9</mn>
                              </mrow>
                              <mo stretchy="false">⋅</mo>
                              <msup>
                                <mn>10</mn>
                                <mrow>
                                  <mo stretchy="false">−</mo>
                                  <mn>3</mn>
                                </mrow>
                              </msup>
                            </mrow>
                            <mfrac>
                              <mi mathvariant="italic">mol</mi>
                              <mrow>
                                <mi mathvariant="italic">min</mi>
                                <mrow>
                                  <mi/>
                                  <mo stretchy="false">⋅</mo>
                                  <msup>
                                    <mi mathvariant="italic">dm</mi>
                                    <mn>3</mn>
                                  </msup>
                                </mrow>
                              </mrow>
                            </mfrac>
                          </mrow>
                          <mrow>
                            <mn>1,384</mn>
                            <mfrac>
                              <mi mathvariant="italic">mol</mi>
                              <msup>
                                <mi mathvariant="italic">dm</mi>
                                <mn>3</mn>
                              </msup>
                            </mfrac>
                            <mrow>
                              <mi/>
                              <mo stretchy="false">⋅</mo>
                              <msup>
                                <mfenced open="(" close=")">
                                  <mrow>
                                    <mn>0,404</mn>
                                    <mfrac>
                                      <mi mathvariant="italic">mol</mi>
                                      <msup>
                                        <mi mathvariant="italic">dm</mi>
                                        <mn>3</mn>
                                      </msup>
                                    </mfrac>
                                  </mrow>
                                </mfenced>
                                <mn>2</mn>
                              </msup>
                            </mrow>
                          </mrow>
                        </mfrac>
                        <mo stretchy="false">⋅</mo>
                        <mn>0,019</mn>
                      </mrow>
                      <mfrac>
                        <mi mathvariant="italic">mol</mi>
                        <msup>
                          <mi mathvariant="italic">dm</mi>
                          <mn>3</mn>
                        </msup>
                      </mfrac>
                    </mrow>
                  </mfenced>
                  <mn>2</mn>
                </msup>
              </mrow>
              <mo stretchy="false">=</mo>
              <mstyle mathvariant="bold">
                <mrow>
                  <mrow>
                    <mrow>
                      <mn>0,52</mn>
                      <mo stretchy="false">⋅</mo>
                      <msup>
                        <mn>10</mn>
                        <mrow>
                          <mo stretchy="false">−</mo>
                          <mn>3</mn>
                        </mrow>
                      </msup>
                    </mrow>
                    <mfrac>
                      <msup>
                        <mi mathvariant="italic">dm</mi>
                        <mn>3</mn>
                      </msup>
                      <mrow>
                        <mi mathvariant="italic">min</mi>
                        <mrow>
                          <mi/>
                          <mo stretchy="false">⋅</mo>
                          <mi mathvariant="italic">mol</mi>
                        </mrow>
                      </mrow>
                    </mfrac>
                  </mrow>
                </mrow>
              </mstyle>
            </mrow>
          </mrow>
        </mtd>
      </mtr>
    </mtable>
    <annotation encoding="StarMath 5.0">alignl  u(k) =sqrt{ left[{%delta k} over {%delta r} cdot u(r) right]^2 +left[{%delta k} over {%delta a} cdot u(a) right]^2+ left[{%delta k} over {%delta b} cdot u(b) right]^2}= 

 sqrt{ left[{alignc   1} over {a~cdot b} cdot u(r) right]^2 +left[{alignc  -r} over {a^2 {}cdot b} cdot u(a) right]^2+ left[{alignc -r} over {a~ cdot b^2} cdot u(b) right]^2}={}
newline

{}=sqrt{ left[{1} over {1,384 mol over dm^3 ~cdot 0,404 mol over dm^3} cdot 0,22 cdot 10^-3 mol over{min~cdot dm^3} right]^2 +left[{-3,9 cdot 10^-3 mol over{min~ cdot dm^3}} over {left(1,384 mol over dm^3 right)^2 ~cdot 0,404 mol over dm^3} cdot 0,018 mol over dm^3 right]^2} + {}

newline alignl  ~~+ left[{-3,9 cdot 10^-3 mol over{min~ cdot dm^3}} over {1,384 mol over dm^3 ~cdot left(0,404 mol over dm^3 right)^2} cdot 0,019 mol over dm^3 right]^2=bold {alignc  0,52 cdot 10^-3 dm^3 over {min ~cdot mol}}


</annotation>
  </semantics>
</math>
</file>

<file path=Object 35/content.xml><?xml version="1.0" encoding="utf-8"?>
<math xmlns="http://www.w3.org/1998/Math/MathML">
  <semantics>
    <mtable>
      <mtr>
        <mtd>
          <mrow>
            <mrow>
              <mo stretchy="false">−</mo>
              <mi>ln</mi>
            </mrow>
            <mrow>
              <mrow>
                <mo stretchy="false">(</mo>
                <mrow>
                  <mrow>
                    <mn>1</mn>
                    <mo stretchy="false">−</mo>
                    <mi>F</mi>
                  </mrow>
                </mrow>
                <mo stretchy="false">)</mo>
              </mrow>
              <mo stretchy="false">=</mo>
              <mrow>
                <mfrac>
                  <mrow>
                    <mrow>
                      <mi>a</mi>
                      <mo stretchy="false">+</mo>
                      <mi>b</mi>
                    </mrow>
                  </mrow>
                  <mrow>
                    <mrow>
                      <mi>a</mi>
                      <mo stretchy="false">⋅</mo>
                      <mi>b</mi>
                    </mrow>
                  </mrow>
                </mfrac>
                <mo stretchy="false">⋅</mo>
                <mi mathvariant="italic">rt</mi>
              </mrow>
            </mrow>
          </mrow>
        </mtd>
      </mtr>
      <mtr>
        <mtd>
          <mrow>
            <mrow>
              <mi>t</mi>
              <mo stretchy="false">=</mo>
              <mfrac>
                <mrow>
                  <mrow>
                    <mrow>
                      <mi>a</mi>
                      <mo stretchy="false">⋅</mo>
                      <mi>b</mi>
                    </mrow>
                    <mo stretchy="false">⋅</mo>
                    <mrow>
                      <mo stretchy="false">(</mo>
                      <mrow>
                        <mrow>
                          <mo stretchy="false">−</mo>
                          <mi>ln</mi>
                        </mrow>
                        <mrow>
                          <mo stretchy="false">(</mo>
                          <mrow>
                            <mrow>
                              <mn>1</mn>
                              <mo stretchy="false">−</mo>
                              <mi>F</mi>
                            </mrow>
                          </mrow>
                          <mo stretchy="false">)</mo>
                        </mrow>
                      </mrow>
                      <mo stretchy="false">)</mo>
                    </mrow>
                  </mrow>
                </mrow>
                <mrow>
                  <mrow>
                    <mo stretchy="false">(</mo>
                    <mrow>
                      <mrow>
                        <mi>a</mi>
                        <mo stretchy="false">+</mo>
                        <mi>b</mi>
                      </mrow>
                    </mrow>
                    <mo stretchy="false">)</mo>
                  </mrow>
                  <mi>r</mi>
                </mrow>
              </mfrac>
            </mrow>
          </mrow>
        </mtd>
      </mtr>
    </mtable>
    <annotation encoding="StarMath 5.0">- ln (1-F) = {a+b} over {a cdot b} cdot rt

newline
t ={a cdot b cdot (- ln (1-F))}over{(a+b)r}</annotation>
  </semantics>
</math>
</file>

<file path=Object 36/content.xml><?xml version="1.0" encoding="utf-8"?>
<math xmlns="http://www.w3.org/1998/Math/MathML">
  <semantics>
    <mrow>
      <mrow>
        <mrow>
          <mrow>
            <msub>
              <mi>t</mi>
              <mrow>
                <mrow>
                  <mn>1</mn>
                  <mo stretchy="false">/</mo>
                  <mn>2</mn>
                </mrow>
              </mrow>
            </msub>
            <mo stretchy="false">=</mo>
            <mfrac>
              <mrow>
                <mrow>
                  <mrow>
                    <mi>a</mi>
                    <mo stretchy="false">⋅</mo>
                    <mi>b</mi>
                  </mrow>
                  <mo stretchy="false">⋅</mo>
                  <mfenced open="(" close=")">
                    <mrow>
                      <mrow>
                        <mo stretchy="false">−</mo>
                        <mi>ln</mi>
                      </mrow>
                      <mfenced open="(" close=")">
                        <mrow>
                          <mrow>
                            <mn>1</mn>
                            <mo stretchy="false">−</mo>
                            <mfrac>
                              <mn>1</mn>
                              <mn>2</mn>
                            </mfrac>
                          </mrow>
                        </mrow>
                      </mfenced>
                    </mrow>
                  </mfenced>
                </mrow>
              </mrow>
              <mrow>
                <mfenced open="(" close=")">
                  <mrow>
                    <mrow>
                      <mi>a</mi>
                      <mo stretchy="false">+</mo>
                      <mi>b</mi>
                    </mrow>
                  </mrow>
                </mfenced>
                <mi>r</mi>
              </mrow>
            </mfrac>
          </mrow>
          <mo stretchy="false">=</mo>
          <mfrac>
            <mrow>
              <mn>1,384</mn>
              <mrow>
                <mfrac>
                  <mi mathvariant="italic">mol</mi>
                  <msup>
                    <mi mathvariant="italic">dm</mi>
                    <mn>3</mn>
                  </msup>
                </mfrac>
                <mo stretchy="false">⋅</mo>
                <mn>0,404</mn>
              </mrow>
              <mrow>
                <mfrac>
                  <mi mathvariant="italic">mol</mi>
                  <msup>
                    <mi mathvariant="italic">dm</mi>
                    <mn>3</mn>
                  </msup>
                </mfrac>
                <mo stretchy="false">⋅</mo>
                <mfenced open="(" close=")">
                  <mrow>
                    <mrow>
                      <mo stretchy="false">−</mo>
                      <mi>ln</mi>
                    </mrow>
                    <mfenced open="(" close=")">
                      <mrow>
                        <mfrac>
                          <mn>1</mn>
                          <mn>2</mn>
                        </mfrac>
                      </mrow>
                    </mfenced>
                  </mrow>
                </mfenced>
              </mrow>
            </mrow>
            <mrow>
              <mrow>
                <mrow>
                  <mfenced open="(" close=")">
                    <mrow>
                      <mn>1,384</mn>
                      <mrow>
                        <mfrac>
                          <mi mathvariant="italic">mol</mi>
                          <msup>
                            <mi mathvariant="italic">dm</mi>
                            <mn>3</mn>
                          </msup>
                        </mfrac>
                        <mo stretchy="false">+</mo>
                        <mn>0,404</mn>
                      </mrow>
                      <mfrac>
                        <mi mathvariant="italic">mol</mi>
                        <msup>
                          <mi mathvariant="italic">dm</mi>
                          <mn>3</mn>
                        </msup>
                      </mfrac>
                    </mrow>
                  </mfenced>
                  <mo stretchy="false">⋅</mo>
                  <mn>3,95</mn>
                </mrow>
                <mo stretchy="false">⋅</mo>
                <msup>
                  <mn>10</mn>
                  <mrow>
                    <mo stretchy="false">−</mo>
                    <mn>3</mn>
                  </mrow>
                </msup>
              </mrow>
              <mfrac>
                <mi mathvariant="italic">mol</mi>
                <mrow>
                  <mi mathvariant="italic">min</mi>
                  <mrow>
                    <mi/>
                    <mo stretchy="false">⋅</mo>
                    <msup>
                      <mi mathvariant="italic">dm</mi>
                      <mn>3</mn>
                    </msup>
                  </mrow>
                </mrow>
              </mfrac>
            </mrow>
          </mfrac>
        </mrow>
        <mo stretchy="false">=</mo>
        <mstyle mathvariant="bold">
          <mrow>
            <mrow>
              <mn>54,9</mn>
              <mi mathvariant="italic">min</mi>
            </mrow>
          </mrow>
        </mstyle>
      </mrow>
    </mrow>
    <annotation encoding="StarMath 5.0">t_{1/2} ={a cdot b cdot left(- ln left(1-1 over 2 right)right)}over{left(a+b right)r}= {1,384 mol over dm^3 cdot 0,404 mol over dm^3 cdot left(- ln left(1 over 2 right) right)}over{left(1,384 mol over dm^3 + 0,404 mol over dm^3 right) cdot 3,95 cdot 10^-3 mol over{min ~cdot dm^3}}= bold {54,9 min}
 </annotation>
  </semantics>
</math>
</file>

<file path=Object 37/content.xml><?xml version="1.0" encoding="utf-8"?>
<math xmlns="http://www.w3.org/1998/Math/MathML">
  <semantics>
    <mtable>
      <mtr>
        <mtd>
          <mrow>
            <mi>u</mi>
            <mrow>
              <mrow>
                <mrow>
                  <mo stretchy="false">(</mo>
                  <mrow>
                    <msub>
                      <mi>t</mi>
                      <mrow>
                        <mrow>
                          <mn>1</mn>
                          <mo stretchy="false">/</mo>
                          <mn>2</mn>
                        </mrow>
                      </mrow>
                    </msub>
                  </mrow>
                  <mo stretchy="false">)</mo>
                </mrow>
                <mo stretchy="false">=</mo>
                <msqrt>
                  <mrow>
                    <mrow>
                      <mrow>
                        <msup>
                          <mfenced open="[" close="]">
                            <mrow>
                              <mrow>
                                <mfrac>
                                  <mrow>
                                    <mo stretchy="false">δ</mo>
                                    <msub>
                                      <mi>t</mi>
                                      <mrow>
                                        <mrow>
                                          <mn>1</mn>
                                          <mo stretchy="false">/</mo>
                                          <mn>2</mn>
                                        </mrow>
                                      </mrow>
                                    </msub>
                                  </mrow>
                                  <mrow>
                                    <mo stretchy="false">δ</mo>
                                    <mi>a</mi>
                                  </mrow>
                                </mfrac>
                                <mo stretchy="false">⋅</mo>
                                <mi>u</mi>
                              </mrow>
                              <mrow>
                                <mo stretchy="false">(</mo>
                                <mrow>
                                  <mi>a</mi>
                                </mrow>
                                <mo stretchy="false">)</mo>
                              </mrow>
                            </mrow>
                          </mfenced>
                          <mn>2</mn>
                        </msup>
                        <mo stretchy="false">+</mo>
                        <msup>
                          <mfenced open="[" close="]">
                            <mrow>
                              <mrow>
                                <mfrac>
                                  <mrow>
                                    <mo stretchy="false">δ</mo>
                                    <msub>
                                      <mi>t</mi>
                                      <mrow>
                                        <mrow>
                                          <mn>1</mn>
                                          <mo stretchy="false">/</mo>
                                          <mn>2</mn>
                                        </mrow>
                                      </mrow>
                                    </msub>
                                  </mrow>
                                  <mrow>
                                    <mo stretchy="false">δ</mo>
                                    <mi>b</mi>
                                  </mrow>
                                </mfrac>
                                <mo stretchy="false">⋅</mo>
                                <mi>u</mi>
                              </mrow>
                              <mrow>
                                <mo stretchy="false">(</mo>
                                <mrow>
                                  <mi>b</mi>
                                </mrow>
                                <mo stretchy="false">)</mo>
                              </mrow>
                            </mrow>
                          </mfenced>
                          <mn>2</mn>
                        </msup>
                      </mrow>
                      <mo stretchy="false">+</mo>
                      <msup>
                        <mfenced open="[" close="]">
                          <mrow>
                            <mrow>
                              <mfrac>
                                <mrow>
                                  <mo stretchy="false">δ</mo>
                                  <msub>
                                    <mi>t</mi>
                                    <mrow>
                                      <mrow>
                                        <mn>1</mn>
                                        <mo stretchy="false">/</mo>
                                        <mn>2</mn>
                                      </mrow>
                                    </mrow>
                                  </msub>
                                </mrow>
                                <mrow>
                                  <mo stretchy="false">δ</mo>
                                  <mi>r</mi>
                                </mrow>
                              </mfrac>
                              <mo stretchy="false">⋅</mo>
                              <mi>u</mi>
                            </mrow>
                            <mrow>
                              <mo stretchy="false">(</mo>
                              <mrow>
                                <mi>r</mi>
                              </mrow>
                              <mo stretchy="false">)</mo>
                            </mrow>
                          </mrow>
                        </mfenced>
                        <mn>2</mn>
                      </msup>
                    </mrow>
                  </mrow>
                </msqrt>
              </mrow>
              <mo stretchy="false">=</mo>
              <mrow/>
            </mrow>
          </mrow>
        </mtd>
      </mtr>
      <mtr>
        <mtd>
          <mrow>
            <mrow>
              <mrow>
                <mrow/>
                <mo stretchy="false">=</mo>
                <msqrt>
                  <mrow>
                    <mrow>
                      <mrow>
                        <msup>
                          <mfenced open="[" close="]">
                            <mrow>
                              <mrow>
                                <mfrac>
                                  <mrow>
                                    <msup>
                                      <mi>b</mi>
                                      <mn>2</mn>
                                    </msup>
                                    <mfenced open="(" close=")">
                                      <mrow>
                                        <mrow>
                                          <mo stretchy="false">−</mo>
                                          <mi>ln</mi>
                                        </mrow>
                                        <mfenced open="(" close=")">
                                          <mrow>
                                            <mrow>
                                              <mn>1</mn>
                                              <mo stretchy="false">−</mo>
                                              <mfrac>
                                                <mn>1</mn>
                                                <mn>2</mn>
                                              </mfrac>
                                            </mrow>
                                          </mrow>
                                        </mfenced>
                                      </mrow>
                                    </mfenced>
                                  </mrow>
                                  <mrow>
                                    <mrow>
                                      <msup>
                                        <mrow>
                                          <mo stretchy="false">(</mo>
                                          <mrow>
                                            <mrow>
                                              <mi>a</mi>
                                              <mo stretchy="false">+</mo>
                                              <mi>b</mi>
                                            </mrow>
                                          </mrow>
                                          <mo stretchy="false">)</mo>
                                        </mrow>
                                        <mn>2</mn>
                                      </msup>
                                      <mo stretchy="false">⋅</mo>
                                      <mi>r</mi>
                                    </mrow>
                                  </mrow>
                                </mfrac>
                                <mo stretchy="false">⋅</mo>
                                <mi>u</mi>
                              </mrow>
                              <mrow>
                                <mo stretchy="false">(</mo>
                                <mrow>
                                  <mi>a</mi>
                                </mrow>
                                <mo stretchy="false">)</mo>
                              </mrow>
                            </mrow>
                          </mfenced>
                          <mn>2</mn>
                        </msup>
                        <mo stretchy="false">+</mo>
                        <msup>
                          <mfenced open="[" close="]">
                            <mrow>
                              <mrow>
                                <mfrac>
                                  <mrow>
                                    <msup>
                                      <mi>a</mi>
                                      <mn>2</mn>
                                    </msup>
                                    <mfenced open="(" close=")">
                                      <mrow>
                                        <mrow>
                                          <mo stretchy="false">−</mo>
                                          <mi>ln</mi>
                                        </mrow>
                                        <mfenced open="(" close=")">
                                          <mrow>
                                            <mrow>
                                              <mn>1</mn>
                                              <mo stretchy="false">−</mo>
                                              <mfrac>
                                                <mn>1</mn>
                                                <mn>2</mn>
                                              </mfrac>
                                            </mrow>
                                          </mrow>
                                        </mfenced>
                                      </mrow>
                                    </mfenced>
                                  </mrow>
                                  <mrow>
                                    <mrow>
                                      <msup>
                                        <mrow>
                                          <mo stretchy="false">(</mo>
                                          <mrow>
                                            <mrow>
                                              <mi>a</mi>
                                              <mo stretchy="false">+</mo>
                                              <mi>b</mi>
                                            </mrow>
                                          </mrow>
                                          <mo stretchy="false">)</mo>
                                        </mrow>
                                        <mn>2</mn>
                                      </msup>
                                      <mo stretchy="false">⋅</mo>
                                      <mi>r</mi>
                                    </mrow>
                                  </mrow>
                                </mfrac>
                                <mo stretchy="false">⋅</mo>
                                <mi>u</mi>
                              </mrow>
                              <mrow>
                                <mo stretchy="false">(</mo>
                                <mrow>
                                  <mi>b</mi>
                                </mrow>
                                <mo stretchy="false">)</mo>
                              </mrow>
                            </mrow>
                          </mfenced>
                          <mn>2</mn>
                        </msup>
                      </mrow>
                      <mo stretchy="false">+</mo>
                      <msup>
                        <mfenced open="[" close="]">
                          <mrow>
                            <mrow>
                              <mfrac>
                                <mrow>
                                  <mrow>
                                    <mi>r</mi>
                                    <mo stretchy="false">−</mo>
                                    <mrow>
                                      <mrow>
                                        <mi>a</mi>
                                        <mo stretchy="false">⋅</mo>
                                        <mi>b</mi>
                                      </mrow>
                                      <mo stretchy="false">⋅</mo>
                                      <mfenced open="(" close=")">
                                        <mrow>
                                          <mrow>
                                            <mo stretchy="false">−</mo>
                                            <mi>ln</mi>
                                          </mrow>
                                          <mfenced open="(" close=")">
                                            <mrow>
                                              <mrow>
                                                <mn>1</mn>
                                                <mo stretchy="false">−</mo>
                                                <mfrac>
                                                  <mn>1</mn>
                                                  <mn>2</mn>
                                                </mfrac>
                                              </mrow>
                                            </mrow>
                                          </mfenced>
                                        </mrow>
                                      </mfenced>
                                    </mrow>
                                  </mrow>
                                </mrow>
                                <mrow>
                                  <mrow>
                                    <mrow>
                                      <mo stretchy="false">(</mo>
                                      <mrow>
                                        <mrow>
                                          <mi>a</mi>
                                          <mo stretchy="false">+</mo>
                                          <mi>b</mi>
                                        </mrow>
                                      </mrow>
                                      <mo stretchy="false">)</mo>
                                    </mrow>
                                    <mo stretchy="false">⋅</mo>
                                    <msup>
                                      <mi>r</mi>
                                      <mn>2</mn>
                                    </msup>
                                  </mrow>
                                </mrow>
                              </mfrac>
                              <mo stretchy="false">⋅</mo>
                              <mi>u</mi>
                            </mrow>
                            <mrow>
                              <mo stretchy="false">(</mo>
                              <mrow>
                                <mi>r</mi>
                              </mrow>
                              <mo stretchy="false">)</mo>
                            </mrow>
                          </mrow>
                        </mfenced>
                        <mn>2</mn>
                      </msup>
                    </mrow>
                  </mrow>
                </msqrt>
              </mrow>
              <mo stretchy="false">=</mo>
              <mrow/>
            </mrow>
          </mrow>
        </mtd>
      </mtr>
      <mtr>
        <mtd>
          <mrow>
            <mrow>
              <mrow/>
              <mo stretchy="false">=</mo>
              <msqrt>
                <mrow>
                  <mrow>
                    <msup>
                      <mfenced open="[" close="]">
                        <mrow>
                          <mrow>
                            <mfrac>
                              <mrow>
                                <msup>
                                  <mfenced open="(" close=")">
                                    <mrow>
                                      <mn>0,404</mn>
                                      <mfrac>
                                        <mi mathvariant="italic">mol</mi>
                                        <msup>
                                          <mi mathvariant="italic">dm</mi>
                                          <mn>3</mn>
                                        </msup>
                                      </mfrac>
                                    </mrow>
                                  </mfenced>
                                  <mn>2</mn>
                                </msup>
                                <mfenced open="(" close=")">
                                  <mrow>
                                    <mrow>
                                      <mo stretchy="false">−</mo>
                                      <mi>ln</mi>
                                    </mrow>
                                    <mfenced open="(" close=")">
                                      <mrow>
                                        <mrow>
                                          <mn>1</mn>
                                          <mo stretchy="false">−</mo>
                                          <mfrac>
                                            <mn>1</mn>
                                            <mn>2</mn>
                                          </mfrac>
                                        </mrow>
                                      </mrow>
                                    </mfenced>
                                  </mrow>
                                </mfenced>
                              </mrow>
                              <mrow>
                                <mrow>
                                  <mrow>
                                    <msup>
                                      <mfenced open="(" close=")">
                                        <mrow>
                                          <mn>1,384</mn>
                                          <mrow>
                                            <mfrac>
                                              <mi mathvariant="italic">mol</mi>
                                              <msup>
                                                <mi mathvariant="italic">dm</mi>
                                                <mn>3</mn>
                                              </msup>
                                            </mfrac>
                                            <mo stretchy="false">+</mo>
                                            <mn>0,404</mn>
                                          </mrow>
                                          <mfrac>
                                            <mi mathvariant="italic">mol</mi>
                                            <msup>
                                              <mi mathvariant="italic">dm</mi>
                                              <mn>3</mn>
                                            </msup>
                                          </mfrac>
                                        </mrow>
                                      </mfenced>
                                      <mn>2</mn>
                                    </msup>
                                    <mo stretchy="false">⋅</mo>
                                    <mn>3,95</mn>
                                  </mrow>
                                  <mo stretchy="false">⋅</mo>
                                  <msup>
                                    <mn>10</mn>
                                    <mrow>
                                      <mo stretchy="false">−</mo>
                                      <mn>3</mn>
                                    </mrow>
                                  </msup>
                                </mrow>
                                <mrow>
                                  <mfrac>
                                    <mi mathvariant="italic">mol</mi>
                                    <mrow>
                                      <mi mathvariant="italic">min</mi>
                                      <mrow>
                                        <mi/>
                                        <mo stretchy="false">⋅</mo>
                                        <msup>
                                          <mi mathvariant="italic">dm</mi>
                                          <mn>3</mn>
                                        </msup>
                                      </mrow>
                                    </mrow>
                                  </mfrac>
                                </mrow>
                              </mrow>
                            </mfrac>
                            <mo stretchy="false">⋅</mo>
                            <mn>0,018</mn>
                          </mrow>
                          <mfrac>
                            <mi mathvariant="italic">mol</mi>
                            <msup>
                              <mi mathvariant="italic">dm</mi>
                              <mn>3</mn>
                            </msup>
                          </mfrac>
                        </mrow>
                      </mfenced>
                      <mn>2</mn>
                    </msup>
                    <mo stretchy="false">+</mo>
                    <mrow/>
                  </mrow>
                </mrow>
              </msqrt>
            </mrow>
          </mrow>
        </mtd>
      </mtr>
      <mtr>
        <mtd>
          <mrow>
            <mrow>
              <mrow>
                <mrow/>
                <mo stretchy="false">+</mo>
                <msup>
                  <mfenced open="[" close="]">
                    <mrow>
                      <mrow>
                        <mfrac>
                          <mrow>
                            <msup>
                              <mfenced open="(" close=")">
                                <mrow>
                                  <mn>1,384</mn>
                                  <mfrac>
                                    <mi mathvariant="italic">mol</mi>
                                    <msup>
                                      <mi mathvariant="italic">dm</mi>
                                      <mn>3</mn>
                                    </msup>
                                  </mfrac>
                                </mrow>
                              </mfenced>
                              <mn>2</mn>
                            </msup>
                            <mfenced open="(" close=")">
                              <mrow>
                                <mrow>
                                  <mo stretchy="false">−</mo>
                                  <mi>ln</mi>
                                </mrow>
                                <mfenced open="(" close=")">
                                  <mrow>
                                    <mrow>
                                      <mn>1</mn>
                                      <mo stretchy="false">−</mo>
                                      <mfrac>
                                        <mn>1</mn>
                                        <mn>2</mn>
                                      </mfrac>
                                    </mrow>
                                  </mrow>
                                </mfenced>
                              </mrow>
                            </mfenced>
                          </mrow>
                          <mrow>
                            <mrow>
                              <mrow>
                                <msup>
                                  <mfenced open="(" close=")">
                                    <mrow>
                                      <mn>1,384</mn>
                                      <mrow>
                                        <mfrac>
                                          <mi mathvariant="italic">mol</mi>
                                          <msup>
                                            <mi mathvariant="italic">dm</mi>
                                            <mn>3</mn>
                                          </msup>
                                        </mfrac>
                                        <mo stretchy="false">+</mo>
                                        <mn>0,404</mn>
                                      </mrow>
                                      <mfrac>
                                        <mi mathvariant="italic">mol</mi>
                                        <msup>
                                          <mi mathvariant="italic">dm</mi>
                                          <mn>3</mn>
                                        </msup>
                                      </mfrac>
                                    </mrow>
                                  </mfenced>
                                  <mn>2</mn>
                                </msup>
                                <mo stretchy="false">⋅</mo>
                                <mn>3,95</mn>
                              </mrow>
                              <mo stretchy="false">⋅</mo>
                              <msup>
                                <mn>10</mn>
                                <mrow>
                                  <mo stretchy="false">−</mo>
                                  <mn>3</mn>
                                </mrow>
                              </msup>
                            </mrow>
                            <mrow>
                              <mfrac>
                                <mi mathvariant="italic">mol</mi>
                                <mrow>
                                  <mi mathvariant="italic">min</mi>
                                  <mrow>
                                    <mi/>
                                    <mo stretchy="false">⋅</mo>
                                    <msup>
                                      <mi mathvariant="italic">dm</mi>
                                      <mn>3</mn>
                                    </msup>
                                  </mrow>
                                </mrow>
                              </mfrac>
                            </mrow>
                          </mrow>
                        </mfrac>
                        <mo stretchy="false">⋅</mo>
                        <mn>0,019</mn>
                      </mrow>
                      <mfrac>
                        <mi mathvariant="italic">mol</mi>
                        <msup>
                          <mi mathvariant="italic">dm</mi>
                          <mn>3</mn>
                        </msup>
                      </mfrac>
                    </mrow>
                  </mfenced>
                  <mn>2</mn>
                </msup>
              </mrow>
              <mo stretchy="false">+</mo>
              <mrow/>
            </mrow>
          </mrow>
        </mtd>
      </mtr>
      <mtr>
        <mtd>
          <mrow>
            <mrow>
              <mrow>
                <mrow/>
                <mo stretchy="false">+</mo>
                <msup>
                  <mfenced open="[" close="]">
                    <mrow>
                      <mrow>
                        <mrow>
                          <mfrac>
                            <mrow>
                              <mrow>
                                <mo stretchy="false">−</mo>
                                <mn>1,384</mn>
                              </mrow>
                              <mrow>
                                <mfrac>
                                  <mi mathvariant="italic">mol</mi>
                                  <msup>
                                    <mi mathvariant="italic">dm</mi>
                                    <mn>3</mn>
                                  </msup>
                                </mfrac>
                                <mo stretchy="false">⋅</mo>
                                <mn>0,404</mn>
                              </mrow>
                              <mrow>
                                <mfrac>
                                  <mi mathvariant="italic">mol</mi>
                                  <msup>
                                    <mi mathvariant="italic">dm</mi>
                                    <mn>3</mn>
                                  </msup>
                                </mfrac>
                                <mo stretchy="false">⋅</mo>
                                <mfenced open="(" close=")">
                                  <mrow>
                                    <mrow>
                                      <mo stretchy="false">−</mo>
                                      <mi>ln</mi>
                                    </mrow>
                                    <mfenced open="(" close=")">
                                      <mrow>
                                        <mrow>
                                          <mn>1</mn>
                                          <mo stretchy="false">−</mo>
                                          <mfrac>
                                            <mn>1</mn>
                                            <mn>2</mn>
                                          </mfrac>
                                        </mrow>
                                      </mrow>
                                    </mfenced>
                                  </mrow>
                                </mfenced>
                              </mrow>
                            </mrow>
                            <mrow>
                              <mrow>
                                <mfenced open="(" close=")">
                                  <mrow>
                                    <mn>1,384</mn>
                                    <mrow>
                                      <mfrac>
                                        <mi mathvariant="italic">mol</mi>
                                        <msup>
                                          <mi mathvariant="italic">dm</mi>
                                          <mn>3</mn>
                                        </msup>
                                      </mfrac>
                                      <mo stretchy="false">+</mo>
                                      <mn>0,404</mn>
                                    </mrow>
                                    <mfrac>
                                      <mi mathvariant="italic">mol</mi>
                                      <msup>
                                        <mi mathvariant="italic">dm</mi>
                                        <mn>3</mn>
                                      </msup>
                                    </mfrac>
                                  </mrow>
                                </mfenced>
                                <mo stretchy="false">⋅</mo>
                                <msup>
                                  <mfenced open="(" close=")">
                                    <mrow>
                                      <mrow>
                                        <mn>3,95</mn>
                                        <mo stretchy="false">⋅</mo>
                                        <msup>
                                          <mn>10</mn>
                                          <mrow>
                                            <mo stretchy="false">−</mo>
                                            <mn>3</mn>
                                          </mrow>
                                        </msup>
                                      </mrow>
                                      <mrow>
                                        <mfrac>
                                          <mi mathvariant="italic">mol</mi>
                                          <mrow>
                                            <mi mathvariant="italic">min</mi>
                                            <mrow>
                                              <mi/>
                                              <mo stretchy="false">⋅</mo>
                                              <msup>
                                                <mi mathvariant="italic">dm</mi>
                                                <mn>3</mn>
                                              </msup>
                                            </mrow>
                                          </mrow>
                                        </mfrac>
                                      </mrow>
                                    </mrow>
                                  </mfenced>
                                  <mn>2</mn>
                                </msup>
                              </mrow>
                            </mrow>
                          </mfrac>
                          <mo stretchy="false">⋅</mo>
                          <mn>0,22</mn>
                        </mrow>
                        <mo stretchy="false">⋅</mo>
                        <msup>
                          <mn>10</mn>
                          <mrow>
                            <mo stretchy="false">−</mo>
                            <mn>3</mn>
                          </mrow>
                        </msup>
                      </mrow>
                      <mrow>
                        <mfrac>
                          <mi mathvariant="italic">mol</mi>
                          <mrow>
                            <mi mathvariant="italic">min</mi>
                            <mrow>
                              <mi/>
                              <mo stretchy="false">⋅</mo>
                              <msup>
                                <mi mathvariant="italic">dm</mi>
                                <mn>3</mn>
                              </msup>
                            </mrow>
                          </mrow>
                        </mfrac>
                      </mrow>
                    </mrow>
                  </mfenced>
                  <mn>2</mn>
                </msup>
              </mrow>
              <mo stretchy="false">=</mo>
              <mstyle mathvariant="bold">
                <mrow>
                  <mrow>
                    <mn>3,7</mn>
                    <mi mathvariant="italic">min</mi>
                  </mrow>
                </mrow>
              </mstyle>
            </mrow>
          </mrow>
        </mtd>
      </mtr>
    </mtable>
    <annotation encoding="StarMath 5.0">alignl   u(t_{1/2}) = sqrt {left[{%delta t_{1/2}} over {%delta a} cdot u(a) right]^2 +left[{%delta t_{1/2}} over {%delta b} cdot u(b) right]^2 + left[{%delta t_{1/2}} over {%delta r} cdot u(r) right]^2}={}
newline alignl  
{}=sqrt {left[{b^2 left(- ln left(1- 1 over 2 right) right)} over {(a + b)^2 cdot r} cdot u(a) right]^2 +left[{a^2 left(- ln left(1- 1 over 2 right) right)} over {(a + b)^2 cdot r} cdot u(b) right]^2 + left[{r - a cdot b cdot left(- ln left(1- 1 over 2 right) right)} over {(a + b) cdot r^2} cdot u(r) right]^2} = {}
newline alignl  
{} = sqrt {left[alignc  { left(0,404 mol over dm^3 right)^2 left(- ln left(1- 1 over 2 right) right)} over {left(1,384 mol over dm^3 + 0,404 mol over dm^3 right)^2 cdot 3,95 cdot 10^-3 {alignc  mol over {min ~cdot dm^3}}} cdot 0,018 mol over dm^3 right]^2 +{}}
newline alignl
{}+left[alignc  {left(1,384 mol over dm^3 right)^2 left(- ln left(1- 1 over 2 right) right)} over {left(1,384 mol over dm^3 + 0,404 mol over dm^3 right)^2 cdot 3,95 cdot 10^-3 {alignc mol over{min ~cdot dm^3}}} cdot 0,019 mol over dm^3 right]^2 + {}
newline alignl  
{}+ left[alignc  { - 1,384 mol over dm^3 cdot 0,404 mol over dm^3 cdot left(- ln left(1- 1 over 2 right) right)} over {left(1,384 mol over dm^3 + 0,404 mol over dm^3 right) cdot left(3,95 cdot 10^-3 {alignc mol over{min ~cdot dm^3}} right)^2} cdot 0,22 cdot 10^-3 {alignc mol over{min ~cdot dm^3}} right]^2 = bold{3,7 min}</annotation>
  </semantics>
</math>
</file>

<file path=Object 38/content.xml><?xml version="1.0" encoding="utf-8"?>
<math xmlns="http://www.w3.org/1998/Math/MathML">
  <semantics>
    <mrow>
      <mrow>
        <mi>r</mi>
        <mo stretchy="false">=</mo>
        <mi>k</mi>
      </mrow>
      <mrow>
        <mi/>
        <mo stretchy="false">⋅</mo>
        <mi>a</mi>
      </mrow>
      <mrow>
        <mi/>
        <mo stretchy="false">⋅</mo>
        <mi>b</mi>
      </mrow>
    </mrow>
    <annotation encoding="StarMath 5.0">r = k ~cdot a ~cdot b</annotation>
  </semantics>
</math>
</file>

<file path=Object 39/content.xml><?xml version="1.0" encoding="utf-8"?>
<math xmlns="http://www.w3.org/1998/Math/MathML">
  <semantics>
    <mtable>
      <mtr>
        <mtd>
          <mrow>
            <mi/>
            <mn>0,5</mn>
            <msup>
              <mi mathvariant="italic">cm</mi>
              <mn>3</mn>
            </msup>
            <mrow>
              <mi/>
              <mo stretchy="false">−</mo>
              <mn>18775</mn>
            </mrow>
            <mi mathvariant="italic">zliczeń</mi>
          </mrow>
        </mtd>
      </mtr>
      <mtr>
        <mtd>
          <mrow>
            <mn>64</mn>
            <msup>
              <mi mathvariant="italic">cm</mi>
              <mn>3</mn>
            </msup>
            <mrow>
              <mi/>
              <mo stretchy="false">−</mo>
              <mi>y</mi>
            </mrow>
            <mi/>
            <mi mathvariant="italic">zliczeń</mi>
          </mrow>
        </mtd>
      </mtr>
      <mtr>
        <mtd/>
      </mtr>
      <mtr>
        <mtd>
          <mrow>
            <mrow>
              <mrow>
                <mi>y</mi>
                <mo stretchy="false">=</mo>
                <mfrac>
                  <mrow>
                    <mn>64</mn>
                    <mrow>
                      <msup>
                        <mi mathvariant="italic">cm</mi>
                        <mn>3</mn>
                      </msup>
                      <mo stretchy="false">⋅</mo>
                      <mn>18775</mn>
                    </mrow>
                    <mi mathvariant="italic">zliczeń</mi>
                  </mrow>
                  <mrow>
                    <mn>0,5</mn>
                    <msup>
                      <mi mathvariant="italic">cm</mi>
                      <mn>3</mn>
                    </msup>
                  </mrow>
                </mfrac>
              </mrow>
              <mo stretchy="false">=</mo>
              <mstyle mathvariant="bold">
                <mrow>
                  <mrow>
                    <mn>2</mn>
                    <mn>403</mn>
                    <mn>200</mn>
                    <mrow/>
                    <mi mathvariant="italic">zliczeń</mi>
                  </mrow>
                </mrow>
              </mstyle>
            </mrow>
          </mrow>
        </mtd>
      </mtr>
    </mtable>
    <annotation encoding="StarMath 5.0">~~0,5 cm^3~ - 18775 zliczeń
newline
64 cm^3~ - y~ zliczeń
newline
newline
y = {64 cm^3 cdot 18775 zliczeń } over {0,5 cm^3} = bold{ 2 403 200 {}zliczeń}</annotation>
  </semantics>
</math>
</file>

<file path=Object 4/content.xml><?xml version="1.0" encoding="utf-8"?>
<math xmlns="http://www.w3.org/1998/Math/MathML">
  <semantics>
    <mrow>
      <mi>∆</mi>
      <mrow>
        <mi>G</mi>
        <mo stretchy="false">=</mo>
        <mrow>
          <mo stretchy="false">(</mo>
          <mrow>
            <msub>
              <mi>H</mi>
              <mn>2</mn>
            </msub>
            <mi>−</mi>
            <msub>
              <mi mathvariant="italic">TS</mi>
              <mn>2</mn>
            </msub>
          </mrow>
          <mo stretchy="false">)</mo>
        </mrow>
      </mrow>
      <mi>−</mi>
      <mrow>
        <mo stretchy="false">(</mo>
        <mrow>
          <msub>
            <mi>H</mi>
            <mn>1</mn>
          </msub>
          <mi>−</mi>
          <msub>
            <mi mathvariant="italic">TS</mi>
            <mn>1</mn>
          </msub>
        </mrow>
        <mo stretchy="false">)</mo>
      </mrow>
    </mrow>
    <annotation encoding="StarMath 5.0">∆G = (H_2 − TS_2) − (H_1 − TS_1 )</annotation>
  </semantics>
</math>
</file>

<file path=Object 40/content.xml><?xml version="1.0" encoding="utf-8"?>
<math xmlns="http://www.w3.org/1998/Math/MathML">
  <semantics>
    <mtable>
      <mtr>
        <mtd>
          <mrow>
            <mi>u</mi>
            <mrow>
              <mrow>
                <mrow>
                  <mrow>
                    <mo stretchy="false">(</mo>
                    <mrow>
                      <mi>y</mi>
                    </mrow>
                    <mo stretchy="false">)</mo>
                  </mrow>
                  <mo stretchy="false">=</mo>
                  <msqrt>
                    <mrow>
                      <mrow>
                        <msup>
                          <mfenced open="[" close="]">
                            <mrow>
                              <mrow>
                                <mfrac>
                                  <mrow>
                                    <mo stretchy="false">δ</mo>
                                    <mi>y</mi>
                                  </mrow>
                                  <mrow>
                                    <mo stretchy="false">δ</mo>
                                    <msub>
                                      <mi>y</mi>
                                      <mn>0</mn>
                                    </msub>
                                  </mrow>
                                </mfrac>
                                <mo stretchy="false">⋅</mo>
                                <mi>u</mi>
                              </mrow>
                              <mrow>
                                <mo stretchy="false">(</mo>
                                <mrow>
                                  <msub>
                                    <mi>y</mi>
                                    <mn>0</mn>
                                  </msub>
                                </mrow>
                                <mo stretchy="false">)</mo>
                              </mrow>
                            </mrow>
                          </mfenced>
                          <mn>2</mn>
                        </msup>
                        <mo stretchy="false">+</mo>
                        <msup>
                          <mfenced open="[" close="]">
                            <mrow>
                              <mrow>
                                <mfrac>
                                  <mrow>
                                    <mo stretchy="false">δ</mo>
                                    <mi>y</mi>
                                  </mrow>
                                  <mrow>
                                    <mo stretchy="false">δ</mo>
                                    <msub>
                                      <mi>V</mi>
                                      <mn>64</mn>
                                    </msub>
                                  </mrow>
                                </mfrac>
                                <mo stretchy="false">⋅</mo>
                                <mi>u</mi>
                              </mrow>
                              <mrow>
                                <mo stretchy="false">(</mo>
                                <mrow>
                                  <msub>
                                    <mi>V</mi>
                                    <mn>64</mn>
                                  </msub>
                                </mrow>
                                <mo stretchy="false">)</mo>
                              </mrow>
                            </mrow>
                          </mfenced>
                          <mn>2</mn>
                        </msup>
                      </mrow>
                    </mrow>
                  </msqrt>
                </mrow>
                <mo stretchy="false">=</mo>
                <msqrt>
                  <mrow>
                    <mrow>
                      <msup>
                        <mfenced open="[" close="]">
                          <mrow>
                            <mrow>
                              <mfrac>
                                <mrow>
                                  <msub>
                                    <mi>V</mi>
                                    <mn>64</mn>
                                  </msub>
                                </mrow>
                                <mrow>
                                  <msub>
                                    <mi>V</mi>
                                    <mn>0,5</mn>
                                  </msub>
                                </mrow>
                              </mfrac>
                              <mo stretchy="false">⋅</mo>
                              <mi>u</mi>
                            </mrow>
                            <mrow>
                              <mo stretchy="false">(</mo>
                              <mrow>
                                <msub>
                                  <mi>y</mi>
                                  <mn>0</mn>
                                </msub>
                              </mrow>
                              <mo stretchy="false">)</mo>
                            </mrow>
                          </mrow>
                        </mfenced>
                        <mn>2</mn>
                      </msup>
                      <mo stretchy="false">+</mo>
                      <msup>
                        <mfenced open="[" close="]">
                          <mrow>
                            <mrow>
                              <mfrac>
                                <mrow>
                                  <msub>
                                    <mi>y</mi>
                                    <mn>0</mn>
                                  </msub>
                                </mrow>
                                <mrow>
                                  <msub>
                                    <mi>V</mi>
                                    <mn>0,5</mn>
                                  </msub>
                                </mrow>
                              </mfrac>
                              <mo stretchy="false">⋅</mo>
                              <mi>u</mi>
                            </mrow>
                            <mrow>
                              <mo stretchy="false">(</mo>
                              <mrow>
                                <msub>
                                  <mi>V</mi>
                                  <mn>64</mn>
                                </msub>
                              </mrow>
                              <mo stretchy="false">)</mo>
                            </mrow>
                          </mrow>
                        </mfenced>
                        <mn>2</mn>
                      </msup>
                    </mrow>
                  </mrow>
                </msqrt>
              </mrow>
              <mo stretchy="false">=</mo>
              <mrow/>
            </mrow>
          </mrow>
        </mtd>
      </mtr>
      <mtr>
        <mtd>
          <mrow>
            <mrow>
              <mrow>
                <mrow/>
                <mo stretchy="false">=</mo>
                <msqrt>
                  <mrow>
                    <mrow>
                      <msup>
                        <mfenced open="[" close="]">
                          <mrow>
                            <mrow>
                              <mfrac>
                                <mrow>
                                  <mn>64</mn>
                                  <msup>
                                    <mi mathvariant="italic">cm</mi>
                                    <mn>3</mn>
                                  </msup>
                                </mrow>
                                <mrow>
                                  <mn>0,5</mn>
                                  <msup>
                                    <mi mathvariant="italic">cm</mi>
                                    <mn>3</mn>
                                  </msup>
                                </mrow>
                              </mfrac>
                              <mo stretchy="false">⋅</mo>
                              <mn>137</mn>
                            </mrow>
                            <mi mathvariant="italic">zliczeń</mi>
                          </mrow>
                        </mfenced>
                        <mn>2</mn>
                      </msup>
                      <mo stretchy="false">+</mo>
                      <msup>
                        <mfenced open="[" close="]">
                          <mrow>
                            <mrow>
                              <mfrac>
                                <mrow>
                                  <mn>18775</mn>
                                  <mi mathvariant="italic">zliczeń</mi>
                                </mrow>
                                <mrow>
                                  <mn>0,5</mn>
                                  <msup>
                                    <mi mathvariant="italic">cm</mi>
                                    <mn>3</mn>
                                  </msup>
                                </mrow>
                              </mfrac>
                              <mo stretchy="false">⋅</mo>
                              <mn>0,2</mn>
                            </mrow>
                            <msup>
                              <mi mathvariant="italic">cm</mi>
                              <mn>3</mn>
                            </msup>
                          </mrow>
                        </mfenced>
                        <mn>2</mn>
                      </msup>
                    </mrow>
                  </mrow>
                </msqrt>
              </mrow>
              <mo stretchy="false">=</mo>
              <mstyle mathvariant="bold">
                <mrow>
                  <mrow>
                    <mn>19</mn>
                    <mn>076</mn>
                    <mrow/>
                    <mi mathvariant="italic">zliczeń</mi>
                  </mrow>
                </mrow>
              </mstyle>
            </mrow>
          </mrow>
        </mtd>
      </mtr>
    </mtable>
    <annotation encoding="StarMath 5.0">u(y) = sqrt{left[ {%delta y} over{%delta y_0} cdot u(y_0) right]^2 +
left[ {%delta y} over{%delta V_64} cdot u(V_64) right]^2} = 

sqrt{left[ { V_64} over{V_0,5} cdot u(y_0) right]^2 +
left[ {y_0} over{ V_0,5} cdot u(V_64) right]^2}={}

newline alignl


{}=sqrt {left[ { 64 cm^3} over{0,5 cm^3} cdot 137 zliczeń right]^2 +
left[ {18775 zliczeń} over{ 0,5 cm^3} cdot 0,2 cm^3 right]^2}=bold{19 076 {}zliczeń}</annotation>
  </semantics>
</math>
</file>

<file path=Object 41/content.xml><?xml version="1.0" encoding="utf-8"?>
<math xmlns="http://www.w3.org/1998/Math/MathML">
  <semantics>
    <mtable>
      <mtr>
        <mtd>
          <mrow>
            <mi/>
            <mn>0,5</mn>
            <msup>
              <mi mathvariant="italic">cm</mi>
              <mn>3</mn>
            </msup>
            <mrow>
              <mi/>
              <mo stretchy="false">−</mo>
              <mn>106902</mn>
            </mrow>
            <mi mathvariant="italic">zliczeń</mi>
          </mrow>
        </mtd>
      </mtr>
      <mtr>
        <mtd>
          <mrow>
            <mn>8</mn>
            <msup>
              <mi mathvariant="italic">cm</mi>
              <mn>3</mn>
            </msup>
            <mrow>
              <mi/>
              <mo stretchy="false">−</mo>
              <mi>x</mi>
            </mrow>
            <mi/>
            <mi mathvariant="italic">zliczeń</mi>
          </mrow>
        </mtd>
      </mtr>
      <mtr>
        <mtd/>
      </mtr>
      <mtr>
        <mtd>
          <mrow>
            <mrow>
              <mrow>
                <mi>x</mi>
                <mo stretchy="false">=</mo>
                <mfrac>
                  <mrow>
                    <mn>8</mn>
                    <mrow>
                      <msup>
                        <mi mathvariant="italic">cm</mi>
                        <mn>3</mn>
                      </msup>
                      <mo stretchy="false">⋅</mo>
                      <mn>106902</mn>
                    </mrow>
                    <mi mathvariant="italic">zliczeń</mi>
                  </mrow>
                  <mrow>
                    <mn>0,5</mn>
                    <msup>
                      <mi mathvariant="italic">cm</mi>
                      <mn>3</mn>
                    </msup>
                  </mrow>
                </mfrac>
              </mrow>
              <mo stretchy="false">=</mo>
              <mstyle mathvariant="bold">
                <mrow>
                  <mrow>
                    <mn>1</mn>
                    <mn>710</mn>
                    <mn>432</mn>
                    <mrow/>
                    <mi mathvariant="italic">zliczeń</mi>
                  </mrow>
                </mrow>
              </mstyle>
            </mrow>
          </mrow>
        </mtd>
      </mtr>
    </mtable>
    <annotation encoding="StarMath 5.0">~~0,5 cm^3~ - 106902 zliczeń
newline
8 cm^3~ - x~ zliczeń
newline
newline
x = {8 cm^3 cdot 106902 zliczeń } over {0,5 cm^3} = bold{ 1 710 432{} zliczeń}</annotation>
  </semantics>
</math>
</file>

<file path=Object 42/content.xml><?xml version="1.0" encoding="utf-8"?>
<math xmlns="http://www.w3.org/1998/Math/MathML">
  <semantics>
    <mtable>
      <mtr>
        <mtd>
          <mrow>
            <mi>u</mi>
            <mrow>
              <mrow>
                <mrow>
                  <mrow>
                    <mo stretchy="false">(</mo>
                    <mrow>
                      <mi>x</mi>
                    </mrow>
                    <mo stretchy="false">)</mo>
                  </mrow>
                  <mo stretchy="false">=</mo>
                  <msqrt>
                    <mrow>
                      <mrow>
                        <msup>
                          <mfenced open="[" close="]">
                            <mrow>
                              <mrow>
                                <mfrac>
                                  <mrow>
                                    <mo stretchy="false">δ</mo>
                                    <mi>x</mi>
                                  </mrow>
                                  <mrow>
                                    <mo stretchy="false">δ</mo>
                                    <msub>
                                      <mi>x</mi>
                                      <mi>∞</mi>
                                    </msub>
                                  </mrow>
                                </mfrac>
                                <mo stretchy="false">⋅</mo>
                                <mi>u</mi>
                              </mrow>
                              <mrow>
                                <mo stretchy="false">(</mo>
                                <mrow>
                                  <msub>
                                    <mi>x</mi>
                                    <mi>∞</mi>
                                  </msub>
                                </mrow>
                                <mo stretchy="false">)</mo>
                              </mrow>
                            </mrow>
                          </mfenced>
                          <mn>2</mn>
                        </msup>
                        <mo stretchy="false">+</mo>
                        <msup>
                          <mfenced open="[" close="]">
                            <mrow>
                              <mrow>
                                <mfrac>
                                  <mrow>
                                    <mo stretchy="false">δ</mo>
                                    <mi>x</mi>
                                  </mrow>
                                  <mrow>
                                    <mo stretchy="false">δ</mo>
                                    <msub>
                                      <mi>V</mi>
                                      <mrow>
                                        <msub>
                                          <mi>C</mi>
                                          <mn>2</mn>
                                        </msub>
                                        <msub>
                                          <mi>H</mi>
                                          <mn>5</mn>
                                        </msub>
                                        <mi>I</mi>
                                      </mrow>
                                    </msub>
                                  </mrow>
                                </mfrac>
                                <mo stretchy="false">⋅</mo>
                                <mi>u</mi>
                              </mrow>
                              <mrow>
                                <mo stretchy="false">(</mo>
                                <mrow>
                                  <msub>
                                    <mi>V</mi>
                                    <mrow>
                                      <msub>
                                        <mi>C</mi>
                                        <mn>2</mn>
                                      </msub>
                                      <msub>
                                        <mi>H</mi>
                                        <mn>5</mn>
                                      </msub>
                                      <mi>I</mi>
                                    </mrow>
                                  </msub>
                                </mrow>
                                <mo stretchy="false">)</mo>
                              </mrow>
                            </mrow>
                          </mfenced>
                          <mn>2</mn>
                        </msup>
                      </mrow>
                    </mrow>
                  </msqrt>
                </mrow>
                <mo stretchy="false">=</mo>
                <msqrt>
                  <mrow>
                    <mrow>
                      <msup>
                        <mfenced open="[" close="]">
                          <mrow>
                            <mrow>
                              <mfrac>
                                <mrow>
                                  <msub>
                                    <mi>V</mi>
                                    <mrow>
                                      <msub>
                                        <mi>C</mi>
                                        <mn>2</mn>
                                      </msub>
                                      <msub>
                                        <mi>H</mi>
                                        <mn>5</mn>
                                      </msub>
                                      <mi>I</mi>
                                    </mrow>
                                  </msub>
                                </mrow>
                                <mrow>
                                  <msub>
                                    <mi>V</mi>
                                    <mn>0,5</mn>
                                  </msub>
                                </mrow>
                              </mfrac>
                              <mo stretchy="false">⋅</mo>
                              <mi>u</mi>
                            </mrow>
                            <mrow>
                              <mo stretchy="false">(</mo>
                              <mrow>
                                <msub>
                                  <mi>x</mi>
                                  <mi>∞</mi>
                                </msub>
                              </mrow>
                              <mo stretchy="false">)</mo>
                            </mrow>
                          </mrow>
                        </mfenced>
                        <mn>2</mn>
                      </msup>
                      <mo stretchy="false">+</mo>
                      <msup>
                        <mfenced open="[" close="]">
                          <mrow>
                            <mrow>
                              <mfrac>
                                <mrow>
                                  <msub>
                                    <mi>x</mi>
                                    <mi>∞</mi>
                                  </msub>
                                </mrow>
                                <mrow>
                                  <msub>
                                    <mi>V</mi>
                                    <mn>0,5</mn>
                                  </msub>
                                </mrow>
                              </mfrac>
                              <mo stretchy="false">⋅</mo>
                              <mi>u</mi>
                            </mrow>
                            <mrow>
                              <mo stretchy="false">(</mo>
                              <mrow>
                                <msub>
                                  <mi>V</mi>
                                  <mrow>
                                    <msub>
                                      <mi>C</mi>
                                      <mn>2</mn>
                                    </msub>
                                    <msub>
                                      <mi>H</mi>
                                      <mn>5</mn>
                                    </msub>
                                    <mi>I</mi>
                                  </mrow>
                                </msub>
                              </mrow>
                              <mo stretchy="false">)</mo>
                            </mrow>
                          </mrow>
                        </mfenced>
                        <mn>2</mn>
                      </msup>
                    </mrow>
                  </mrow>
                </msqrt>
              </mrow>
              <mo stretchy="false">=</mo>
              <mrow/>
            </mrow>
          </mrow>
        </mtd>
      </mtr>
      <mtr>
        <mtd>
          <mrow>
            <mrow>
              <mrow>
                <mrow/>
                <mo stretchy="false">=</mo>
                <msqrt>
                  <mrow>
                    <mrow>
                      <msup>
                        <mfenced open="[" close="]">
                          <mrow>
                            <mrow>
                              <mfrac>
                                <mrow>
                                  <mn>8</mn>
                                  <msup>
                                    <mi mathvariant="italic">cm</mi>
                                    <mn>3</mn>
                                  </msup>
                                </mrow>
                                <mrow>
                                  <mn>0,5</mn>
                                  <msup>
                                    <mi mathvariant="italic">cm</mi>
                                    <mn>3</mn>
                                  </msup>
                                </mrow>
                              </mfrac>
                              <mo stretchy="false">⋅</mo>
                              <mn>328</mn>
                            </mrow>
                            <mrow/>
                            <mi mathvariant="italic">zliczeń</mi>
                          </mrow>
                        </mfenced>
                        <mn>2</mn>
                      </msup>
                      <mo stretchy="false">+</mo>
                      <msup>
                        <mfenced open="[" close="]">
                          <mrow>
                            <mrow>
                              <mfrac>
                                <mrow>
                                  <mn>106</mn>
                                  <mn>902</mn>
                                  <mi mathvariant="italic">zliczeń</mi>
                                </mrow>
                                <mrow>
                                  <mn>0,5</mn>
                                  <msup>
                                    <mi mathvariant="italic">cm</mi>
                                    <mn>3</mn>
                                  </msup>
                                </mrow>
                              </mfrac>
                              <mo stretchy="false">⋅</mo>
                              <mn>0,1</mn>
                            </mrow>
                            <msup>
                              <mi mathvariant="italic">cm</mi>
                              <mn>3</mn>
                            </msup>
                          </mrow>
                        </mfenced>
                        <mn>2</mn>
                      </msup>
                    </mrow>
                  </mrow>
                </msqrt>
              </mrow>
              <mo stretchy="false">=</mo>
              <mstyle mathvariant="bold">
                <mrow>
                  <mrow>
                    <mn>21</mn>
                    <mn>492</mn>
                    <mi mathvariant="italic">zliczeń</mi>
                  </mrow>
                </mrow>
              </mstyle>
            </mrow>
          </mrow>
        </mtd>
      </mtr>
    </mtable>
    <annotation encoding="StarMath 5.0">u(x) = sqrt{left[ {%delta x} over{%delta x_∞} cdot u(x_∞) right]^2 +
left[ {%delta x} over{%delta V_{C_2 H_5 I}} cdot u(V_{C_2 H_5 I}) right]^2} = 

sqrt{left[ { V_{C_2 H_5 I}} over{V_0,5} cdot u(x_∞) right]^2 +
left[ {x_∞} over{ V_0,5} cdot u(V_{C_2 H_5 I}) right]^2}={}

newline alignl


{}=sqrt { alignc  left[ { 8 cm^3} over{0,5 cm^3} cdot 328{} zliczeń right]^2 +
left[ {106 902 zliczeń} over{ 0,5 cm^3} cdot 0,1 cm^3 right]^2}=bold{21 492 zliczeń}</annotation>
  </semantics>
</math>
</file>

<file path=Object 43/content.xml><?xml version="1.0" encoding="utf-8"?>
<math xmlns="http://www.w3.org/1998/Math/MathML">
  <semantics>
    <mrow>
      <mrow>
        <mrow>
          <mfrac>
            <mi>x</mi>
            <mi>a</mi>
          </mfrac>
          <mo stretchy="false">=</mo>
          <mfrac>
            <mrow>
              <mn>1</mn>
              <mn>710</mn>
              <mn>432</mn>
            </mrow>
            <mn>1,384</mn>
          </mfrac>
        </mrow>
        <mo stretchy="false">=</mo>
        <mstyle mathvariant="bold">
          <mrow>
            <mrow>
              <mn>1</mn>
              <mn>235</mn>
              <mn>861</mn>
            </mrow>
          </mrow>
        </mstyle>
      </mrow>
    </mrow>
    <annotation encoding="StarMath 5.0">x over a = {1 710 432} over 1,384 = bold {1 235 861}</annotation>
  </semantics>
</math>
</file>

<file path=Object 44/content.xml><?xml version="1.0" encoding="utf-8"?>
<math xmlns="http://www.w3.org/1998/Math/MathML">
  <semantics>
    <mrow>
      <mrow>
        <mrow>
          <mfrac>
            <mi>y</mi>
            <mrow>
              <mrow>
                <mi>a</mi>
                <mo stretchy="false">+</mo>
                <mi>b</mi>
              </mrow>
            </mrow>
          </mfrac>
          <mo stretchy="false">=</mo>
          <mfrac>
            <mrow>
              <mn>2</mn>
              <mn>403</mn>
              <mn>200</mn>
            </mrow>
            <mrow>
              <mrow>
                <mn>1,384</mn>
                <mo stretchy="false">+</mo>
                <mn>0,404</mn>
              </mrow>
            </mrow>
          </mfrac>
        </mrow>
        <mo stretchy="false">=</mo>
        <mstyle mathvariant="bold">
          <mrow>
            <mrow>
              <mn>1</mn>
              <mn>344072</mn>
            </mrow>
          </mrow>
        </mstyle>
      </mrow>
    </mrow>
    <annotation encoding="StarMath 5.0">y over {a+b} = {2 403 200} over {1,384 + 0,404} = bold{1 344072}</annotation>
  </semantics>
</math>
</file>

<file path=Object 45/content.xml><?xml version="1.0" encoding="utf-8"?>
<math xmlns="http://www.w3.org/1998/Math/MathML">
  <semantics>
    <mrow>
      <mi>u</mi>
      <mrow>
        <mrow>
          <mrow>
            <mfenced open="(" close=")">
              <mrow>
                <mfrac>
                  <mi>x</mi>
                  <mi>a</mi>
                </mfrac>
              </mrow>
            </mfenced>
            <mo stretchy="false">=</mo>
            <msqrt>
              <mrow>
                <mrow>
                  <msup>
                    <mfenced open="[" close="]">
                      <mrow>
                        <mrow>
                          <mfrac>
                            <mrow>
                              <mn>1</mn>
                            </mrow>
                            <mrow>
                              <mi>a</mi>
                            </mrow>
                          </mfrac>
                          <mo stretchy="false">⋅</mo>
                          <mi>u</mi>
                        </mrow>
                        <mrow>
                          <mo stretchy="false">(</mo>
                          <mrow>
                            <mi>x</mi>
                          </mrow>
                          <mo stretchy="false">)</mo>
                        </mrow>
                      </mrow>
                    </mfenced>
                    <mn>2</mn>
                  </msup>
                  <mo stretchy="false">+</mo>
                  <msup>
                    <mfenced open="[" close="]">
                      <mrow>
                        <mrow>
                          <mfrac>
                            <mrow>
                              <mrow>
                                <mo stretchy="false">−</mo>
                                <mi>x</mi>
                              </mrow>
                            </mrow>
                            <mrow>
                              <msup>
                                <mi>a</mi>
                                <mn>2</mn>
                              </msup>
                            </mrow>
                          </mfrac>
                          <mo stretchy="false">⋅</mo>
                          <mi>u</mi>
                        </mrow>
                        <mrow>
                          <mo stretchy="false">(</mo>
                          <mrow>
                            <mi>a</mi>
                          </mrow>
                          <mo stretchy="false">)</mo>
                        </mrow>
                      </mrow>
                    </mfenced>
                    <mn>2</mn>
                  </msup>
                </mrow>
              </mrow>
            </msqrt>
          </mrow>
          <mo stretchy="false">=</mo>
          <msqrt>
            <mrow>
              <mrow>
                <msup>
                  <mfenced open="[" close="]">
                    <mrow>
                      <mfrac>
                        <mrow>
                          <mn>1</mn>
                        </mrow>
                        <mrow>
                          <mn>1,384</mn>
                        </mrow>
                      </mfrac>
                      <mrow>
                        <mi/>
                        <mo stretchy="false">⋅</mo>
                        <mn>21</mn>
                      </mrow>
                      <mn>492</mn>
                    </mrow>
                  </mfenced>
                  <mn>2</mn>
                </msup>
                <mo stretchy="false">+</mo>
                <msup>
                  <mfenced open="[" close="]">
                    <mrow>
                      <mfrac>
                        <mrow>
                          <mrow>
                            <mo stretchy="false">−</mo>
                            <mn>1</mn>
                          </mrow>
                          <mn>710</mn>
                          <mn>432</mn>
                        </mrow>
                        <mrow>
                          <msup>
                            <mrow>
                              <mo stretchy="false">(</mo>
                              <mrow>
                                <mn>1,384</mn>
                              </mrow>
                              <mo stretchy="false">)</mo>
                            </mrow>
                            <mn>2</mn>
                          </msup>
                        </mrow>
                      </mfrac>
                      <mrow>
                        <mi/>
                        <mo stretchy="false">⋅</mo>
                        <mn>0,018</mn>
                      </mrow>
                    </mrow>
                  </mfenced>
                  <mn>2</mn>
                </msup>
              </mrow>
            </mrow>
          </msqrt>
        </mrow>
        <mo stretchy="false">=</mo>
        <mstyle mathvariant="bold">
          <mrow>
            <mrow>
              <mn>22</mn>
              <mn>349</mn>
            </mrow>
          </mrow>
        </mstyle>
      </mrow>
    </mrow>
    <annotation encoding="StarMath 5.0">u left( x over a right) = sqrt{left[{1} over{a} cdot u(x) right]^2 + left[{-x} over{a^2} cdot u(a) right]^2} = sqrt{left[{1} over{1,384} ~cdot 21 492 right]^2 + left[{-1 710 432} over{(1,384)^2}~ cdot 0,018 right]^2} = bold {22 349}</annotation>
  </semantics>
</math>
</file>

<file path=Object 46/content.xml><?xml version="1.0" encoding="utf-8"?>
<math xmlns="http://www.w3.org/1998/Math/MathML">
  <semantics>
    <mtable>
      <mtr>
        <mtd>
          <mrow>
            <mi>u</mi>
            <mrow>
              <mrow>
                <mfenced open="(" close=")">
                  <mrow>
                    <mfrac>
                      <mi>y</mi>
                      <mrow>
                        <mrow>
                          <mi>a</mi>
                          <mo stretchy="false">+</mo>
                          <mi>b</mi>
                        </mrow>
                      </mrow>
                    </mfrac>
                  </mrow>
                </mfenced>
                <mo stretchy="false">=</mo>
                <msqrt>
                  <mrow>
                    <mrow>
                      <mrow>
                        <msup>
                          <mfenced open="[" close="]">
                            <mrow>
                              <mfrac>
                                <mrow>
                                  <mn>1</mn>
                                </mrow>
                                <mrow>
                                  <mrow>
                                    <mi>a</mi>
                                    <mo stretchy="false">+</mo>
                                    <mi>b</mi>
                                  </mrow>
                                </mrow>
                              </mfrac>
                              <mrow>
                                <mi/>
                                <mo stretchy="false">⋅</mo>
                                <mi>u</mi>
                              </mrow>
                              <mrow>
                                <mo stretchy="false">(</mo>
                                <mrow>
                                  <mi>y</mi>
                                </mrow>
                                <mo stretchy="false">)</mo>
                              </mrow>
                            </mrow>
                          </mfenced>
                          <mn>2</mn>
                        </msup>
                        <mo stretchy="false">+</mo>
                        <msup>
                          <mfenced open="[" close="]">
                            <mrow>
                              <mfrac>
                                <mrow>
                                  <mrow>
                                    <mo stretchy="false">−</mo>
                                    <mi>y</mi>
                                  </mrow>
                                </mrow>
                                <mrow>
                                  <msup>
                                    <mrow>
                                      <mo stretchy="false">(</mo>
                                      <mrow>
                                        <mrow>
                                          <mi>a</mi>
                                          <mo stretchy="false">+</mo>
                                          <mi>b</mi>
                                        </mrow>
                                      </mrow>
                                      <mo stretchy="false">)</mo>
                                    </mrow>
                                    <mn>2</mn>
                                  </msup>
                                </mrow>
                              </mfrac>
                              <mrow>
                                <mi/>
                                <mo stretchy="false">⋅</mo>
                                <mi>u</mi>
                              </mrow>
                              <mrow>
                                <mo stretchy="false">(</mo>
                                <mrow>
                                  <mi>a</mi>
                                </mrow>
                                <mo stretchy="false">)</mo>
                              </mrow>
                            </mrow>
                          </mfenced>
                          <mn>2</mn>
                        </msup>
                      </mrow>
                      <mo stretchy="false">+</mo>
                      <msup>
                        <mfenced open="[" close="]">
                          <mrow>
                            <mfrac>
                              <mrow>
                                <mrow>
                                  <mo stretchy="false">−</mo>
                                  <mi>y</mi>
                                </mrow>
                              </mrow>
                              <mrow>
                                <msup>
                                  <mrow>
                                    <mo stretchy="false">(</mo>
                                    <mrow>
                                      <mrow>
                                        <mi>a</mi>
                                        <mo stretchy="false">+</mo>
                                        <mi>b</mi>
                                      </mrow>
                                    </mrow>
                                    <mo stretchy="false">)</mo>
                                  </mrow>
                                  <mn>2</mn>
                                </msup>
                              </mrow>
                            </mfrac>
                            <mrow>
                              <mi/>
                              <mo stretchy="false">⋅</mo>
                              <mi>u</mi>
                            </mrow>
                            <mrow>
                              <mo stretchy="false">(</mo>
                              <mrow>
                                <mi>b</mi>
                              </mrow>
                              <mo stretchy="false">)</mo>
                            </mrow>
                          </mrow>
                        </mfenced>
                        <mn>2</mn>
                      </msup>
                    </mrow>
                  </mrow>
                </msqrt>
              </mrow>
              <mo stretchy="false">=</mo>
              <mrow/>
            </mrow>
          </mrow>
        </mtd>
      </mtr>
      <mtr>
        <mtd>
          <mrow>
            <mrow>
              <mrow>
                <mrow/>
                <mo stretchy="false">=</mo>
                <msqrt>
                  <mrow>
                    <mrow>
                      <mrow>
                        <msup>
                          <mfenced open="[" close="]">
                            <mrow>
                              <mfrac>
                                <mrow>
                                  <mn>1</mn>
                                </mrow>
                                <mrow>
                                  <mrow>
                                    <mn>1,384</mn>
                                    <mo stretchy="false">+</mo>
                                    <mn>0,404</mn>
                                  </mrow>
                                </mrow>
                              </mfrac>
                              <mrow>
                                <mi/>
                                <mo stretchy="false">⋅</mo>
                                <mn>19</mn>
                              </mrow>
                              <mn>076</mn>
                            </mrow>
                          </mfenced>
                          <mn>2</mn>
                        </msup>
                        <mo stretchy="false">+</mo>
                        <msup>
                          <mfenced open="[" close="]">
                            <mrow>
                              <mfrac>
                                <mrow>
                                  <mrow>
                                    <mo stretchy="false">−</mo>
                                    <mn>2</mn>
                                  </mrow>
                                  <mn>403</mn>
                                  <mn>200</mn>
                                </mrow>
                                <mrow>
                                  <msup>
                                    <mrow>
                                      <mo stretchy="false">(</mo>
                                      <mrow>
                                        <mrow>
                                          <mn>1,384</mn>
                                          <mo stretchy="false">+</mo>
                                          <mn>0,404</mn>
                                        </mrow>
                                      </mrow>
                                      <mo stretchy="false">)</mo>
                                    </mrow>
                                    <mn>2</mn>
                                  </msup>
                                </mrow>
                              </mfrac>
                              <mrow>
                                <mi/>
                                <mo stretchy="false">⋅</mo>
                                <mn>0,018</mn>
                              </mrow>
                            </mrow>
                          </mfenced>
                          <mn>2</mn>
                        </msup>
                      </mrow>
                      <mo stretchy="false">+</mo>
                      <msup>
                        <mfenced open="[" close="]">
                          <mrow>
                            <mfrac>
                              <mrow>
                                <mrow>
                                  <mo stretchy="false">−</mo>
                                  <mn>2</mn>
                                </mrow>
                                <mn>403</mn>
                                <mn>200</mn>
                              </mrow>
                              <mrow>
                                <msup>
                                  <mrow>
                                    <mo stretchy="false">(</mo>
                                    <mrow>
                                      <mrow>
                                        <mn>1,384</mn>
                                        <mo stretchy="false">+</mo>
                                        <mn>0,404</mn>
                                      </mrow>
                                    </mrow>
                                    <mo stretchy="false">)</mo>
                                  </mrow>
                                  <mn>2</mn>
                                </msup>
                              </mrow>
                            </mfrac>
                            <mrow>
                              <mi/>
                              <mo stretchy="false">⋅</mo>
                              <mn>0,019</mn>
                            </mrow>
                          </mrow>
                        </mfenced>
                        <mn>2</mn>
                      </msup>
                    </mrow>
                  </mrow>
                </msqrt>
              </mrow>
              <mo stretchy="false">=</mo>
              <mstyle mathvariant="bold">
                <mrow>
                  <mrow>
                    <mn>22</mn>
                    <mn>381</mn>
                  </mrow>
                </mrow>
              </mstyle>
            </mrow>
          </mrow>
        </mtd>
      </mtr>
    </mtable>
    <annotation encoding="StarMath 5.0">alignl u left( alignc  y over {a+b} right) = sqrt{ alignc  
left[ {1} over {a+b} ~cdot u(y) right]^2 +
left[ {-y} over {(a+b)^2} ~cdot u(a) right]^2 +
left[ {-y} over {(a+b)^2} ~cdot u(b) right]^2} = {}
newline{} = sqrt{ 
left[ {1} over {1,384+0,404} ~cdot 19 076 right]^2 +
left[ {-2 403 200} over {(1,384+0,404)^2} ~cdot 0,018 right]^2 +
left[ {-2 403 200} over {(1,384+0,404)^2} ~cdot 0,019 right]^2} = bold{22 381}</annotation>
  </semantics>
</math>
</file>

<file path=Object 47/content.xml><?xml version="1.0" encoding="utf-8"?>
<math xmlns="http://www.w3.org/1998/Math/MathML">
  <semantics>
    <mrow>
      <mfrac>
        <mn>1</mn>
        <mi mathvariant="italic">min</mi>
      </mfrac>
    </mrow>
    <annotation encoding="StarMath 5.0">1 over min</annotation>
  </semantics>
</math>
</file>

<file path=Object 48/content.xml><?xml version="1.0" encoding="utf-8"?>
<math xmlns="http://www.w3.org/1998/Math/MathML">
  <semantics>
    <mrow>
      <mfrac>
        <mn>1</mn>
        <mi mathvariant="italic">min</mi>
      </mfrac>
    </mrow>
    <annotation encoding="StarMath 5.0">1 over min</annotation>
  </semantics>
</math>
</file>

<file path=Object 49/content.xml><?xml version="1.0" encoding="utf-8"?>
<math xmlns="http://www.w3.org/1998/Math/MathML">
  <semantics>
    <mrow>
      <mfrac>
        <mi>x</mi>
        <mi>a</mi>
      </mfrac>
    </mrow>
    <annotation encoding="StarMath 5.0">x over a</annotation>
  </semantics>
</math>
</file>

<file path=Object 5/content.xml><?xml version="1.0" encoding="utf-8"?>
<math xmlns="http://www.w3.org/1998/Math/MathML">
  <semantics>
    <mrow>
      <mi>∆</mi>
      <mi>G</mi>
      <mi>≈</mi>
      <mi>−</mi>
      <mi>T</mi>
      <mi>∆</mi>
      <mi>S</mi>
    </mrow>
    <annotation encoding="StarMath 5.0">∆G ≈  − T∆ S</annotation>
  </semantics>
</math>
</file>

<file path=Object 50/content.xml><?xml version="1.0" encoding="utf-8"?>
<math xmlns="http://www.w3.org/1998/Math/MathML">
  <semantics>
    <mrow>
      <mfrac>
        <mi>y</mi>
        <mrow>
          <mrow>
            <mi>a</mi>
            <mo stretchy="false">+</mo>
            <mi>b</mi>
          </mrow>
        </mrow>
      </mfrac>
    </mrow>
    <annotation encoding="StarMath 5.0">y over {a + b}</annotation>
  </semantics>
</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03cm"/>
    </style:style>
    <style:style style:name="ro1" style:family="table-row">
      <style:table-row-properties style:row-height="0.453cm" fo:break-before="auto" style:use-optimal-row-height="true"/>
    </style:style>
    <style:style style:name="ro2"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border="0.002cm solid #000000"/>
      <style:paragraph-properties fo:text-align="center" fo:margin-left="0cm"/>
      <style:text-properties style:font-name="Times New Roman" fo:font-size="10pt" style:font-size-asian="10pt" style:font-size-complex="10pt"/>
    </style:style>
    <style:style style:name="ce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ce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fo:font-size="10pt" style:font-name-asian="Arial1" style:font-size-asian="10pt" style:font-name-complex="Arial1" style:font-size-complex="10pt"/>
    </style:style>
    <style:style style:name="ce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T1" style:family="text">
      <style:text-properties style:text-position="-33% 58%"/>
    </style:style>
  </office:automatic-styles>
  <office:body>
    <office:spreadsheet>
      <table:table table:name="Arkusz1" table:style-name="ta1" table:print="false">
        <table:table-column table:style-name="co1" table:number-columns-repeated="2" table:default-cell-style-name="Default"/>
        <table:table-column table:style-name="co2" table:number-columns-repeated="4" table:default-cell-style-name="ce2"/>
        <table:table-row table:style-name="ro1" table:number-rows-repeated="3">
          <table:table-cell table:number-columns-repeated="2"/>
          <table:table-cell table:style-name="Default" table:number-columns-repeated="4"/>
        </table:table-row>
        <table:table-row table:style-name="ro1">
          <table:table-cell table:number-columns-repeated="2"/>
          <table:table-cell table:style-name="ce1" office:value-type="string">
            <text:p>l.p.</text:p>
          </table:table-cell>
          <table:table-cell table:style-name="ce1" office:value-type="string">
            <text:p>area</text:p>
          </table:table-cell>
          <table:table-cell table:style-name="ce1" office:value-type="string">
            <text:p>u(area)</text:p>
          </table:table-cell>
          <table:table-cell table:style-name="ce1" office:value-type="string">
            <text:p>integral</text:p>
          </table:table-cell>
        </table:table-row>
        <table:table-row table:style-name="ro2">
          <table:table-cell table:number-columns-repeated="2"/>
          <table:table-cell office:value-type="string">
            <text:p>y<text:span text:style-name="T1">0</text:span></text:p>
          </table:table-cell>
          <table:table-cell table:number-columns-repeated="2" office:value-type="float" office:value="0">
            <text:p>0</text:p>
          </table:table-cell>
          <table:table-cell office:value-type="float" office:value="75">
            <text:p>75</text:p>
          </table:table-cell>
        </table:table-row>
        <table:table-row table:style-name="ro1">
          <table:table-cell table:number-columns-repeated="2"/>
          <table:table-cell office:value-type="float" office:value="10">
            <text:p>10</text:p>
          </table:table-cell>
          <table:table-cell office:value-type="float" office:value="87">
            <text:p>87</text:p>
          </table:table-cell>
          <table:table-cell office:value-type="float" office:value="26.36">
            <text:p>26,36</text:p>
          </table:table-cell>
          <table:table-cell office:value-type="float" office:value="242">
            <text:p>242</text:p>
          </table:table-cell>
        </table:table-row>
        <table:table-row table:style-name="ro1">
          <table:table-cell table:number-columns-repeated="2"/>
          <table:table-cell office:value-type="float" office:value="25">
            <text:p>25</text:p>
          </table:table-cell>
          <table:table-cell office:value-type="float" office:value="299">
            <text:p>299</text:p>
          </table:table-cell>
          <table:table-cell office:value-type="float" office:value="8.57">
            <text:p>8,57</text:p>
          </table:table-cell>
          <table:table-cell office:value-type="float" office:value="424">
            <text:p>424</text:p>
          </table:table-cell>
        </table:table-row>
        <table:table-row table:style-name="ro1">
          <table:table-cell table:number-columns-repeated="2"/>
          <table:table-cell office:value-type="float" office:value="40">
            <text:p>40</text:p>
          </table:table-cell>
          <table:table-cell office:value-type="float" office:value="373">
            <text:p>373</text:p>
          </table:table-cell>
          <table:table-cell office:value-type="float" office:value="7.02">
            <text:p>7,02</text:p>
          </table:table-cell>
          <table:table-cell office:value-type="float" office:value="484">
            <text:p>484</text:p>
          </table:table-cell>
        </table:table-row>
        <table:table-row table:style-name="ro1">
          <table:table-cell table:number-columns-repeated="2"/>
          <table:table-cell office:value-type="float" office:value="55">
            <text:p>55</text:p>
          </table:table-cell>
          <table:table-cell office:value-type="float" office:value="318">
            <text:p>318</text:p>
          </table:table-cell>
          <table:table-cell office:value-type="float" office:value="7.37">
            <text:p>7,37</text:p>
          </table:table-cell>
          <table:table-cell office:value-type="float" office:value="399">
            <text:p>399</text:p>
          </table:table-cell>
        </table:table-row>
        <table:table-row table:style-name="ro1">
          <table:table-cell table:number-columns-repeated="2"/>
          <table:table-cell office:value-type="float" office:value="70">
            <text:p>70</text:p>
          </table:table-cell>
          <table:table-cell office:value-type="float" office:value="300">
            <text:p>300</text:p>
          </table:table-cell>
          <table:table-cell office:value-type="float" office:value="8.81">
            <text:p>8,81</text:p>
          </table:table-cell>
          <table:table-cell office:value-type="float" office:value="440">
            <text:p>440</text:p>
          </table:table-cell>
        </table:table-row>
        <table:table-row table:style-name="ro1">
          <table:table-cell table:number-columns-repeated="2"/>
          <table:table-cell table:style-name="ce3" office:value-type="string">
            <text:p>∞</text:p>
          </table:table-cell>
          <table:table-cell table:style-name="ce4" office:value-type="float" office:value="485">
            <text:p>485</text:p>
          </table:table-cell>
          <table:table-cell table:style-name="ce4" office:value-type="float" office:value="5.76">
            <text:p>5,76</text:p>
          </table:table-cell>
          <table:table-cell table:style-name="ce4" office:value-type="float" office:value="588">
            <text:p>588</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number number:decimal-places="9" number:min-integer-digits="1"/>
    </number:number-style>
    <number:number-style style:name="N110">
      <number:number number:decimal-places="8" number:min-integer-digits="1"/>
    </number:number-style>
    <number:number-style style:name="N111">
      <number:number number:decimal-places="7" number:min-integer-digits="1"/>
    </number:number-style>
    <number:number-style style:name="N112">
      <number:number number:decimal-places="6" number:min-integer-digits="1"/>
    </number:number-style>
    <number:number-style style:name="N113">
      <number:number number:decimal-places="5" number:min-integer-digits="1"/>
    </number:number-style>
    <number:number-style style:name="N114">
      <number:number number:decimal-places="4" number:min-integer-digits="1"/>
    </number:number-style>
    <number:number-style style:name="N115">
      <number:number number:decimal-places="3" number:min-integer-digits="1"/>
    </number:number-style>
    <number:number-style style:name="N116">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0">20.06.2015</text:date>, <text:time>19:24:09</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03cm"/>
    </style:style>
    <style:style style:name="ro1" style:family="table-row">
      <style:table-row-properties style:row-height="0.453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border="0.002cm solid #000000"/>
      <style:paragraph-properties fo:text-align="center" fo:margin-left="0cm"/>
      <style:text-properties style:font-name="Times New Roman" fo:font-size="10pt" style:font-size-asian="10pt" style:font-size-complex="10pt"/>
    </style:style>
    <style:style style:name="ce2"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ce3"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fo:font-size="10pt" style:font-name-asian="Arial1" style:font-size-asian="10pt" style:font-name-complex="Arial1" style:font-size-complex="10pt"/>
    </style:style>
    <style:style style:name="ce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T1" style:family="text">
      <style:text-properties style:text-position="-33% 58%"/>
    </style:style>
  </office:automatic-styles>
  <office:body>
    <office:spreadsheet>
      <table:table table:name="Arkusz1" table:style-name="ta1" table:print="false">
        <table:table-column table:style-name="co1" table:number-columns-repeated="2" table:default-cell-style-name="Default"/>
        <table:table-column table:style-name="co2" table:number-columns-repeated="4" table:default-cell-style-name="Default"/>
        <table:table-row table:style-name="ro1" table:number-rows-repeated="13">
          <table:table-cell table:number-columns-repeated="6"/>
        </table:table-row>
        <table:table-row table:style-name="ro1">
          <table:table-cell table:number-columns-repeated="2"/>
          <table:table-cell table:style-name="ce1" office:value-type="string">
            <text:p>l.p.</text:p>
          </table:table-cell>
          <table:table-cell table:style-name="ce1" office:value-type="string">
            <text:p>area</text:p>
          </table:table-cell>
          <table:table-cell table:style-name="ce1" office:value-type="string">
            <text:p>u(area)</text:p>
          </table:table-cell>
          <table:table-cell table:style-name="ce1" office:value-type="string">
            <text:p>integral</text:p>
          </table:table-cell>
        </table:table-row>
        <table:table-row table:style-name="ro2">
          <table:table-cell table:number-columns-repeated="2"/>
          <table:table-cell table:style-name="ce2" office:value-type="string">
            <text:p>y<text:span text:style-name="T1">0</text:span></text:p>
          </table:table-cell>
          <table:table-cell table:style-name="ce2" office:value-type="float" office:value="18775">
            <text:p>18775</text:p>
          </table:table-cell>
          <table:table-cell table:style-name="ce2" office:value-type="float" office:value="0.85">
            <text:p>0,85</text:p>
          </table:table-cell>
          <table:table-cell table:style-name="ce2" office:value-type="float" office:value="21172">
            <text:p>21172</text:p>
          </table:table-cell>
        </table:table-row>
        <table:table-row table:style-name="ro1">
          <table:table-cell table:number-columns-repeated="2"/>
          <table:table-cell table:style-name="ce2" office:value-type="float" office:value="10">
            <text:p>10</text:p>
          </table:table-cell>
          <table:table-cell table:style-name="ce2" office:value-type="float" office:value="13737">
            <text:p>13737</text:p>
          </table:table-cell>
          <table:table-cell table:style-name="ce2" office:value-type="float" office:value="0.99">
            <text:p>0,99</text:p>
          </table:table-cell>
          <table:table-cell table:style-name="ce2" office:value-type="float" office:value="15352">
            <text:p>15352</text:p>
          </table:table-cell>
        </table:table-row>
        <table:table-row table:style-name="ro1">
          <table:table-cell table:number-columns-repeated="2"/>
          <table:table-cell table:style-name="ce2" office:value-type="float" office:value="25">
            <text:p>25</text:p>
          </table:table-cell>
          <table:table-cell table:style-name="ce2" office:value-type="float" office:value="32781">
            <text:p>32781</text:p>
          </table:table-cell>
          <table:table-cell table:style-name="ce2" office:value-type="float" office:value="0.63">
            <text:p>0,63</text:p>
          </table:table-cell>
          <table:table-cell table:style-name="ce2" office:value-type="float" office:value="36114">
            <text:p>36114</text:p>
          </table:table-cell>
        </table:table-row>
        <table:table-row table:style-name="ro1">
          <table:table-cell table:number-columns-repeated="2"/>
          <table:table-cell table:style-name="ce2" office:value-type="float" office:value="40">
            <text:p>40</text:p>
          </table:table-cell>
          <table:table-cell table:style-name="ce2" office:value-type="float" office:value="44241">
            <text:p>44241</text:p>
          </table:table-cell>
          <table:table-cell table:style-name="ce2" office:value-type="float" office:value="0.54">
            <text:p>0,54</text:p>
          </table:table-cell>
          <table:table-cell table:style-name="ce2" office:value-type="float" office:value="48769">
            <text:p>48769</text:p>
          </table:table-cell>
        </table:table-row>
        <table:table-row table:style-name="ro1">
          <table:table-cell table:number-columns-repeated="2"/>
          <table:table-cell table:style-name="ce2" office:value-type="float" office:value="55">
            <text:p>55</text:p>
          </table:table-cell>
          <table:table-cell table:style-name="ce2" office:value-type="float" office:value="53329">
            <text:p>53329</text:p>
          </table:table-cell>
          <table:table-cell table:style-name="ce2" office:value-type="float" office:value="0.49">
            <text:p>0,49</text:p>
          </table:table-cell>
          <table:table-cell table:style-name="ce2" office:value-type="float" office:value="58755">
            <text:p>58755</text:p>
          </table:table-cell>
        </table:table-row>
        <table:table-row table:style-name="ro1">
          <table:table-cell table:number-columns-repeated="2"/>
          <table:table-cell table:style-name="ce2" office:value-type="float" office:value="70">
            <text:p>70</text:p>
          </table:table-cell>
          <table:table-cell table:style-name="ce2" office:value-type="float" office:value="64661">
            <text:p>64661</text:p>
          </table:table-cell>
          <table:table-cell table:style-name="ce2" office:value-type="float" office:value="0.44">
            <text:p>0,44</text:p>
          </table:table-cell>
          <table:table-cell table:style-name="ce2" office:value-type="float" office:value="70971">
            <text:p>70971</text:p>
          </table:table-cell>
        </table:table-row>
        <table:table-row table:style-name="ro1">
          <table:table-cell table:number-columns-repeated="2"/>
          <table:table-cell table:style-name="ce3" office:value-type="string">
            <text:p>∞</text:p>
          </table:table-cell>
          <table:table-cell table:style-name="ce4" office:value-type="float" office:value="107387">
            <text:p>107387</text:p>
          </table:table-cell>
          <table:table-cell table:style-name="ce4" office:value-type="float" office:value="0.35">
            <text:p>0,35</text:p>
          </table:table-cell>
          <table:table-cell table:style-name="ce4" office:value-type="float" office:value="118602">
            <text:p>118602</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number number:decimal-places="9" number:min-integer-digits="1"/>
    </number:number-style>
    <number:number-style style:name="N110">
      <number:number number:decimal-places="8" number:min-integer-digits="1"/>
    </number:number-style>
    <number:number-style style:name="N111">
      <number:number number:decimal-places="7" number:min-integer-digits="1"/>
    </number:number-style>
    <number:number-style style:name="N112">
      <number:number number:decimal-places="6" number:min-integer-digits="1"/>
    </number:number-style>
    <number:number-style style:name="N113">
      <number:number number:decimal-places="5" number:min-integer-digits="1"/>
    </number:number-style>
    <number:number-style style:name="N114">
      <number:number number:decimal-places="4" number:min-integer-digits="1"/>
    </number:number-style>
    <number:number-style style:name="N115">
      <number:number number:decimal-places="3" number:min-integer-digits="1"/>
    </number:number-style>
    <number:number-style style:name="N116">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0">20.06.2015</text:date>, <text:time>19:25:24</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03cm"/>
    </style:style>
    <style:style style:name="ro1" style:family="table-row">
      <style:table-row-properties style:row-height="0.453cm" fo:break-before="auto" style:use-optimal-row-height="true"/>
    </style:style>
    <style:style style:name="ro2" style:family="table-row">
      <style:table-row-properties style:row-height="0.605cm" fo:break-before="auto" style:use-optimal-row-height="false"/>
    </style:style>
    <style:style style:name="ro3" style:family="table-row">
      <style:table-row-properties style:row-height="0.499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cccccc" style:text-align-source="fix" style:repeat-content="false" fo:border="0.002cm solid #000000" style:vertical-align="middle"/>
      <style:paragraph-properties fo:text-align="center" fo:margin-left="0cm"/>
      <style:text-properties style:font-name="Times New Roman" fo:font-size="10pt" style:font-size-asian="10pt" style:font-size-complex="10pt"/>
    </style:style>
    <style:style style:name="ce2"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size-asian="10pt" style:font-size-complex="10pt"/>
    </style:style>
    <style:style style:name="ce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name-asian="Arial1" style:font-size-asian="10pt" style:font-name-complex="Arial1" style:font-size-complex="10pt"/>
    </style:style>
    <style:style style:name="ce4" style:family="table-cell" style:parent-style-name="Default" style:data-style-name="N116">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size-asian="10pt" style:font-size-complex="10pt"/>
    </style:style>
    <style:style style:name="ce5"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size-asian="10pt" style:font-size-complex="10pt"/>
    </style:style>
    <style:style style:name="ce6" style:family="table-cell" style:parent-style-name="Default" style:data-style-name="N1">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size-asian="10pt" style:font-size-complex="10pt"/>
    </style:style>
    <style:style style:name="ce7" style:family="table-cell" style:parent-style-name="Default" style:data-style-name="N1">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size-asian="10pt" style:font-size-complex="10pt"/>
    </style:style>
    <style:style style:name="T1" style:family="text">
      <style:text-properties style:text-position="-33% 58%"/>
    </style:style>
    <style:style style:name="T2" style:family="text">
      <style:text-properties style:text-position="0% 100%"/>
    </style:style>
  </office:automatic-styles>
  <office:body>
    <office:spreadsheet>
      <table:table table:name="Arkusz1" table:style-name="ta1" table:print="false">
        <table:table-column table:style-name="co1" table:number-columns-repeated="2" table:default-cell-style-name="Default"/>
        <table:table-column table:style-name="co2" table:number-columns-repeated="7" table:default-cell-style-name="Default"/>
        <table:table-row table:style-name="ro1" table:number-rows-repeated="23">
          <table:table-cell table:number-columns-repeated="9"/>
        </table:table-row>
        <table:table-row table:style-name="ro2">
          <table:table-cell table:number-columns-repeated="2"/>
          <table:table-cell table:style-name="ce1" office:value-type="string">
            <text:p>l.p.</text:p>
          </table:table-cell>
          <table:table-cell table:style-name="ce1" office:value-type="string">
            <text:p>N<text:span text:style-name="T1">t</text:span></text:p>
          </table:table-cell>
          <table:table-cell table:style-name="ce1" office:value-type="string">
            <text:p>u(N<text:span text:style-name="T1">t</text:span><text:span text:style-name="T2">)</text:span></text:p>
          </table:table-cell>
          <table:table-cell table:style-name="ce1" office:value-type="string">
            <text:p>N<text:span text:style-name="T1">i</text:span></text:p>
          </table:table-cell>
          <table:table-cell table:style-name="ce1" office:value-type="string">
            <text:p>u(N<text:span text:style-name="T1">i</text:span>)</text:p>
          </table:table-cell>
          <table:table-cell table:style-name="ce1" office:value-type="string">
            <text:p>N<text:span text:style-name="T1">i</text:span> – N<text:span text:style-name="T1">t</text:span></text:p>
          </table:table-cell>
          <table:table-cell table:style-name="ce1" office:value-type="string">
            <text:p>u(N<text:span text:style-name="T1">i</text:span><text:span text:style-name="T2"> – N</text:span><text:span text:style-name="T1">t</text:span><text:span text:style-name="T2">)</text:span></text:p>
          </table:table-cell>
        </table:table-row>
        <table:table-row table:style-name="ro3">
          <table:table-cell table:number-columns-repeated="2"/>
          <table:table-cell table:style-name="ce2" office:value-type="string">
            <text:p>y<text:span text:style-name="T1">0</text:span></text:p>
          </table:table-cell>
          <table:table-cell table:number-columns-repeated="2" table:style-name="ce4" office:value-type="float" office:value="0">
            <text:p>0,0</text:p>
          </table:table-cell>
          <table:table-cell table:style-name="ce2" office:value-type="float" office:value="18775">
            <text:p>18775</text:p>
          </table:table-cell>
          <table:table-cell table:style-name="ce6" table:formula="of:=SQRT([.F25])" office:value-type="float" office:value="137.021896060447">
            <text:p>137</text:p>
          </table:table-cell>
          <table:table-cell table:style-name="ce2" table:formula="of:=[.F25]-[.D25]" office:value-type="float" office:value="18775">
            <text:p>18775</text:p>
          </table:table-cell>
          <table:table-cell table:style-name="ce6" table:formula="of:=SQRT(([.E25])^2+([.G25])^2)" office:value-type="float" office:value="137.021896060447">
            <text:p>137</text:p>
          </table:table-cell>
        </table:table-row>
        <table:table-row table:style-name="ro1">
          <table:table-cell table:number-columns-repeated="2"/>
          <table:table-cell table:style-name="ce2" office:value-type="float" office:value="10">
            <text:p>10</text:p>
          </table:table-cell>
          <table:table-cell table:style-name="ce4" office:value-type="float" office:value="87">
            <text:p>87,0</text:p>
          </table:table-cell>
          <table:table-cell table:style-name="ce4" table:formula="of:=SQRT([.D26])" office:value-type="float" office:value="9.32737905308882">
            <text:p>9,3</text:p>
          </table:table-cell>
          <table:table-cell table:style-name="ce2" office:value-type="float" office:value="13737">
            <text:p>13737</text:p>
          </table:table-cell>
          <table:table-cell table:style-name="ce6" table:formula="of:=SQRT([.F26])" office:value-type="float" office:value="117.204948700983">
            <text:p>117</text:p>
          </table:table-cell>
          <table:table-cell table:style-name="ce2" table:formula="of:=[.F26]-[.D26]" office:value-type="float" office:value="13650">
            <text:p>13650</text:p>
          </table:table-cell>
          <table:table-cell table:style-name="ce6" table:formula="of:=SQRT(([.E26])^2+([.G26])^2)" office:value-type="float" office:value="117.575507653593">
            <text:p>118</text:p>
          </table:table-cell>
        </table:table-row>
        <table:table-row table:style-name="ro1">
          <table:table-cell table:number-columns-repeated="2"/>
          <table:table-cell table:style-name="ce2" office:value-type="float" office:value="25">
            <text:p>25</text:p>
          </table:table-cell>
          <table:table-cell table:style-name="ce2" office:value-type="float" office:value="299">
            <text:p>299</text:p>
          </table:table-cell>
          <table:table-cell table:style-name="ce6" table:formula="of:=SQRT([.D27])" office:value-type="float" office:value="17.2916164657906">
            <text:p>17</text:p>
          </table:table-cell>
          <table:table-cell table:style-name="ce2" office:value-type="float" office:value="32781">
            <text:p>32781</text:p>
          </table:table-cell>
          <table:table-cell table:style-name="ce6" table:formula="of:=SQRT([.F27])" office:value-type="float" office:value="181.055240189286">
            <text:p>181</text:p>
          </table:table-cell>
          <table:table-cell table:style-name="ce2" table:formula="of:=[.F27]-[.D27]" office:value-type="float" office:value="32482">
            <text:p>32482</text:p>
          </table:table-cell>
          <table:table-cell table:style-name="ce6" table:formula="of:=SQRT(([.E27])^2+([.G27])^2)" office:value-type="float" office:value="181.879080710235">
            <text:p>182</text:p>
          </table:table-cell>
        </table:table-row>
        <table:table-row table:style-name="ro1">
          <table:table-cell table:number-columns-repeated="2"/>
          <table:table-cell table:style-name="ce2" office:value-type="float" office:value="40">
            <text:p>40</text:p>
          </table:table-cell>
          <table:table-cell table:style-name="ce2" office:value-type="float" office:value="373">
            <text:p>373</text:p>
          </table:table-cell>
          <table:table-cell table:style-name="ce6" table:formula="of:=SQRT([.D28])" office:value-type="float" office:value="19.313207915828">
            <text:p>19</text:p>
          </table:table-cell>
          <table:table-cell table:style-name="ce2" office:value-type="float" office:value="44241">
            <text:p>44241</text:p>
          </table:table-cell>
          <table:table-cell table:style-name="ce6" table:formula="of:=SQRT([.F28])" office:value-type="float" office:value="210.335446370791">
            <text:p>210</text:p>
          </table:table-cell>
          <table:table-cell table:style-name="ce2" table:formula="of:=[.F28]-[.D28]" office:value-type="float" office:value="43868">
            <text:p>43868</text:p>
          </table:table-cell>
          <table:table-cell table:style-name="ce6" table:formula="of:=SQRT(([.E28])^2+([.G28])^2)" office:value-type="float" office:value="211.220264179363">
            <text:p>211</text:p>
          </table:table-cell>
        </table:table-row>
        <table:table-row table:style-name="ro1">
          <table:table-cell table:number-columns-repeated="2"/>
          <table:table-cell table:style-name="ce2" office:value-type="float" office:value="55">
            <text:p>55</text:p>
          </table:table-cell>
          <table:table-cell table:style-name="ce2" office:value-type="float" office:value="318">
            <text:p>318</text:p>
          </table:table-cell>
          <table:table-cell table:style-name="ce6" table:formula="of:=SQRT([.D29])" office:value-type="float" office:value="17.832554500127">
            <text:p>18</text:p>
          </table:table-cell>
          <table:table-cell table:style-name="ce2" office:value-type="float" office:value="53329">
            <text:p>53329</text:p>
          </table:table-cell>
          <table:table-cell table:style-name="ce6" table:formula="of:=SQRT([.F29])" office:value-type="float" office:value="230.930725543398">
            <text:p>231</text:p>
          </table:table-cell>
          <table:table-cell table:style-name="ce2" table:formula="of:=[.F29]-[.D29]" office:value-type="float" office:value="53011">
            <text:p>53011</text:p>
          </table:table-cell>
          <table:table-cell table:style-name="ce6" table:formula="of:=SQRT(([.E29])^2+([.G29])^2)" office:value-type="float" office:value="231.618220354099">
            <text:p>232</text:p>
          </table:table-cell>
        </table:table-row>
        <table:table-row table:style-name="ro1">
          <table:table-cell table:number-columns-repeated="2"/>
          <table:table-cell table:style-name="ce2" office:value-type="float" office:value="70">
            <text:p>70</text:p>
          </table:table-cell>
          <table:table-cell table:style-name="ce2" office:value-type="float" office:value="300">
            <text:p>300</text:p>
          </table:table-cell>
          <table:table-cell table:style-name="ce6" table:formula="of:=SQRT([.D30])" office:value-type="float" office:value="17.3205080756888">
            <text:p>17</text:p>
          </table:table-cell>
          <table:table-cell table:style-name="ce2" office:value-type="float" office:value="64661">
            <text:p>64661</text:p>
          </table:table-cell>
          <table:table-cell table:style-name="ce6" table:formula="of:=SQRT([.F30])" office:value-type="float" office:value="254.285272872811">
            <text:p>254</text:p>
          </table:table-cell>
          <table:table-cell table:style-name="ce2" table:formula="of:=[.F30]-[.D30]" office:value-type="float" office:value="64361">
            <text:p>64361</text:p>
          </table:table-cell>
          <table:table-cell table:style-name="ce6" table:formula="of:=SQRT(([.E30])^2+([.G30])^2)" office:value-type="float" office:value="254.874478910698">
            <text:p>255</text:p>
          </table:table-cell>
        </table:table-row>
        <table:table-row table:style-name="ro1">
          <table:table-cell table:number-columns-repeated="2"/>
          <table:table-cell table:style-name="ce3" office:value-type="string">
            <text:p>∞</text:p>
          </table:table-cell>
          <table:table-cell table:style-name="ce5" office:value-type="float" office:value="485">
            <text:p>485</text:p>
          </table:table-cell>
          <table:table-cell table:style-name="ce7" table:formula="of:=SQRT([.D31])" office:value-type="float" office:value="22.0227155455452">
            <text:p>22</text:p>
          </table:table-cell>
          <table:table-cell table:style-name="ce5" office:value-type="float" office:value="107387">
            <text:p>107387</text:p>
          </table:table-cell>
          <table:table-cell table:style-name="ce7" table:formula="of:=SQRT([.F31])" office:value-type="float" office:value="327.699557521825">
            <text:p>328</text:p>
          </table:table-cell>
          <table:table-cell table:style-name="ce5" table:formula="of:=[.F31]-[.D31]" office:value-type="float" office:value="106902">
            <text:p>106902</text:p>
          </table:table-cell>
          <table:table-cell table:style-name="ce7" table:formula="of:=SQRT(([.E31])^2+([.G31])^2)" office:value-type="float" office:value="328.438730968197">
            <text:p>32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number number:decimal-places="9" number:min-integer-digits="1"/>
    </number:number-style>
    <number:number-style style:name="N110">
      <number:number number:decimal-places="8" number:min-integer-digits="1"/>
    </number:number-style>
    <number:number-style style:name="N111">
      <number:number number:decimal-places="7" number:min-integer-digits="1"/>
    </number:number-style>
    <number:number-style style:name="N112">
      <number:number number:decimal-places="6" number:min-integer-digits="1"/>
    </number:number-style>
    <number:number-style style:name="N113">
      <number:number number:decimal-places="5" number:min-integer-digits="1"/>
    </number:number-style>
    <number:number-style style:name="N114">
      <number:number number:decimal-places="4" number:min-integer-digits="1"/>
    </number:number-style>
    <number:number-style style:name="N115">
      <number:number number:decimal-places="3" number:min-integer-digits="1"/>
    </number:number-style>
    <number:number-style style:name="N116">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1">21.06.2015</text:date>, <text:time>15:28:05</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803cm"/>
    </style:style>
    <style:style style:name="ro1" style:family="table-row">
      <style:table-row-properties style:row-height="0.453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cccccc" style:text-align-source="fix" style:repeat-content="false" fo:border="0.002cm solid #000000" style:vertical-align="middle"/>
      <style:paragraph-properties fo:text-align="center" fo:margin-left="0cm"/>
      <style:text-properties style:font-name="Times New Roman" fo:font-size="10pt" style:font-size-asian="10pt" style:font-size-complex="10pt"/>
    </style:style>
    <style:style style:name="ce2"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size-asian="10pt" style:font-size-complex="10pt"/>
    </style:style>
    <style:style style:name="ce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Times New Roman" fo:font-size="10pt" style:font-name-asian="Arial1" style:font-size-asian="10pt" style:font-name-complex="Arial1" style:font-size-complex="10pt"/>
    </style:style>
    <style:style style:name="ce4" style:family="table-cell" style:parent-style-name="Default">
      <style:table-cell-properties fo:background-color="#cccccc" style:text-align-source="fix" style:repeat-content="false" fo:border="0.002cm solid #000000"/>
      <style:paragraph-properties fo:text-align="center" fo:margin-left="0cm"/>
      <style:text-properties style:font-name="Times New Roman" fo:font-size="10pt" style:font-size-asian="10pt" style:font-size-complex="10pt"/>
    </style:style>
    <style:style style:name="ce5"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ce6" style:family="table-cell" style:parent-style-name="Default" style:data-style-name="N114">
      <style:table-cell-properties fo:border-bottom="none"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ce7" style:family="table-cell" style:parent-style-name="Default" style:data-style-name="N114">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ce8" style:family="table-cell" style:parent-style-name="Default" style:data-style-name="N100">
      <style:table-cell-properties fo:background-color="#cccccc" style:text-align-source="fix" style:repeat-content="false" fo:border="0.002cm solid #000000"/>
      <style:paragraph-properties fo:text-align="center" fo:margin-left="0cm"/>
      <style:text-properties style:font-name="Times New Roman" fo:font-size="10pt" style:font-size-asian="10pt" style:font-size-complex="10pt"/>
    </style:style>
    <style:style style:name="ce9"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style:font-name="Times New Roman" fo:font-size="10pt" style:font-size-asian="10pt" style:font-size-complex="10pt"/>
    </style:style>
    <style:style style:name="T1" style:family="text">
      <style:text-properties style:text-position="-33% 58%"/>
    </style:style>
  </office:automatic-styles>
  <office:body>
    <office:spreadsheet>
      <table:table table:name="Arkusz1" table:style-name="ta1" table:print="false">
        <table:table-column table:style-name="co1" table:number-columns-repeated="2" table:default-cell-style-name="Default"/>
        <table:table-column table:style-name="co2" table:number-columns-repeated="6" table:default-cell-style-name="Default"/>
        <table:table-row table:style-name="ro1" table:number-rows-repeated="33">
          <table:table-cell table:number-columns-repeated="8"/>
        </table:table-row>
        <table:table-row table:style-name="ro1">
          <table:table-cell table:number-columns-repeated="2"/>
          <table:table-cell table:style-name="ce1" office:value-type="string">
            <text:p>l.p.</text:p>
          </table:table-cell>
          <table:table-cell table:style-name="ce4" office:value-type="string">
            <text:p>F</text:p>
          </table:table-cell>
          <table:table-cell table:style-name="ce4" office:value-type="string">
            <text:p>u(F)</text:p>
          </table:table-cell>
          <table:table-cell table:style-name="ce8" office:value-type="string">
            <text:p>-ln(1-F)</text:p>
          </table:table-cell>
          <table:table-cell table:style-name="ce8" office:value-type="string">
            <text:p>u(-ln(1-F))</text:p>
          </table:table-cell>
          <table:table-cell table:style-name="ce4" office:value-type="string">
            <text:p>t</text:p>
          </table:table-cell>
        </table:table-row>
        <table:table-row table:style-name="ro2">
          <table:table-cell table:number-columns-repeated="2"/>
          <table:table-cell table:style-name="ce2" office:value-type="string">
            <text:p>y<text:span text:style-name="T1">0</text:span></text:p>
          </table:table-cell>
          <table:table-cell table:number-columns-repeated="5" table:style-name="ce5" office:value-type="string">
            <text:p>-</text:p>
          </table:table-cell>
        </table:table-row>
        <table:table-row table:style-name="ro1">
          <table:table-cell table:number-columns-repeated="2"/>
          <table:table-cell table:style-name="ce2" office:value-type="float" office:value="10">
            <text:p>10</text:p>
          </table:table-cell>
          <table:table-cell table:style-name="ce6" office:value-type="float" office:value="0.12768704046697">
            <text:p>0,1277</text:p>
          </table:table-cell>
          <table:table-cell table:style-name="ce6" office:value-type="float" office:value="0.00116771302142353">
            <text:p>0,0012</text:p>
          </table:table-cell>
          <table:table-cell table:style-name="ce6" table:formula="of:=(-1)*LN(1-[.D36])" office:value-type="float" office:value="0.136607020914783">
            <text:p>0,1366</text:p>
          </table:table-cell>
          <table:table-cell table:style-name="ce6" table:formula="of:=[.E36]/(1-[.D36])" office:value-type="float" office:value="0.00133864000146075">
            <text:p>0,0013</text:p>
          </table:table-cell>
          <table:table-cell table:style-name="ce2" office:value-type="float" office:value="10">
            <text:p>10</text:p>
          </table:table-cell>
        </table:table-row>
        <table:table-row table:style-name="ro1">
          <table:table-cell table:number-columns-repeated="2"/>
          <table:table-cell table:style-name="ce2" office:value-type="float" office:value="25">
            <text:p>25</text:p>
          </table:table-cell>
          <table:table-cell table:style-name="ce6" office:value-type="float" office:value="0.303848384501693">
            <text:p>0,3038</text:p>
          </table:table-cell>
          <table:table-cell table:style-name="ce6" office:value-type="float" office:value="0.00194064478499305">
            <text:p>0,0019</text:p>
          </table:table-cell>
          <table:table-cell table:style-name="ce6" table:formula="of:=(-1)*LN(1-[.D37])" office:value-type="float" office:value="0.362187804011411">
            <text:p>0,3622</text:p>
          </table:table-cell>
          <table:table-cell table:style-name="ce6" table:formula="of:=[.E37]/(1-[.D37])" office:value-type="float" office:value="0.00278767547440644">
            <text:p>0,0028</text:p>
          </table:table-cell>
          <table:table-cell table:style-name="ce2" office:value-type="float" office:value="25">
            <text:p>25</text:p>
          </table:table-cell>
        </table:table-row>
        <table:table-row table:style-name="ro1">
          <table:table-cell table:number-columns-repeated="2"/>
          <table:table-cell table:style-name="ce2" office:value-type="float" office:value="40">
            <text:p>40</text:p>
          </table:table-cell>
          <table:table-cell table:style-name="ce6" office:value-type="float" office:value="0.41035714953883">
            <text:p>0,4104</text:p>
          </table:table-cell>
          <table:table-cell table:style-name="ce6" office:value-type="float" office:value="0.00234380232761143">
            <text:p>0,0023</text:p>
          </table:table-cell>
          <table:table-cell table:style-name="ce6" table:formula="of:=(-1)*LN(1-[.D38])" office:value-type="float" office:value="0.52823826357492">
            <text:p>0,5282</text:p>
          </table:table-cell>
          <table:table-cell table:style-name="ce6" table:formula="of:=[.E38]/(1-[.D38])" office:value-type="float" office:value="0.0039749525085877">
            <text:p>0,0040</text:p>
          </table:table-cell>
          <table:table-cell table:style-name="ce2" office:value-type="float" office:value="40">
            <text:p>40</text:p>
          </table:table-cell>
        </table:table-row>
        <table:table-row table:style-name="ro1">
          <table:table-cell table:number-columns-repeated="2"/>
          <table:table-cell table:style-name="ce2" office:value-type="float" office:value="55">
            <text:p>55</text:p>
          </table:table-cell>
          <table:table-cell table:style-name="ce6" office:value-type="float" office:value="0.495884080746852">
            <text:p>0,4959</text:p>
          </table:table-cell>
          <table:table-cell table:style-name="ce6" office:value-type="float" office:value="0.00264866961913778">
            <text:p>0,0026</text:p>
          </table:table-cell>
          <table:table-cell table:style-name="ce6" table:formula="of:=(-1)*LN(1-[.D39])" office:value-type="float" office:value="0.684949038838222">
            <text:p>0,6849</text:p>
          </table:table-cell>
          <table:table-cell table:style-name="ce6" table:formula="of:=[.E39]/(1-[.D39])" office:value-type="float" office:value="0.00525408843081529">
            <text:p>0,0053</text:p>
          </table:table-cell>
          <table:table-cell table:style-name="ce2" office:value-type="float" office:value="55">
            <text:p>55</text:p>
          </table:table-cell>
        </table:table-row>
        <table:table-row table:style-name="ro1">
          <table:table-cell table:number-columns-repeated="2"/>
          <table:table-cell table:style-name="ce2" office:value-type="float" office:value="70">
            <text:p>70</text:p>
          </table:table-cell>
          <table:table-cell table:style-name="ce6" office:value-type="float" office:value="0.602056088754186">
            <text:p>0,6021</text:p>
          </table:table-cell>
          <table:table-cell table:style-name="ce6" office:value-type="float" office:value="0.00301758332848222">
            <text:p>0,0030</text:p>
          </table:table-cell>
          <table:table-cell table:style-name="ce6" table:formula="of:=(-1)*LN(1-[.D40])" office:value-type="float" office:value="0.92144421014683">
            <text:p>0,9214</text:p>
          </table:table-cell>
          <table:table-cell table:style-name="ce6" table:formula="of:=[.E40]/(1-[.D40])" office:value-type="float" office:value="0.00758293629631194">
            <text:p>0,0076</text:p>
          </table:table-cell>
          <table:table-cell table:style-name="ce2" office:value-type="float" office:value="70">
            <text:p>70</text:p>
          </table:table-cell>
        </table:table-row>
        <table:table-row table:style-name="ro1">
          <table:table-cell table:number-columns-repeated="2"/>
          <table:table-cell table:style-name="ce3" office:value-type="string">
            <text:p>∞</text:p>
          </table:table-cell>
          <table:table-cell table:style-name="ce7" office:value-type="float" office:value="1">
            <text:p>1,0000</text:p>
          </table:table-cell>
          <table:table-cell table:style-name="ce7" office:value-type="float" office:value="0.00434493749175725">
            <text:p>0,0043</text:p>
          </table:table-cell>
          <table:table-cell table:number-columns-repeated="2" table:style-name="ce9" office:value-type="string">
            <text:p>-</text:p>
          </table:table-cell>
          <table:table-cell table:style-name="ce3" office:value-type="string">
            <text:p>∞</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number:number-style style:name="N109">
      <number:number number:decimal-places="9" number:min-integer-digits="1"/>
    </number:number-style>
    <number:number-style style:name="N110">
      <number:number number:decimal-places="8" number:min-integer-digits="1"/>
    </number:number-style>
    <number:number-style style:name="N111">
      <number:number number:decimal-places="7" number:min-integer-digits="1"/>
    </number:number-style>
    <number:number-style style:name="N112">
      <number:number number:decimal-places="6" number:min-integer-digits="1"/>
    </number:number-style>
    <number:number-style style:name="N113">
      <number:number number:decimal-places="5" number:min-integer-digits="1"/>
    </number:number-style>
    <number:number-style style:name="N114">
      <number:number number:decimal-places="4" number:min-integer-digits="1"/>
    </number:number-style>
    <number:number-style style:name="N115">
      <number:number number:decimal-places="3" number:min-integer-digits="1"/>
    </number:number-style>
    <number:number-style style:name="N116">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20">20.06.2015</text:date>, <text:time>20:17:10</text:time></text:p>
        </style:region-right>
      </style:header>
      <style:header-left style:display="false"/>
      <style:footer>
        <text:p>Strona <text:page-number>1</text:page-number> / <text:page-count>99</text:page-count></text:p>
      </style:footer>
      <style:footer-left style:display="false"/>
    </style:master-page>
  </office:master-styles>
</office:document-styles>
</file>